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MT Black" svg:font-family="'Arial MT Black'" style:font-pitch="variable"/>
    <style:font-face style:name="Arial1" svg:font-family="Arial"/>
    <style:font-face style:name="BernardMT-Condensed" svg:font-family="BernardMT-Condensed" style:font-pitch="variable"/>
    <style:font-face style:name="BernardMT-Condensed1" svg:font-family="BernardMT-Condens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e3000f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1a1a18"/>
    </style:style>
    <style:style style:name="gr3" style:family="graphic" style:parent-style-name="standard">
      <style:graphic-properties draw:stroke="solid" svg:stroke-width="0.019cm" svg:stroke-color="#e3000f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9cm" svg:stroke-color="#e3000f" draw:stroke-linejoin="miter" svg:stroke-linecap="butt" draw:fill="solid" draw:fill-color="#e6340d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9cm" svg:stroke-color="#ffffff" draw:stroke-linejoin="miter" svg:stroke-linecap="butt" draw:fill="solid" draw:fill-color="#ffffff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19cm" svg:stroke-color="#ffffff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25cm" svg:stroke-color="#e3000f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49cm" svg:stroke-color="#e3000f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none" draw:fill="solid" draw:fill-color="#ec6452" draw:opacity="50%"/>
    </style:style>
    <style:style style:name="gr11" style:family="graphic" style:parent-style-name="standard">
      <style:graphic-properties draw:stroke="none" draw:fill="solid" draw:fill-color="#e0dd12" draw:opacity="60%"/>
    </style:style>
    <style:style style:name="gr12" style:family="graphic" style:parent-style-name="standard">
      <style:graphic-properties draw:stroke="none" draw:fill="solid" draw:fill-color="#81c179" draw:opacity="75%"/>
    </style:style>
    <style:style style:name="gr13" style:family="graphic" style:parent-style-name="standard">
      <style:graphic-properties draw:stroke="none" draw:fill="solid" draw:fill-color="#efaecf" draw:opacity="85%"/>
      <style:paragraph-properties style:writing-mode="lr-tb"/>
    </style:style>
    <style:style style:name="gr14" style:family="graphic" style:parent-style-name="standard">
      <style:graphic-properties draw:stroke="none" draw:fill="solid" draw:fill-color="#d8c0aa" draw:opacity="85%"/>
    </style:style>
    <style:style style:name="gr15" style:family="graphic" style:parent-style-name="standard">
      <style:graphic-properties draw:stroke="none" draw:fill="solid" draw:fill-color="#d9dada" draw:opacity="60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5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5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.5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9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.9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1.04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7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5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0.75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81c179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79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e0dd00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37cm" fo:min-width="1.13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0.8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1.57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1.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1.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8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59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51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6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.91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.8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8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79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25cm" svg:stroke-color="#1a1a18" draw:stroke-linejoin="miter" svg:stroke-linecap="butt" draw:fill="none" fo:padding-top="0.012cm" fo:padding-bottom="0.012cm" fo:padding-left="0.012cm" fo:padding-right="0.012cm"/>
    </style:style>
    <style:style style:name="gr43" style:family="graphic" style:parent-style-name="standard">
      <style:graphic-properties draw:stroke="solid" svg:stroke-width="0.049cm" svg:stroke-color="#00963f" draw:stroke-linejoin="miter" svg:stroke-linecap="butt" draw:fill="none" fo:padding-top="0.024cm" fo:padding-bottom="0.024cm" fo:padding-left="0.024cm" fo:padding-right="0.024cm"/>
    </style:style>
    <style:style style:name="gr44" style:family="graphic" style:parent-style-name="standard">
      <style:graphic-properties draw:stroke="solid" svg:stroke-width="0.01cm" svg:stroke-color="#ef7c00" draw:stroke-linejoin="miter" svg:stroke-linecap="butt" draw:fill="solid" draw:fill-color="#008bd2" fo:padding-top="0.005cm" fo:padding-bottom="0.005cm" fo:padding-left="0.005cm" fo:padding-right="0.005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solid" draw:fill-color="#000004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19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19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9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28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28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2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4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4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47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3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32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117cm" fo:min-width="0.23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117cm" fo:min-width="0.10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117cm" fo:min-width="0.32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47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4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67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9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67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46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67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.40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.34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3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45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55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6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32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127cm" fo:min-width="0.2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126cm" fo:min-width="0.28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178cm" fo:min-width="0.49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43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43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43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2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131cm" fo:min-width="0.42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165cm" fo:min-width="0.36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36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4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178cm" fo:min-width="0.49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.1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.44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.52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169cm" fo:min-width="0.55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49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165cm" fo:min-width="0.52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46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4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55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58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3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168cm" fo:min-width="0.36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32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39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42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117cm" fo:min-width="0.3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.39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45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47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126cm" fo:min-width="0.40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32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39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1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47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47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34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2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solid" draw:fill-color="#ef7c00"/>
    </style:style>
    <style:style style:name="gr117" style:family="graphic" style:parent-style-name="standard">
      <style:graphic-properties draw:stroke="none" draw:fill="none" draw:fill-color="#ffffff" fo:min-height="5.715cm"/>
      <style:paragraph-properties style:writing-mode="lr-tb"/>
    </style:style>
    <style:style style:name="gr118" style:family="graphic" style:parent-style-name="standard">
      <style:graphic-properties draw:stroke="none" draw:fill="none" draw:fill-color="#ffffff" fo:min-height="5.398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12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6.985cm" fo:min-width="11.748cm" fo:padding-top="0cm" fo:padding-bottom="0cm" fo:padding-left="0cm" fo:padding-right="0cm"/>
    </style:style>
    <style:style style:name="gr121" style:family="graphic" style:parent-style-name="standard">
      <style:graphic-properties draw:stroke="none" svg:stroke-color="#000000" draw:fill="none" draw:fill-color="#ffffff" fo:min-height="1.26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a1a18"/>
    </style:style>
    <style:style style:name="P3" style:family="paragraph">
      <loext:graphic-properties draw:fill="solid" draw:fill-color="#e6340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ec6452" draw:opacity="50%"/>
    </style:style>
    <style:style style:name="P6" style:family="paragraph">
      <loext:graphic-properties draw:fill="solid" draw:fill-color="#e0dd12" draw:opacity="60%"/>
    </style:style>
    <style:style style:name="P7" style:family="paragraph">
      <loext:graphic-properties draw:fill="solid" draw:fill-color="#81c179" draw:opacity="75%"/>
    </style:style>
    <style:style style:name="P8" style:family="paragraph">
      <loext:graphic-properties draw:fill="solid" draw:fill-color="#efaecf" draw:opacity="85%"/>
      <style:text-properties fo:font-weight="bold" style:font-weight-asian="bold" style:font-weight-complex="bold"/>
    </style:style>
    <style:style style:name="P9" style:family="paragraph">
      <loext:graphic-properties draw:fill="solid" draw:fill-color="#d8c0aa" draw:opacity="85%"/>
    </style:style>
    <style:style style:name="P10" style:family="paragraph">
      <loext:graphic-properties draw:fill="solid" draw:fill-color="#d9dada" draw:opacity="60%"/>
    </style:style>
    <style:style style:name="P11" style:family="paragraph">
      <style:paragraph-properties fo:text-align="start" style:writing-mode="lr-tb"/>
      <style:text-properties fo:font-size="12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3.40000009536743pt"/>
    </style:style>
    <style:style style:name="P14" style:family="paragraph">
      <loext:graphic-properties draw:fill="none"/>
      <style:paragraph-properties fo:text-align="start" style:writing-mode="lr-tb"/>
      <style:text-properties fo:font-size="3.40000009536743pt" style:font-size-asian="3.40000009536743pt" style:font-size-complex="3.40000009536743pt"/>
    </style:style>
    <style:style style:name="P15" style:family="paragraph">
      <style:paragraph-properties fo:text-align="start" style:writing-mode="lr-tb"/>
      <style:text-properties fo:font-size="4.40000009536743pt"/>
    </style:style>
    <style:style style:name="P16" style:family="paragraph">
      <loext:graphic-properties draw:fill="none"/>
      <style:paragraph-properties fo:text-align="start" style:writing-mode="lr-tb"/>
      <style:text-properties fo:font-size="4.40000009536743pt" style:font-size-asian="4.40000009536743pt" style:font-size-complex="4.40000009536743pt"/>
    </style:style>
    <style:style style:name="P17" style:family="paragraph">
      <style:paragraph-properties fo:text-align="start" style:writing-mode="lr-tb"/>
      <style:text-properties fo:font-size="4.80000019073486pt"/>
    </style:style>
    <style:style style:name="P18" style:family="paragraph">
      <loext:graphic-properties draw:fill="none"/>
      <style:paragraph-properties fo:text-align="start" style:writing-mode="lr-tb"/>
      <style:text-properties fo:font-size="4.80000019073486pt" style:font-size-asian="4.80000019073486pt" style:font-size-complex="4.80000019073486pt"/>
    </style:style>
    <style:style style:name="P19" style:family="paragraph">
      <style:paragraph-properties fo:text-align="start" style:writing-mode="lr-tb"/>
      <style:text-properties fo:font-size="5pt"/>
    </style:style>
    <style:style style:name="P2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21" style:family="paragraph">
      <style:paragraph-properties fo:text-align="start" style:writing-mode="lr-tb"/>
      <style:text-properties fo:font-size="4.09999990463257pt"/>
    </style:style>
    <style:style style:name="P22" style:family="paragraph">
      <loext:graphic-properties draw:fill="none"/>
      <style:paragraph-properties fo:text-align="start" style:writing-mode="lr-tb"/>
      <style:text-properties fo:font-size="4.09999990463257pt" style:font-size-asian="4.09999990463257pt" style:font-size-complex="4.09999990463257pt"/>
    </style:style>
    <style:style style:name="P23" style:family="paragraph">
      <style:paragraph-properties fo:text-align="start" style:writing-mode="lr-tb"/>
      <style:text-properties fo:font-size="3.09999990463257pt"/>
    </style:style>
    <style:style style:name="P24" style:family="paragraph">
      <loext:graphic-properties draw:fill="none"/>
      <style:paragraph-properties fo:text-align="start" style:writing-mode="lr-tb"/>
      <style:text-properties fo:font-size="3.09999990463257pt" style:font-size-asian="3.09999990463257pt" style:font-size-complex="3.09999990463257pt"/>
    </style:style>
    <style:style style:name="P25" style:family="paragraph">
      <style:paragraph-properties fo:text-align="start" style:writing-mode="lr-tb"/>
      <style:text-properties fo:font-size="4.30000019073486pt"/>
    </style:style>
    <style:style style:name="P26" style:family="paragraph">
      <loext:graphic-properties draw:fill="none"/>
      <style:paragraph-properties fo:text-align="start" style:writing-mode="lr-tb"/>
      <style:text-properties fo:font-size="4.30000019073486pt" style:font-size-asian="4.30000019073486pt" style:font-size-complex="4.30000019073486pt"/>
    </style:style>
    <style:style style:name="P27" style:family="paragraph">
      <style:paragraph-properties fo:text-align="start" style:writing-mode="lr-tb"/>
      <style:text-properties fo:font-size="4.59999990463257pt"/>
    </style:style>
    <style:style style:name="P28" style:family="paragraph">
      <loext:graphic-properties draw:fill="none"/>
      <style:paragraph-properties fo:text-align="start" style:writing-mode="lr-tb"/>
      <style:text-properties fo:font-size="4.59999990463257pt" style:font-size-asian="4.59999990463257pt" style:font-size-complex="4.59999990463257pt"/>
    </style:style>
    <style:style style:name="P29" style:family="paragraph">
      <loext:graphic-properties draw:fill="solid" draw:fill-color="#81c179"/>
    </style:style>
    <style:style style:name="P30" style:family="paragraph">
      <style:paragraph-properties fo:text-align="start" style:writing-mode="lr-tb"/>
      <style:text-properties fo:font-size="16pt"/>
    </style:style>
    <style:style style:name="P31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2" style:family="paragraph">
      <loext:graphic-properties draw:fill="solid" draw:fill-color="#e0dd00"/>
    </style:style>
    <style:style style:name="P33" style:family="paragraph">
      <style:paragraph-properties fo:text-align="start" style:writing-mode="lr-tb"/>
      <style:text-properties fo:font-size="24pt"/>
    </style:style>
    <style:style style:name="P34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35" style:family="paragraph">
      <style:paragraph-properties fo:text-align="start" style:writing-mode="lr-tb"/>
      <style:text-properties fo:font-size="18pt"/>
    </style:style>
    <style:style style:name="P3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7" style:family="paragraph">
      <style:paragraph-properties fo:text-align="start" style:writing-mode="lr-tb"/>
      <style:text-properties fo:font-size="10.1000003814697pt"/>
    </style:style>
    <style:style style:name="P38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39" style:family="paragraph">
      <style:paragraph-properties fo:text-align="start" style:writing-mode="lr-tb"/>
      <style:text-properties fo:font-size="7pt"/>
    </style:style>
    <style:style style:name="P4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41" style:family="paragraph">
      <loext:graphic-properties draw:fill="solid" draw:fill-color="#008bd2"/>
    </style:style>
    <style:style style:name="P42" style:family="paragraph">
      <style:paragraph-properties fo:text-align="start" style:writing-mode="lr-tb"/>
      <style:text-properties fo:font-size="4.5pt"/>
    </style:style>
    <style:style style:name="P43" style:family="paragraph">
      <loext:graphic-properties draw:fill="none"/>
      <style:paragraph-properties fo:text-align="start" style:writing-mode="lr-tb"/>
      <style:text-properties fo:font-size="4.5pt" style:font-size-asian="4.5pt" style:font-size-complex="4.5pt"/>
    </style:style>
    <style:style style:name="P44" style:family="paragraph">
      <loext:graphic-properties draw:fill="solid" draw:fill-color="#000004"/>
    </style:style>
    <style:style style:name="P45" style:family="paragraph">
      <style:paragraph-properties fo:text-align="start" style:writing-mode="lr-tb"/>
      <style:text-properties fo:font-size="4pt"/>
    </style:style>
    <style:style style:name="P46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P47" style:family="paragraph">
      <style:paragraph-properties fo:text-align="start" style:writing-mode="lr-tb"/>
      <style:text-properties fo:font-size="7.69999980926514pt"/>
    </style:style>
    <style:style style:name="P48" style:family="paragraph">
      <loext:graphic-properties draw:fill="none"/>
      <style:paragraph-properties fo:text-align="start" style:writing-mode="lr-tb"/>
      <style:text-properties fo:font-size="7.69999980926514pt" style:font-size-asian="7.69999980926514pt" style:font-size-complex="7.69999980926514pt"/>
    </style:style>
    <style:style style:name="P49" style:family="paragraph">
      <style:paragraph-properties fo:text-align="start" style:writing-mode="lr-tb"/>
      <style:text-properties fo:font-size="8pt"/>
    </style:style>
    <style:style style:name="P5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51" style:family="paragraph">
      <style:paragraph-properties fo:text-align="start" style:writing-mode="lr-tb"/>
      <style:text-properties fo:font-size="2.59999990463257pt"/>
    </style:style>
    <style:style style:name="P52" style:family="paragraph">
      <loext:graphic-properties draw:fill="none"/>
      <style:paragraph-properties fo:text-align="start" style:writing-mode="lr-tb"/>
      <style:text-properties fo:font-size="2.59999990463257pt" style:font-size-asian="2.59999990463257pt" style:font-size-complex="2.59999990463257pt"/>
    </style:style>
    <style:style style:name="P53" style:family="paragraph">
      <style:paragraph-properties fo:text-align="start" style:writing-mode="lr-tb"/>
      <style:text-properties fo:font-size="3.5pt"/>
    </style:style>
    <style:style style:name="P54" style:family="paragraph">
      <loext:graphic-properties draw:fill="none"/>
      <style:paragraph-properties fo:text-align="start" style:writing-mode="lr-tb"/>
      <style:text-properties fo:font-size="3.5pt" style:font-size-asian="3.5pt" style:font-size-complex="3.5pt"/>
    </style:style>
    <style:style style:name="P55" style:family="paragraph">
      <style:paragraph-properties fo:text-align="start" style:writing-mode="lr-tb"/>
      <style:text-properties fo:font-size="3.20000004768372pt"/>
    </style:style>
    <style:style style:name="P56" style:family="paragraph">
      <loext:graphic-properties draw:fill="none"/>
      <style:paragraph-properties fo:text-align="start" style:writing-mode="lr-tb"/>
      <style:text-properties fo:font-size="3.20000004768372pt" style:font-size-asian="3.20000004768372pt" style:font-size-complex="3.20000004768372pt"/>
    </style:style>
    <style:style style:name="P57" style:family="paragraph">
      <style:paragraph-properties fo:text-align="start" style:writing-mode="lr-tb"/>
      <style:text-properties fo:font-size="2.79999995231628pt"/>
    </style:style>
    <style:style style:name="P58" style:family="paragraph">
      <loext:graphic-properties draw:fill="none"/>
      <style:paragraph-properties fo:text-align="start" style:writing-mode="lr-tb"/>
      <style:text-properties fo:font-size="2.79999995231628pt" style:font-size-asian="2.79999995231628pt" style:font-size-complex="2.79999995231628pt"/>
    </style:style>
    <style:style style:name="P59" style:family="paragraph">
      <style:paragraph-properties fo:text-align="start" style:writing-mode="lr-tb"/>
      <style:text-properties fo:font-size="3.70000004768372pt"/>
    </style:style>
    <style:style style:name="P60" style:family="paragraph">
      <loext:graphic-properties draw:fill="none"/>
      <style:paragraph-properties fo:text-align="start" style:writing-mode="lr-tb"/>
      <style:text-properties fo:font-size="3.70000004768372pt" style:font-size-asian="3.70000004768372pt" style:font-size-complex="3.70000004768372pt"/>
    </style:style>
    <style:style style:name="P61" style:family="paragraph">
      <style:paragraph-properties fo:text-align="start" style:writing-mode="lr-tb"/>
      <style:text-properties fo:font-size="3.90000009536743pt"/>
    </style:style>
    <style:style style:name="P62" style:family="paragraph">
      <loext:graphic-properties draw:fill="none"/>
      <style:paragraph-properties fo:text-align="start" style:writing-mode="lr-tb"/>
      <style:text-properties fo:font-size="3.90000009536743pt" style:font-size-asian="3.90000009536743pt" style:font-size-complex="3.90000009536743pt"/>
    </style:style>
    <style:style style:name="P63" style:family="paragraph">
      <style:paragraph-properties fo:text-align="start" style:writing-mode="lr-tb"/>
      <style:text-properties fo:font-size="2.90000009536743pt"/>
    </style:style>
    <style:style style:name="P64" style:family="paragraph">
      <loext:graphic-properties draw:fill="none"/>
      <style:paragraph-properties fo:text-align="start" style:writing-mode="lr-tb"/>
      <style:text-properties fo:font-size="2.90000009536743pt" style:font-size-asian="2.90000009536743pt" style:font-size-complex="2.90000009536743pt"/>
    </style:style>
    <style:style style:name="P65" style:family="paragraph">
      <style:paragraph-properties fo:text-align="start" style:writing-mode="lr-tb"/>
      <style:text-properties fo:font-size="3pt"/>
    </style:style>
    <style:style style:name="P66" style:family="paragraph">
      <loext:graphic-properties draw:fill="none"/>
      <style:paragraph-properties fo:text-align="start" style:writing-mode="lr-tb"/>
      <style:text-properties fo:font-size="3pt" style:font-size-asian="3pt" style:font-size-complex="3pt"/>
    </style:style>
    <style:style style:name="P67" style:family="paragraph">
      <style:paragraph-properties fo:text-align="start" style:writing-mode="lr-tb"/>
      <style:text-properties fo:font-size="4.19999980926514pt"/>
    </style:style>
    <style:style style:name="P68" style:family="paragraph">
      <loext:graphic-properties draw:fill="none"/>
      <style:paragraph-properties fo:text-align="start" style:writing-mode="lr-tb"/>
      <style:text-properties fo:font-size="4.19999980926514pt" style:font-size-asian="4.19999980926514pt" style:font-size-complex="4.19999980926514pt"/>
    </style:style>
    <style:style style:name="P69" style:family="paragraph">
      <style:paragraph-properties fo:text-align="start" style:writing-mode="lr-tb"/>
      <style:text-properties fo:font-size="3.79999995231628pt"/>
    </style:style>
    <style:style style:name="P70" style:family="paragraph">
      <loext:graphic-properties draw:fill="none"/>
      <style:paragraph-properties fo:text-align="start" style:writing-mode="lr-tb"/>
      <style:text-properties fo:font-size="3.79999995231628pt" style:font-size-asian="3.79999995231628pt" style:font-size-complex="3.79999995231628pt"/>
    </style:style>
    <style:style style:name="P71" style:family="paragraph">
      <style:paragraph-properties fo:text-align="start" style:writing-mode="lr-tb"/>
      <style:text-properties fo:font-size="3.29999995231628pt"/>
    </style:style>
    <style:style style:name="P72" style:family="paragraph">
      <loext:graphic-properties draw:fill="none"/>
      <style:paragraph-properties fo:text-align="start" style:writing-mode="lr-tb"/>
      <style:text-properties fo:font-size="3.29999995231628pt" style:font-size-asian="3.29999995231628pt" style:font-size-complex="3.29999995231628pt"/>
    </style:style>
    <style:style style:name="P73" style:family="paragraph">
      <style:paragraph-properties fo:text-align="start" style:writing-mode="lr-tb"/>
      <style:text-properties fo:font-size="3.59999990463257pt"/>
    </style:style>
    <style:style style:name="P74" style:family="paragraph">
      <loext:graphic-properties draw:fill="none"/>
      <style:paragraph-properties fo:text-align="start" style:writing-mode="lr-tb"/>
      <style:text-properties fo:font-size="3.59999990463257pt" style:font-size-asian="3.59999990463257pt" style:font-size-complex="3.59999990463257pt"/>
    </style:style>
    <style:style style:name="P75" style:family="paragraph">
      <style:paragraph-properties fo:text-align="start" style:writing-mode="lr-tb"/>
      <style:text-properties fo:font-size="2.70000004768372pt"/>
    </style:style>
    <style:style style:name="P76" style:family="paragraph">
      <loext:graphic-properties draw:fill="none"/>
      <style:paragraph-properties fo:text-align="start" style:writing-mode="lr-tb"/>
      <style:text-properties fo:font-size="2.70000004768372pt" style:font-size-asian="2.70000004768372pt" style:font-size-complex="2.70000004768372pt"/>
    </style:style>
    <style:style style:name="P77" style:family="paragraph">
      <style:paragraph-properties fo:text-align="start" style:writing-mode="lr-tb"/>
      <style:text-properties fo:font-size="2.40000009536743pt"/>
    </style:style>
    <style:style style:name="P78" style:family="paragraph">
      <loext:graphic-properties draw:fill="none"/>
      <style:paragraph-properties fo:text-align="start" style:writing-mode="lr-tb"/>
      <style:text-properties fo:font-size="2.40000009536743pt" style:font-size-asian="2.40000009536743pt" style:font-size-complex="2.40000009536743pt"/>
    </style:style>
    <style:style style:name="P79" style:family="paragraph">
      <loext:graphic-properties draw:fill="solid" draw:fill-color="#ef7c00"/>
    </style:style>
    <style:style style:name="P80" style:family="paragraph">
      <style:text-properties fo:font-size="14pt" style:font-size-asian="14pt" style:font-size-complex="14pt"/>
    </style:style>
    <style:style style:name="P81" style:family="paragraph">
      <style:paragraph-properties fo:text-align="start" style:writing-mode="lr-tb"/>
      <style:text-properties fo:font-size="14pt" style:font-size-asian="14pt" style:font-size-complex="14pt"/>
    </style:style>
    <style:style style:name="P82" style:family="paragraph">
      <loext:graphic-properties draw:fill="none" draw:fill-color="#ffffff"/>
      <style:text-properties fo:font-size="14pt" style:font-size-asian="14pt" style:font-size-complex="14pt"/>
    </style:style>
    <style:style style:name="P83" style:family="paragraph">
      <style:text-properties fo:font-size="10pt" style:font-size-asian="10pt" style:font-size-complex="10pt"/>
    </style:style>
    <style:style style:name="P84" style:family="paragraph">
      <style:paragraph-properties fo:text-align="start" style:writing-mode="lr-tb"/>
      <style:text-properties fo:font-size="10pt" style:font-size-asian="10pt" style:font-size-complex="10pt"/>
    </style:style>
    <style:style style:name="P85" style:family="paragraph">
      <loext:graphic-properties draw:fill="none" draw:fill-color="#ffffff"/>
      <style:text-properties fo:font-size="10pt" style:font-size-asian="10pt" style:font-size-complex="10pt"/>
    </style:style>
    <style:style style:name="P86" style:family="paragraph">
      <style:text-properties fo:color="#ffff00" loext:opacity="100%" fo:font-size="7pt" style:font-size-asian="7pt" style:font-size-complex="7pt"/>
    </style:style>
    <style:style style:name="P87" style:family="paragraph">
      <loext:graphic-properties draw:fill="none" draw:fill-color="#ffffff"/>
      <style:text-properties fo:color="#ffff00" loext:opacity="100%" fo:font-size="7pt" style:font-size-asian="7pt" style:font-size-complex="7pt"/>
    </style:style>
    <style:style style:name="P88" style:family="paragraph">
      <loext:graphic-properties draw:fill="none"/>
      <style:paragraph-properties fo:text-align="center"/>
    </style:style>
    <style:style style:name="P89" style:family="paragraph">
      <style:text-properties fo:font-style="italic" style:font-style-asian="italic" style:font-style-complex="italic"/>
    </style:style>
    <style:style style:name="P9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1a1a18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color="#1a1a18" loext:opacity="100%" style:font-name="BernardMT-Condensed1" fo:font-size="3.40000009536743pt" fo:font-weight="normal" style:font-size-asian="3.40000009536743pt" style:font-weight-asian="normal" style:font-name-complex="BernardMT-Condensed1" style:font-size-complex="3.40000009536743pt" style:font-weight-complex="normal"/>
    </style:style>
    <style:style style:name="T3" style:family="text">
      <style:text-properties fo:color="#1a1a18" loext:opacity="100%" style:font-name="BernardMT-Condensed1" fo:font-size="4.40000009536743pt" fo:font-weight="normal" style:font-size-asian="4.40000009536743pt" style:font-weight-asian="normal" style:font-name-complex="BernardMT-Condensed1" style:font-size-complex="4.40000009536743pt" style:font-weight-complex="normal"/>
    </style:style>
    <style:style style:name="T4" style:family="text">
      <style:text-properties fo:color="#1a1a18" loext:opacity="100%" style:font-name="BernardMT-Condensed1" fo:font-size="4.80000019073486pt" fo:font-weight="normal" style:font-size-asian="4.80000019073486pt" style:font-weight-asian="normal" style:font-name-complex="BernardMT-Condensed1" style:font-size-complex="4.80000019073486pt" style:font-weight-complex="normal"/>
    </style:style>
    <style:style style:name="T5" style:family="text">
      <style:text-properties fo:color="#1a1a18" loext:opacity="100%" style:font-name="BernardMT-Condensed1" fo:font-size="5pt" fo:font-weight="normal" style:font-size-asian="5pt" style:font-weight-asian="normal" style:font-name-complex="BernardMT-Condensed1" style:font-size-complex="5pt" style:font-weight-complex="normal"/>
    </style:style>
    <style:style style:name="T6" style:family="text">
      <style:text-properties fo:color="#1a1a18" loext:opacity="100%" style:font-name="BernardMT-Condensed1" fo:font-size="4.09999990463257pt" fo:font-weight="normal" style:font-size-asian="4.09999990463257pt" style:font-weight-asian="normal" style:font-name-complex="BernardMT-Condensed1" style:font-size-complex="4.09999990463257pt" style:font-weight-complex="normal"/>
    </style:style>
    <style:style style:name="T7" style:family="text">
      <style:text-properties fo:color="#1a1a18" loext:opacity="100%" style:font-name="BernardMT-Condensed1" fo:font-size="3.09999990463257pt" fo:font-weight="normal" style:font-size-asian="3.09999990463257pt" style:font-weight-asian="normal" style:font-name-complex="BernardMT-Condensed1" style:font-size-complex="3.09999990463257pt" style:font-weight-complex="normal"/>
    </style:style>
    <style:style style:name="T8" style:family="text">
      <style:text-properties fo:color="#1a1a18" loext:opacity="100%" style:font-name="BernardMT-Condensed1" fo:font-size="4.30000019073486pt" fo:font-weight="normal" style:font-size-asian="4.30000019073486pt" style:font-weight-asian="normal" style:font-name-complex="BernardMT-Condensed1" style:font-size-complex="4.30000019073486pt" style:font-weight-complex="normal"/>
    </style:style>
    <style:style style:name="T9" style:family="text">
      <style:text-properties fo:color="#1a1a18" loext:opacity="100%" style:font-name="BernardMT-Condensed1" fo:font-size="4.59999990463257pt" fo:font-weight="normal" style:font-size-asian="4.59999990463257pt" style:font-weight-asian="normal" style:font-name-complex="BernardMT-Condensed1" style:font-size-complex="4.59999990463257pt" style:font-weight-complex="normal"/>
    </style:style>
    <style:style style:name="T10" style:family="text">
      <style:text-properties fo:color="#1a1a18" loext:opacity="100%" style:font-name="Arial1" fo:font-size="16pt" fo:font-weight="bold" style:font-size-asian="16pt" style:font-weight-asian="bold" style:font-name-complex="Arial1" style:font-size-complex="16pt" style:font-weight-complex="bold"/>
    </style:style>
    <style:style style:name="T11" style:family="text">
      <style:text-properties fo:color="#000004" loext:opacity="100%" style:font-name="Arial1" fo:font-size="24pt" fo:font-weight="normal" style:font-size-asian="24pt" style:font-weight-asian="normal" style:font-name-complex="Arial1" style:font-size-complex="24pt" style:font-weight-complex="normal"/>
    </style:style>
    <style:style style:name="T12" style:family="text">
      <style:text-properties fo:color="#1a1a18" loext:opacity="100%"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13" style:family="text">
      <style:text-properties fo:color="#1a1a18" loext:opacity="100%" style:font-name="Arial1" fo:font-size="10.1000003814697pt" fo:font-weight="bold" style:font-size-asian="10.1000003814697pt" style:font-weight-asian="bold" style:font-name-complex="Arial1" style:font-size-complex="10.1000003814697pt" style:font-weight-complex="bold"/>
    </style:style>
    <style:style style:name="T14" style:family="text">
      <style:text-properties fo:color="#1a1a18" loext:opacity="100%" style:font-name="Arial1" fo:font-size="7pt" fo:font-weight="bold" style:font-size-asian="7pt" style:font-weight-asian="bold" style:font-name-complex="Arial1" style:font-size-complex="7pt" style:font-weight-complex="bold"/>
    </style:style>
    <style:style style:name="T15" style:family="text">
      <style:text-properties fo:color="#ffffff" loext:opacity="100%" style:font-name="Arial1" fo:font-size="4.5pt" fo:font-weight="normal" style:font-size-asian="4.5pt" style:font-weight-asian="normal" style:font-name-complex="Arial1" style:font-size-complex="4.5pt" style:font-weight-complex="normal"/>
    </style:style>
    <style:style style:name="T16" style:family="text">
      <style:text-properties fo:color="#ffffff" loext:opacity="100%" style:font-name="Arial1" fo:font-size="4pt" fo:font-weight="bold" style:font-size-asian="4pt" style:font-weight-asian="bold" style:font-name-complex="Arial1" style:font-size-complex="4pt" style:font-weight-complex="bold"/>
    </style:style>
    <style:style style:name="T17" style:family="text">
      <style:text-properties fo:color="#ffffff" loext:opacity="100%" style:font-name="Arial1" fo:font-size="7.69999980926514pt" fo:font-weight="bold" style:font-size-asian="7.69999980926514pt" style:font-weight-asian="bold" style:font-name-complex="Arial1" style:font-size-complex="7.69999980926514pt" style:font-weight-complex="bold"/>
    </style:style>
    <style:style style:name="T18" style:family="text">
      <style:text-properties fo:color="#1a1a18" loext:opacity="100%" style:font-name="Arial1" fo:font-size="8pt" fo:font-weight="normal" style:font-size-asian="8pt" style:font-weight-asian="normal" style:font-name-complex="Arial1" style:font-size-complex="8pt" style:font-weight-complex="normal"/>
    </style:style>
    <style:style style:name="T19" style:family="text">
      <style:text-properties fo:color="#1a1a18" loext:opacity="100%" style:font-name="Arial1" fo:font-size="4.80000019073486pt" fo:font-weight="normal" style:font-size-asian="4.80000019073486pt" style:font-weight-asian="normal" style:font-name-complex="Arial1" style:font-size-complex="4.80000019073486pt" style:font-weight-complex="normal"/>
    </style:style>
    <style:style style:name="T20" style:family="text">
      <style:text-properties fo:color="#00963f" loext:opacity="100%" style:font-name="Arial1" fo:font-size="4pt" fo:font-style="italic" fo:font-weight="bold" style:font-size-asian="4pt" style:font-style-asian="italic" style:font-weight-asian="bold" style:font-name-complex="Arial1" style:font-size-complex="4pt" style:font-style-complex="italic" style:font-weight-complex="bold"/>
    </style:style>
    <style:style style:name="T21" style:family="text">
      <style:text-properties fo:color="#00963f" loext:opacity="100%" style:font-name="Arial1" fo:font-size="2.59999990463257pt" fo:font-style="italic" fo:font-weight="bold" style:font-size-asian="2.59999990463257pt" style:font-style-asian="italic" style:font-weight-asian="bold" style:font-name-complex="Arial1" style:font-size-complex="2.59999990463257pt" style:font-style-complex="italic" style:font-weight-complex="bold"/>
    </style:style>
    <style:style style:name="T22" style:family="text">
      <style:text-properties fo:color="#1a1a18" loext:opacity="100%" style:font-name="Arial1" fo:font-size="3.40000009536743pt" fo:font-weight="normal" style:font-size-asian="3.40000009536743pt" style:font-weight-asian="normal" style:font-name-complex="Arial1" style:font-size-complex="3.40000009536743pt" style:font-weight-complex="normal"/>
    </style:style>
    <style:style style:name="T23" style:family="text">
      <style:text-properties fo:color="#1a1a18" loext:opacity="100%" style:font-name="Arial1" fo:font-size="3.5pt" fo:font-weight="normal" style:font-size-asian="3.5pt" style:font-weight-asian="normal" style:font-name-complex="Arial1" style:font-size-complex="3.5pt" style:font-weight-complex="normal"/>
    </style:style>
    <style:style style:name="T24" style:family="text">
      <style:text-properties fo:color="#1a1a18" loext:opacity="100%" style:font-name="Arial1" fo:font-size="3.20000004768372pt" fo:font-weight="normal" style:font-size-asian="3.20000004768372pt" style:font-weight-asian="normal" style:font-name-complex="Arial1" style:font-size-complex="3.20000004768372pt" style:font-weight-complex="normal"/>
    </style:style>
    <style:style style:name="T25" style:family="text">
      <style:text-properties fo:color="#1a1a18" loext:opacity="100%" style:font-name="Arial1" fo:font-size="2.79999995231628pt" fo:font-weight="normal" style:font-size-asian="2.79999995231628pt" style:font-weight-asian="normal" style:font-name-complex="Arial1" style:font-size-complex="2.79999995231628pt" style:font-weight-complex="normal"/>
    </style:style>
    <style:style style:name="T26" style:family="text">
      <style:text-properties fo:color="#1a1a18" loext:opacity="100%" style:font-name="Arial1" fo:font-size="3.70000004768372pt" fo:font-weight="normal" style:font-size-asian="3.70000004768372pt" style:font-weight-asian="normal" style:font-name-complex="Arial1" style:font-size-complex="3.70000004768372pt" style:font-weight-complex="normal"/>
    </style:style>
    <style:style style:name="T27" style:family="text">
      <style:text-properties fo:color="#1a1a18" loext:opacity="100%" style:font-name="Arial1" fo:font-size="3.90000009536743pt" fo:font-weight="normal" style:font-size-asian="3.90000009536743pt" style:font-weight-asian="normal" style:font-name-complex="Arial1" style:font-size-complex="3.90000009536743pt" style:font-weight-complex="normal"/>
    </style:style>
    <style:style style:name="T28" style:family="text">
      <style:text-properties fo:color="#1a1a18" loext:opacity="100%" style:font-name="Arial1" fo:font-size="2.90000009536743pt" fo:font-weight="normal" style:font-size-asian="2.90000009536743pt" style:font-weight-asian="normal" style:font-name-complex="Arial1" style:font-size-complex="2.90000009536743pt" style:font-weight-complex="normal"/>
    </style:style>
    <style:style style:name="T29" style:family="text">
      <style:text-properties fo:color="#1a1a18" loext:opacity="100%" style:font-name="Arial1" fo:font-size="4.09999990463257pt" fo:font-weight="normal" style:font-size-asian="4.09999990463257pt" style:font-weight-asian="normal" style:font-name-complex="Arial1" style:font-size-complex="4.09999990463257pt" style:font-weight-complex="normal"/>
    </style:style>
    <style:style style:name="T30" style:family="text">
      <style:text-properties fo:color="#1a1a18" loext:opacity="100%" style:font-name="Arial1" fo:font-size="3.09999990463257pt" fo:font-weight="normal" style:font-size-asian="3.09999990463257pt" style:font-weight-asian="normal" style:font-name-complex="Arial1" style:font-size-complex="3.09999990463257pt" style:font-weight-complex="normal"/>
    </style:style>
    <style:style style:name="T31" style:family="text">
      <style:text-properties fo:color="#1a1a18" loext:opacity="100%" style:font-name="Arial1" fo:font-size="3pt" fo:font-weight="normal" style:font-size-asian="3pt" style:font-weight-asian="normal" style:font-name-complex="Arial1" style:font-size-complex="3pt" style:font-weight-complex="normal"/>
    </style:style>
    <style:style style:name="T32" style:family="text">
      <style:text-properties fo:color="#1a1a18" loext:opacity="100%" style:font-name="Arial1" fo:font-size="4.19999980926514pt" fo:font-weight="normal" style:font-size-asian="4.19999980926514pt" style:font-weight-asian="normal" style:font-name-complex="Arial1" style:font-size-complex="4.19999980926514pt" style:font-weight-complex="normal"/>
    </style:style>
    <style:style style:name="T33" style:family="text">
      <style:text-properties fo:color="#1a1a18" loext:opacity="100%" style:font-name="Arial1" fo:font-size="3.79999995231628pt" fo:font-weight="normal" style:font-size-asian="3.79999995231628pt" style:font-weight-asian="normal" style:font-name-complex="Arial1" style:font-size-complex="3.79999995231628pt" style:font-weight-complex="normal"/>
    </style:style>
    <style:style style:name="T34" style:family="text">
      <style:text-properties fo:color="#1a1a18" loext:opacity="100%" style:font-name="Arial1" fo:font-size="3.29999995231628pt" fo:font-weight="normal" style:font-size-asian="3.29999995231628pt" style:font-weight-asian="normal" style:font-name-complex="Arial1" style:font-size-complex="3.29999995231628pt" style:font-weight-complex="normal"/>
    </style:style>
    <style:style style:name="T35" style:family="text">
      <style:text-properties fo:color="#1a1a18" loext:opacity="100%" style:font-name="Arial1" fo:font-size="4.30000019073486pt" fo:font-weight="normal" style:font-size-asian="4.30000019073486pt" style:font-weight-asian="normal" style:font-name-complex="Arial1" style:font-size-complex="4.30000019073486pt" style:font-weight-complex="normal"/>
    </style:style>
    <style:style style:name="T36" style:family="text">
      <style:text-properties fo:color="#1a1a18" loext:opacity="100%" style:font-name="Arial1" fo:font-size="3.59999990463257pt" fo:font-weight="normal" style:font-size-asian="3.59999990463257pt" style:font-weight-asian="normal" style:font-name-complex="Arial1" style:font-size-complex="3.59999990463257pt" style:font-weight-complex="normal"/>
    </style:style>
    <style:style style:name="T37" style:family="text">
      <style:text-properties fo:color="#1a1a18" loext:opacity="100%" style:font-name="Arial1" fo:font-size="2.59999990463257pt" fo:font-weight="normal" style:font-size-asian="2.59999990463257pt" style:font-weight-asian="normal" style:font-name-complex="Arial1" style:font-size-complex="2.59999990463257pt" style:font-weight-complex="normal"/>
    </style:style>
    <style:style style:name="T38" style:family="text">
      <style:text-properties fo:color="#1a1a18" loext:opacity="100%" style:font-name="Arial1" fo:font-size="2.70000004768372pt" fo:font-weight="normal" style:font-size-asian="2.70000004768372pt" style:font-weight-asian="normal" style:font-name-complex="Arial1" style:font-size-complex="2.70000004768372pt" style:font-weight-complex="normal"/>
    </style:style>
    <style:style style:name="T39" style:family="text">
      <style:text-properties fo:color="#1a1a18" loext:opacity="100%" style:font-name="Arial1" fo:font-size="2.40000009536743pt" fo:font-weight="normal" style:font-size-asian="2.40000009536743pt" style:font-weight-asian="normal" style:font-name-complex="Arial1" style:font-size-complex="2.40000009536743pt" style:font-weight-complex="normal"/>
    </style:style>
    <style:style style:name="T40" style:family="text">
      <style:text-properties fo:color="#ffffff" loext:opacity="100%" style:font-name="Arial MT Black" fo:font-size="16pt" fo:background-color="#000000" style:font-size-asian="16pt" style:font-size-complex="16pt"/>
    </style:style>
    <style:style style:name="T41" style:family="text">
      <style:text-properties fo:color="#ffffff" loext:opacity="100%" fo:font-size="10pt" fo:background-color="#808080" style:font-size-asian="10pt" style:font-size-complex="10pt"/>
    </style:style>
    <style:style style:name="T42" style:family="text">
      <style:text-properties fo:font-size="10pt" fo:background-color="#add6b2" style:font-size-asian="10pt" style:font-size-complex="10pt"/>
    </style:style>
    <style:style style:name="T43" style:family="text">
      <style:text-properties fo:color="#ffffff" loext:opacity="100%" fo:font-size="10pt" fo:background-color="#db8c8c" style:font-size-asian="10pt" style:font-size-complex="10pt"/>
    </style:style>
    <style:style style:name="T44" style:family="text">
      <style:text-properties fo:font-size="10pt" fo:background-color="#f7e264" style:font-size-asian="10pt" style:font-size-complex="10pt"/>
    </style:style>
    <style:style style:name="T45" style:family="text">
      <style:text-properties fo:font-size="10pt" fo:font-weight="normal" fo:background-color="#ffffff" style:font-size-asian="10pt" style:font-weight-asian="normal" style:font-size-complex="10pt" style:font-weight-complex="normal"/>
    </style:style>
    <style:style style:name="T46" style:family="text"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T47" style:family="text">
      <style:text-properties fo:font-size="14pt" fo:font-weight="normal" fo:background-color="#ffffff" style:font-size-asian="14pt" style:font-weight-asian="normal" style:font-size-complex="14pt" style:font-weight-complex="normal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background-color="#000000" style:font-size-asian="10pt" style:font-size-complex="10pt"/>
    </style:style>
    <style:style style:name="T51" style:family="text">
      <style:text-properties fo:color="#ffffff" loext:opacity="100%" fo:font-size="10pt" fo:background-color="#000000" style:font-size-asian="10pt" style:font-size-complex="10pt"/>
    </style:style>
    <style:style style:name="T52" style:family="text">
      <style:text-properties fo:color="#3465a4" loext:opacity="100%" fo:font-size="10pt" fo:background-color="#008bd2" style:font-size-asian="10pt" style:font-size-complex="10pt"/>
    </style:style>
    <style:style style:name="T53" style:family="text">
      <style:text-properties fo:color="#ffff00" loext:opacity="100%" fo:font-size="10pt" fo:background-color="#008bd2" style:font-size-asian="10pt" style:font-size-complex="10pt"/>
    </style:style>
    <style:style style:name="T54" style:family="text">
      <style:text-properties fo:font-size="10pt" fo:background-color="#008bd2" style:font-size-asian="10pt" style:font-size-complex="10pt"/>
    </style:style>
    <style:style style:name="T55" style:family="text">
      <style:text-properties fo:color="#ffffff" loext:opacity="100%" fo:font-size="10pt" fo:background-color="#008bd2" style:font-size-asian="10pt" style:font-size-complex="10pt"/>
    </style:style>
    <style:style style:name="T56" style:family="text">
      <style:text-properties fo:color="#ffff00" loext:opacity="100%" fo:font-size="7pt" style:font-size-asian="7pt" style:font-size-complex="7pt"/>
    </style:style>
    <style:style style:name="T57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729cm" svg:y1="3.692cm" svg:x2="11.948cm" svg:y2="3.692cm">
          <text:p/>
        </draw:line>
        <draw:line draw:style-name="gr1" draw:text-style-name="P1" draw:layer="layout" svg:x1="14.613cm" svg:y1="1.267cm" svg:x2="14.613cm" svg:y2="3.68cm">
          <text:p/>
        </draw:line>
        <draw:line draw:style-name="gr1" draw:text-style-name="P1" draw:layer="layout" svg:x1="17.606cm" svg:y1="1.267cm" svg:x2="17.606cm" svg:y2="3.68cm">
          <text:p/>
        </draw:line>
        <draw:line draw:style-name="gr1" draw:text-style-name="P1" draw:layer="layout" svg:x1="20.623cm" svg:y1="1.28cm" svg:x2="20.623cm" svg:y2="3.693cm">
          <text:p/>
        </draw:line>
        <draw:line draw:style-name="gr1" draw:text-style-name="P1" draw:layer="layout" svg:x1="23.706cm" svg:y1="1.28cm" svg:x2="23.706cm" svg:y2="3.693cm">
          <text:p/>
        </draw:line>
        <draw:line draw:style-name="gr1" draw:text-style-name="P1" draw:layer="layout" svg:x1="17.747cm" svg:y1="3.685cm" svg:x2="14.974cm" svg:y2="3.685cm">
          <text:p/>
        </draw:line>
        <draw:line draw:style-name="gr1" draw:text-style-name="P1" draw:layer="layout" svg:x1="20.776cm" svg:y1="3.685cm" svg:x2="17.98cm" svg:y2="3.685cm">
          <text:p/>
        </draw:line>
        <draw:line draw:style-name="gr1" draw:text-style-name="P1" draw:layer="layout" svg:x1="23.789cm" svg:y1="3.685cm" svg:x2="21.007cm" svg:y2="3.685cm">
          <text:p/>
        </draw:line>
        <draw:polyline draw:style-name="gr1" draw:text-style-name="P1" draw:layer="layout" svg:width="15.194cm" svg:height="2.413cm" svg:x="11.57cm" svg:y="1.267cm" svg:viewBox="0 0 15195 2414" draw:points="157,2414 0,2414 0,0 15195,0 15195,2414 12409,2414">
          <text:p/>
        </draw:polyline>
        <draw:line draw:style-name="gr1" draw:text-style-name="P1" draw:layer="layout" svg:x1="5.723cm" svg:y1="1.267cm" svg:x2="5.723cm" svg:y2="3.68cm">
          <text:p/>
        </draw:line>
        <draw:line draw:style-name="gr1" draw:text-style-name="P1" draw:layer="layout" svg:x1="8.731cm" svg:y1="1.285cm" svg:x2="8.731cm" svg:y2="3.699cm">
          <text:p/>
        </draw:line>
        <draw:line draw:style-name="gr1" draw:text-style-name="P1" draw:layer="layout" svg:x1="9.834cm" svg:y1="1.267cm" svg:x2="9.834cm" svg:y2="3.68cm">
          <text:p/>
        </draw:line>
        <draw:polyline draw:style-name="gr1" draw:text-style-name="P1" draw:layer="layout" svg:width="8.025cm" svg:height="2.419cm" svg:x="2.662cm" svg:y="1.267cm" svg:viewBox="0 0 8026 2420" draw:points="633,2420 0,2420 0,0 8026,0 8026,193">
          <text:p/>
        </draw:polyline>
        <draw:line draw:style-name="gr1" draw:text-style-name="P1" draw:layer="layout" svg:x1="6.322cm" svg:y1="3.685cm" svg:x2="3.594cm" svg:y2="3.685cm">
          <text:p/>
        </draw:line>
        <draw:line draw:style-name="gr1" draw:text-style-name="P1" draw:layer="layout" svg:x1="9.389cm" svg:y1="3.685cm" svg:x2="6.603cm" svg:y2="3.685cm">
          <text:p/>
        </draw:line>
        <draw:line draw:style-name="gr1" draw:text-style-name="P1" draw:layer="layout" svg:x1="9.96cm" svg:y1="3.685cm" svg:x2="9.622cm" svg:y2="3.685cm">
          <text:p/>
        </draw:line>
        <draw:polyline draw:style-name="gr1" draw:text-style-name="P1" draw:layer="layout" svg:width="0.437cm" svg:height="1.993cm" svg:x="10.25cm" svg:y="1.692cm" svg:viewBox="0 0 438 1994" draw:points="438,0 438,1994 0,1994">
          <text:p/>
        </draw:polyline>
        <draw:line draw:style-name="gr1" draw:text-style-name="P1" draw:layer="layout" svg:x1="6.126cm" svg:y1="8.734cm" svg:x2="6.126cm" svg:y2="12.637cm">
          <text:p/>
        </draw:line>
        <draw:polyline draw:style-name="gr1" draw:text-style-name="P1" draw:layer="layout" svg:width="8.048cm" svg:height="3.869cm" svg:x="3.74cm" svg:y="8.729cm" svg:viewBox="0 0 8049 3870" draw:points="4760,3870 0,3870 0,0 8049,0 8049,3870 4985,3870">
          <text:p/>
        </draw:polyline>
        <draw:polyline draw:style-name="gr1" draw:text-style-name="P1" draw:layer="layout" svg:width="0.954cm" svg:height="1.187cm" svg:x="6.126cm" svg:y="11.411cm" svg:viewBox="0 0 955 1188" draw:points="955,692 955,1188 0,1188 0,0 955,0 955,479">
          <text:p/>
        </draw:polyline>
        <draw:line draw:style-name="gr1" draw:text-style-name="P1" draw:layer="layout" svg:x1="18.231cm" svg:y1="11.713cm" svg:x2="18.231cm" svg:y2="15.479cm">
          <text:p/>
        </draw:line>
        <draw:line draw:style-name="gr1" draw:text-style-name="P1" draw:layer="layout" svg:x1="19.653cm" svg:y1="11.713cm" svg:x2="19.653cm" svg:y2="15.479cm">
          <text:p/>
        </draw:line>
        <draw:line draw:style-name="gr1" draw:text-style-name="P1" draw:layer="layout" svg:x1="18.231cm" svg:y1="13.451cm" svg:x2="19.654cm" svg:y2="13.451cm">
          <text:p/>
        </draw:line>
        <draw:polyline draw:style-name="gr1" draw:text-style-name="P1" draw:layer="layout" svg:width="3.591cm" svg:height="3.766cm" svg:x="20.34cm" svg:y="11.713cm" svg:viewBox="0 0 3592 3767" draw:points="193,0 3592,0 3592,3767 0,3767">
          <text:p/>
        </draw:polyline>
        <draw:line draw:style-name="gr1" draw:text-style-name="P1" draw:layer="layout" svg:x1="19.178cm" svg:y1="11.713cm" svg:x2="20.252cm" svg:y2="11.713cm">
          <text:p/>
        </draw:line>
        <draw:line draw:style-name="gr1" draw:text-style-name="P1" draw:layer="layout" svg:x1="18.859cm" svg:y1="11.713cm" svg:x2="18.907cm" svg:y2="11.713cm">
          <text:p/>
        </draw:line>
        <draw:polyline draw:style-name="gr1" draw:text-style-name="P1" draw:layer="layout" svg:width="3.056cm" svg:height="2.593cm" svg:x="15.803cm" svg:y="11.713cm" svg:viewBox="0 0 3057 2594" draw:points="0,2594 0,0 3057,0">
          <text:p/>
        </draw:polyline>
        <draw:polyline draw:style-name="gr1" draw:text-style-name="P1" draw:layer="layout" svg:width="4.236cm" svg:height="0.892cm" svg:x="15.803cm" svg:y="14.587cm" svg:viewBox="0 0 4237 893" draw:points="4237,893 0,893 0,0">
          <text:p/>
        </draw:polyline>
        <draw:polyline draw:style-name="gr1" draw:text-style-name="P1" draw:layer="layout" svg:width="4.53cm" svg:height="2.675cm" svg:x="19.401cm" svg:y="9.038cm" svg:viewBox="0 0 4531 2676" draw:points="842,2676 0,2676 0,0 4531,0 4531,2676 1117,2676">
          <text:p/>
        </draw:polyline>
        <draw:line draw:style-name="gr1" draw:text-style-name="P1" draw:layer="layout" svg:x1="15.332cm" svg:y1="19.137cm" svg:x2="25.204cm" svg:y2="19.137cm">
          <text:p/>
        </draw:line>
        <draw:line draw:style-name="gr1" draw:text-style-name="P1" draw:layer="layout" svg:x1="15.332cm" svg:y1="18.508cm" svg:x2="15.332cm" svg:y2="19.136cm">
          <text:p/>
        </draw:line>
        <draw:line draw:style-name="gr1" draw:text-style-name="P1" draw:layer="layout" svg:x1="18.622cm" svg:y1="18.508cm" svg:x2="18.622cm" svg:y2="19.136cm">
          <text:p/>
        </draw:line>
        <draw:line draw:style-name="gr1" draw:text-style-name="P1" draw:layer="layout" svg:x1="18.293cm" svg:y1="18.815cm" svg:x2="18.293cm" svg:y2="19.129cm">
          <text:p/>
        </draw:line>
        <draw:line draw:style-name="gr1" draw:text-style-name="P1" draw:layer="layout" svg:x1="17.964cm" svg:y1="18.838cm" svg:x2="17.964cm" svg:y2="19.153cm">
          <text:p/>
        </draw:line>
        <draw:line draw:style-name="gr1" draw:text-style-name="P1" draw:layer="layout" svg:x1="15.661cm" svg:y1="18.818cm" svg:x2="15.661cm" svg:y2="19.132cm">
          <text:p/>
        </draw:line>
        <draw:line draw:style-name="gr1" draw:text-style-name="P1" draw:layer="layout" svg:x1="15.99cm" svg:y1="18.838cm" svg:x2="15.99cm" svg:y2="19.153cm">
          <text:p/>
        </draw:line>
        <draw:line draw:style-name="gr1" draw:text-style-name="P1" draw:layer="layout" svg:x1="16.319cm" svg:y1="18.838cm" svg:x2="16.319cm" svg:y2="19.153cm">
          <text:p/>
        </draw:line>
        <draw:line draw:style-name="gr1" draw:text-style-name="P1" draw:layer="layout" svg:x1="16.648cm" svg:y1="18.838cm" svg:x2="16.648cm" svg:y2="19.153cm">
          <text:p/>
        </draw:line>
        <draw:line draw:style-name="gr1" draw:text-style-name="P1" draw:layer="layout" svg:x1="17.635cm" svg:y1="18.838cm" svg:x2="17.635cm" svg:y2="19.153cm">
          <text:p/>
        </draw:line>
        <draw:line draw:style-name="gr1" draw:text-style-name="P1" draw:layer="layout" svg:x1="16.977cm" svg:y1="18.838cm" svg:x2="16.977cm" svg:y2="19.153cm">
          <text:p/>
        </draw:line>
        <draw:line draw:style-name="gr1" draw:text-style-name="P1" draw:layer="layout" svg:x1="17.306cm" svg:y1="18.838cm" svg:x2="17.306cm" svg:y2="19.153cm">
          <text:p/>
        </draw:line>
        <draw:line draw:style-name="gr1" draw:text-style-name="P1" draw:layer="layout" svg:x1="21.913cm" svg:y1="18.508cm" svg:x2="21.913cm" svg:y2="19.136cm">
          <text:p/>
        </draw:line>
        <draw:line draw:style-name="gr1" draw:text-style-name="P1" draw:layer="layout" svg:x1="25.204cm" svg:y1="18.508cm" svg:x2="25.204cm" svg:y2="19.136cm">
          <text:p/>
        </draw:line>
        <draw:path draw:style-name="gr2" draw:text-style-name="P2" draw:layer="layout" svg:width="0.576cm" svg:height="0.312cm" svg:x="15.268cm" svg:y="19.359cm" svg:viewBox="0 0 577 313" svg:d="M106 0c-62 0-106 55-106 158 1 100 41 155 101 155 67 0 105-57 105-159 0-98-36-154-100-154zM103 31c43 0 62 49 62 124 0 78-20 126-62 126-38 0-62-44-62-123 0-83 26-127 62-127zM257 307h39v-135c0-7 1-14 3-20 7-21 26-42 51-42 32 0 47 26 47 63v134h40v-138c0-8 2-15 3-21 8-21 25-38 48-38 33 0 49 26 49 70v127h40v-132c0-78-44-98-74-98-21 0-36 5-49 15-10 8-19 17-25 30h-1c-10-27-33-45-64-45-37 0-58 20-70 40h-2l-1-36h-37c2 19 3 39 3 63z">
          <text:p/>
        </draw:path>
        <draw:path draw:style-name="gr2" draw:text-style-name="P2" draw:layer="layout" svg:width="0.783cm" svg:height="0.312cm" svg:x="18.317cm" svg:y="19.359cm" svg:viewBox="0 0 784 313" svg:d="M61 307h40v-303h-35l-66 35 9 32 51-28h1zM312 0c-61 0-105 55-105 158 1 100 41 155 100 155 68 0 105-57 105-159 0-98-36-154-100-154zM309 31c44 0 63 49 63 124 0 78-20 126-63 126-37 0-61-44-61-123 0-83 26-127 61-127zM464 307h39v-135c0-7 2-14 4-20 6-21 25-42 50-42 31 0 47 26 47 63v134h40v-138c0-8 1-15 3-21 8-21 25-38 48-38 33 0 50 26 50 70v127h39v-132c0-78-44-98-73-98-22 0-36 5-51 15-8 8-17 17-24 30h-1c-10-27-33-45-64-45-37 0-58 20-71 40h-1l-2-36h-35c1 19 2 39 2 63z">
          <text:p/>
        </draw:path>
        <draw:path draw:style-name="gr2" draw:text-style-name="P2" draw:layer="layout" svg:width="0.81cm" svg:height="0.312cm" svg:x="21.503cm" svg:y="19.359cm" svg:viewBox="0 0 811 313" svg:d="M193 307v-34h-136l24-23c64-61 104-106 104-162 0-44-27-88-93-88-35 0-65 12-85 30l13 29c14-12 37-26 64-26 45 0 60 28 60 59 0 46-35 86-112 159l-32 31v25zM340 0c-61 0-105 55-105 158 1 100 40 155 100 155 66 0 105-57 105-159 0-98-36-154-100-154zM337 31c43 0 61 49 61 124 0 78-20 126-61 126-38 0-62-44-62-123 0-83 27-127 62-127zM490 307h40v-135c0-7 1-14 3-20 7-21 25-42 51-42 31 0 47 26 47 63v134h39v-138c0-8 2-15 3-21 8-21 26-38 49-38 33 0 49 26 49 70v127h40v-132c0-78-44-98-74-98-22 0-36 5-49 15-10 8-19 17-25 30h-2c-9-27-33-45-63-45-38 0-58 20-70 40h-3l-1-36h-36c1 19 2 39 2 63z">
          <text:p/>
        </draw:path>
        <draw:path draw:style-name="gr2" draw:text-style-name="P2" draw:layer="layout" svg:width="0.811cm" svg:height="0.312cm" svg:x="24.268cm" svg:y="19.359cm" svg:viewBox="0 0 812 313" svg:d="M0 292c14 10 44 21 78 21 72 0 110-43 110-91 0-42-30-70-67-77v-1c37-15 56-42 56-73 0-36-28-71-87-71-33 0-63 11-79 23l11 30c13-10 36-20 60-20 38 0 53 21 53 45 0 36-37 51-67 51h-23v32h23c39 0 77 18 78 61 0 24-17 58-68 58-29 0-56-12-67-19zM340 0c-61 0-105 55-105 158 1 100 40 155 100 155 66 0 105-57 105-159 0-98-36-154-100-154zM338 31c42 0 61 49 61 124 0 78-21 126-62 126-38 0-62-44-62-123 0-83 27-127 63-127zM490 307h40v-135c0-7 1-14 3-20 7-21 25-42 52-42 30 0 46 26 46 63v134h41v-138c0-8 1-15 4-21 6-21 24-38 48-38 33 0 48 26 48 70v127h40v-132c0-78-44-98-74-98-21 0-36 5-49 15-10 8-19 17-25 30h-1c-11-27-35-45-65-45-38 0-58 20-70 40h-2l-2-36h-36c2 19 2 39 2 63z">
          <text:p/>
        </draw:path>
        <draw:polygon draw:style-name="gr3" draw:text-style-name="P1" draw:layer="layout" svg:width="3.061cm" svg:height="0.002cm" svg:x="2.662cm" svg:y="2.473cm" svg:viewBox="0 0 3062 3" draw:points="0,3 3062,3 3062,0 0,0">
          <text:p/>
        </draw:polygon>
        <draw:polygon draw:style-name="gr3" draw:text-style-name="P1" draw:layer="layout" svg:width="2.386cm" svg:height="0.023cm" svg:x="3.74cm" svg:y="10.662cm" svg:viewBox="0 0 2387 24" draw:points="0,0 2387,0 2387,24 0,24">
          <text:p/>
        </draw:polygon>
        <draw:polygon draw:style-name="gr4" draw:text-style-name="P3" draw:layer="layout" svg:width="2.992cm" svg:height="0.054cm" svg:x="11.57cm" svg:y="2.683cm" svg:viewBox="0 0 2993 55" draw:points="2993,0 0,0 0,55 2993,55">
          <text:p/>
        </draw:polygon>
        <draw:polygon draw:style-name="gr3" draw:text-style-name="P1" draw:layer="layout" svg:width="2.427cm" svg:height="0.03cm" svg:x="15.803cm" svg:y="13.595cm" svg:viewBox="0 0 2428 31" draw:points="0,31 2428,31 2428,0 0,0">
          <text:p/>
        </draw:polygon>
        <draw:polygon draw:style-name="gr5" draw:text-style-name="P4" draw:layer="layout" svg:width="1.596cm" svg:height="1.883cm" svg:x="6.168cm" svg:y="10.662cm" svg:viewBox="0 0 1597 1884" draw:points="1597,0 0,0 0,1884 1597,1884">
          <text:p/>
        </draw:polygon>
        <draw:polygon draw:style-name="gr5" draw:text-style-name="P4" draw:layer="layout" svg:width="0.772cm" svg:height="0.207cm" svg:x="5.831cm" svg:y="11.797cm" svg:viewBox="0 0 773 208" draw:points="773,208 0,208 0,0 773,0">
          <text:p/>
        </draw:polygon>
        <draw:polygon draw:style-name="gr5" draw:text-style-name="P4" draw:layer="layout" svg:width="0.464cm" svg:height="0.233cm" svg:x="5.831cm" svg:y="9.452cm" svg:viewBox="0 0 465 234" draw:points="0,0 465,0 465,234 0,234">
          <text:p/>
        </draw:polygon>
        <draw:polygon draw:style-name="gr6" draw:text-style-name="P4" draw:layer="layout" svg:width="0.21cm" svg:height="0.465cm" svg:x="16.07cm" svg:y="13.393cm" svg:viewBox="0 0 211 466" draw:points="0,0 211,0 211,466 0,466">
          <text:p/>
        </draw:polygon>
        <draw:polygon draw:style-name="gr7" draw:text-style-name="P1" draw:layer="layout" svg:width="0.21cm" svg:height="0.465cm" svg:x="16.07cm" svg:y="13.393cm" svg:viewBox="0 0 211 466" draw:points="0,0 211,0 211,466 0,466">
          <text:p/>
        </draw:polygon>
        <draw:polygon draw:style-name="gr5" draw:text-style-name="P4" draw:layer="layout" svg:width="0.208cm" svg:height="0.464cm" svg:x="16.194cm" svg:y="11.529cm" svg:viewBox="0 0 209 465" draw:points="0,0 209,0 209,465 0,465">
          <text:p/>
        </draw:polygon>
        <draw:polygon draw:style-name="gr5" draw:text-style-name="P4" draw:layer="layout" svg:width="0.464cm" svg:height="0.162cm" svg:x="19.087cm" svg:y="10.033cm" svg:viewBox="0 0 465 163" draw:points="0,0 465,0 465,163 0,163">
          <text:p/>
        </draw:polygon>
        <draw:polygon draw:style-name="gr5" draw:text-style-name="P4" draw:layer="layout" svg:width="0.217cm" svg:height="0.185cm" svg:x="19.436cm" svg:y="14.908cm" svg:viewBox="0 0 218 186" draw:points="0,0 218,0 218,186 0,186">
          <text:p/>
        </draw:polygon>
        <draw:polygon draw:style-name="gr5" draw:text-style-name="P4" draw:layer="layout" svg:width="0.383cm" svg:height="0.226cm" svg:x="19.436cm" svg:y="14.908cm" svg:viewBox="0 0 384 227" draw:points="0,0 384,0 384,227 0,227">
          <text:p/>
        </draw:polygon>
        <draw:polygon draw:style-name="gr5" draw:text-style-name="P4" draw:layer="layout" svg:width="0.208cm" svg:height="0.151cm" svg:x="19.558cm" svg:y="13.091cm" svg:viewBox="0 0 209 152" draw:points="0,0 209,0 209,152 0,152">
          <text:p/>
        </draw:polygon>
        <draw:polygon draw:style-name="gr5" draw:text-style-name="P4" draw:layer="layout" svg:width="0.221cm" svg:height="0.256cm" svg:x="18.687cm" svg:y="15.355cm" svg:viewBox="0 0 222 257" draw:points="0,0 222,0 222,257 0,257">
          <text:p/>
        </draw:polygon>
        <draw:polygon draw:style-name="gr5" draw:text-style-name="P4" draw:layer="layout" svg:width="0.488cm" svg:height="0.43cm" svg:x="2.911cm" svg:y="2.261cm" svg:viewBox="0 0 489 431" draw:points="0,0 489,0 489,431 0,431">
          <text:p/>
        </draw:polygon>
        <draw:polygon draw:style-name="gr5" draw:text-style-name="P4" draw:layer="layout" svg:width="0.36cm" svg:height="0.092cm" svg:x="5.593cm" svg:y="1.657cm" svg:viewBox="0 0 361 93" draw:points="0,0 361,0 361,93 0,93">
          <text:p/>
        </draw:polygon>
        <draw:polygon draw:style-name="gr5" draw:text-style-name="P4" draw:layer="layout" svg:width="0.383cm" svg:height="0.268cm" svg:x="8.518cm" svg:y="3.201cm" svg:viewBox="0 0 384 269" draw:points="0,0 384,0 384,269 0,269">
          <text:p/>
        </draw:polygon>
        <draw:polygon draw:style-name="gr5" draw:text-style-name="P4" draw:layer="layout" svg:width="0.302cm" svg:height="0.198cm" svg:x="23.552cm" svg:y="2.458cm" svg:viewBox="0 0 303 199" draw:points="303,0 0,0 0,199 303,199">
          <text:p/>
        </draw:polygon>
        <draw:polygon draw:style-name="gr5" draw:text-style-name="P4" draw:layer="layout" svg:width="0.349cm" svg:height="0.256cm" svg:x="20.405cm" svg:y="2.377cm" svg:viewBox="0 0 350 257" draw:points="350,0 0,0 0,257 350,257">
          <text:p/>
        </draw:polygon>
        <draw:polygon draw:style-name="gr5" draw:text-style-name="P4" draw:layer="layout" svg:width="0.221cm" svg:height="0.221cm" svg:x="17.515cm" svg:y="2.446cm" svg:viewBox="0 0 222 222" draw:points="222,0 0,0 0,222 222,222">
          <text:p/>
        </draw:polygon>
        <draw:polygon draw:style-name="gr5" draw:text-style-name="P4" draw:layer="layout" svg:width="0.245cm" svg:height="0.256cm" svg:x="14.473cm" svg:y="1.738cm" svg:viewBox="0 0 246 257" draw:points="0,0 246,0 246,257 0,257">
          <text:p/>
        </draw:polygon>
        <draw:polygon draw:style-name="gr5" draw:text-style-name="P4" draw:layer="layout" svg:width="0.11cm" svg:height="0.168cm" svg:x="14.569cm" svg:y="3.065cm" svg:viewBox="0 0 111 169" draw:points="0,0 111,0 111,169 0,169">
          <text:p/>
        </draw:polygon>
        <draw:line draw:style-name="gr3" draw:text-style-name="P1" draw:layer="layout" svg:x1="8.731cm" svg:y1="1.285cm" svg:x2="8.731cm" svg:y2="3.685cm">
          <text:p/>
        </draw:line>
        <draw:line draw:style-name="gr8" draw:text-style-name="P1" draw:layer="layout" svg:x1="4.915cm" svg:y1="8.729cm" svg:x2="4.915cm" svg:y2="10.663cm">
          <text:p/>
        </draw:line>
        <draw:polygon draw:style-name="gr6" draw:text-style-name="P4" draw:layer="layout" svg:width="0.516cm" svg:height="0.094cm" svg:x="4.022cm" svg:y="10.625cm" svg:viewBox="0 0 517 95" draw:points="0,0 517,0 517,95 0,95">
          <text:p/>
        </draw:polygon>
        <draw:polygon draw:style-name="gr6" draw:text-style-name="P4" draw:layer="layout" svg:width="0.516cm" svg:height="0.094cm" svg:x="5.252cm" svg:y="10.615cm" svg:viewBox="0 0 517 95" draw:points="0,0 517,0 517,95 0,95">
          <text:p/>
        </draw:polygon>
        <draw:polygon draw:style-name="gr6" draw:text-style-name="P4" draw:layer="layout" svg:width="0.516cm" svg:height="0.094cm" svg:x="18.529cm" svg:y="14.699cm" svg:viewBox="0 0 517 95" draw:points="0,0 517,0 517,95 0,95">
          <text:p/>
        </draw:polygon>
        <draw:polygon draw:style-name="gr6" draw:text-style-name="P4" draw:layer="layout" svg:width="0.444cm" svg:height="0.29cm" svg:x="8.679cm" svg:y="3.19cm" svg:viewBox="0 0 445 291" draw:points="0,0 445,0 445,291 0,291">
          <text:p/>
        </draw:polygon>
        <draw:polygon draw:style-name="gr6" draw:text-style-name="P4" draw:layer="layout" svg:width="1.181cm" svg:height="0.801cm" svg:x="9.103cm" svg:y="2.878cm" svg:viewBox="0 0 1182 802" draw:points="0,0 1182,0 1182,802 0,802">
          <text:p/>
        </draw:polygon>
        <draw:polygon draw:style-name="gr6" draw:text-style-name="P4" draw:layer="layout" svg:width="0.59cm" svg:height="0.399cm" svg:x="9.524cm" svg:y="3.096cm" svg:viewBox="0 0 591 400" draw:points="0,0 591,0 591,400 0,400">
          <text:p/>
        </draw:polygon>
        <draw:polygon draw:style-name="gr6" draw:text-style-name="P4" draw:layer="layout" svg:width="1.181cm" svg:height="1.599cm" svg:x="9.181cm" svg:y="1.281cm" svg:viewBox="0 0 1182 1600" draw:points="0,0 1182,0 1182,1600 0,1600">
          <text:p/>
        </draw:polygon>
        <draw:line draw:style-name="gr8" draw:text-style-name="P1" draw:layer="layout" svg:x1="8.742cm" svg:y1="2.878cm" svg:x2="10.698cm" svg:y2="2.878cm">
          <text:p/>
        </draw:line>
        <draw:line draw:style-name="gr8" draw:text-style-name="P1" draw:layer="layout" svg:x1="8.73cm" svg:y1="3.7cm" svg:x2="10.722cm" svg:y2="3.7cm">
          <text:p/>
        </draw:line>
        <draw:line draw:style-name="gr8" draw:text-style-name="P1" draw:layer="layout" svg:x1="8.731cm" svg:y1="3.679cm" svg:x2="10.724cm" svg:y2="3.679cm">
          <text:p/>
        </draw:line>
        <draw:line draw:style-name="gr8" draw:text-style-name="P1" draw:layer="layout" svg:x1="9.687cm" svg:y1="1.251cm" svg:x2="9.687cm" svg:y2="2.878cm">
          <text:p/>
        </draw:line>
        <draw:line draw:style-name="gr9" draw:text-style-name="P1" draw:layer="layout" svg:x1="6.126cm" svg:y1="8.671cm" svg:x2="6.126cm" svg:y2="11.797cm">
          <text:p/>
        </draw:line>
        <draw:line draw:style-name="gr8" draw:text-style-name="P1" draw:layer="layout" svg:x1="10.687cm" svg:y1="1.251cm" svg:x2="10.687cm" svg:y2="2.838cm">
          <text:p/>
        </draw:line>
        <draw:polygon draw:style-name="gr6" draw:text-style-name="P4" draw:layer="layout" svg:width="0.319cm" svg:height="0.113cm" svg:x="10.028cm" svg:y="2.822cm" svg:viewBox="0 0 320 114" draw:points="0,0 320,0 320,114 0,114">
          <text:p/>
        </draw:polygon>
        <draw:polygon draw:style-name="gr6" draw:text-style-name="P4" draw:layer="layout" svg:width="0.319cm" svg:height="0.113cm" svg:x="9.022cm" svg:y="2.822cm" svg:viewBox="0 0 320 114" draw:points="0,0 320,0 320,114 0,114">
          <text:p/>
        </draw:polygon>
        <draw:line draw:style-name="gr8" draw:text-style-name="P1" draw:layer="layout" svg:x1="18.923cm" svg:y1="11.946cm" svg:x2="18.923cm" svg:y2="13.451cm">
          <text:p/>
        </draw:line>
        <draw:line draw:style-name="gr8" draw:text-style-name="P1" draw:layer="layout" svg:x1="19.653cm" svg:y1="11.875cm" svg:x2="19.653cm" svg:y2="14.081cm">
          <text:p/>
        </draw:line>
        <draw:line draw:style-name="gr8" draw:text-style-name="P1" draw:layer="layout" svg:x1="19.153cm" svg:y1="13.99cm" svg:x2="18.231cm" svg:y2="13.99cm">
          <text:p/>
        </draw:line>
        <draw:line draw:style-name="gr8" draw:text-style-name="P1" draw:layer="layout" svg:x1="19.653cm" svg:y1="13.99cm" svg:x2="19.491cm" svg:y2="13.99cm">
          <text:p/>
        </draw:line>
        <draw:polygon draw:style-name="gr6" draw:text-style-name="P4" draw:layer="layout" svg:width="0.142cm" svg:height="0.24cm" svg:x="18.188cm" svg:y="14.924cm" svg:viewBox="0 0 143 241" draw:points="0,0 143,0 143,241 0,241">
          <text:p/>
        </draw:polygon>
        <draw:line draw:style-name="gr9" draw:text-style-name="P1" draw:layer="layout" svg:x1="18.231cm" svg:y1="11.713cm" svg:x2="19.673cm" svg:y2="11.713cm">
          <text:p/>
        </draw:line>
        <draw:line draw:style-name="gr9" draw:text-style-name="P1" draw:layer="layout" svg:x1="18.908cm" svg:y1="11.713cm" svg:x2="18.908cm" svg:y2="13.45cm">
          <text:p/>
        </draw:line>
        <draw:polygon draw:style-name="gr6" draw:text-style-name="P4" draw:layer="layout" svg:width="0.255cm" svg:height="0.065cm" svg:x="19.245cm" svg:y="13.413cm" svg:viewBox="0 0 256 66" draw:points="0,0 256,0 256,66 0,66">
          <text:p/>
        </draw:polygon>
        <draw:polygon draw:style-name="gr6" draw:text-style-name="P4" draw:layer="layout" svg:width="0.255cm" svg:height="0.065cm" svg:x="18.451cm" svg:y="13.418cm" svg:viewBox="0 0 256 66" draw:points="0,0 256,0 256,66 0,66">
          <text:p/>
        </draw:polygon>
        <draw:line draw:style-name="gr9" draw:text-style-name="P1" draw:layer="layout" svg:x1="13.098cm" svg:y1="1.27cm" svg:x2="13.098cm" svg:y2="2.683cm">
          <text:p/>
        </draw:line>
        <draw:line draw:style-name="gr9" draw:text-style-name="P1" draw:layer="layout" svg:x1="14.613cm" svg:y1="1.267cm" svg:x2="14.613cm" svg:y2="3.065cm">
          <text:p/>
        </draw:line>
        <draw:polygon draw:style-name="gr6" draw:text-style-name="P4" draw:layer="layout" svg:width="0.312cm" svg:height="0.355cm" svg:x="14.491cm" svg:y="2.936cm" svg:viewBox="0 0 313 356" draw:points="0,0 313,0 313,356 0,356">
          <text:p/>
        </draw:polygon>
        <draw:polygon draw:style-name="gr6" draw:text-style-name="P4" draw:layer="layout" svg:width="0.305cm" svg:height="0.225cm" svg:x="11.86cm" svg:y="2.636cm" svg:viewBox="0 0 306 226" draw:points="0,0 306,0 306,226 0,226">
          <text:p/>
        </draw:polygon>
        <draw:polygon draw:style-name="gr6" draw:text-style-name="P4" draw:layer="layout" svg:width="0.305cm" svg:height="0.225cm" svg:x="13.304cm" svg:y="2.636cm" svg:viewBox="0 0 306 226" draw:points="0,0 306,0 306,226 0,226">
          <text:p/>
        </draw:polygon>
        <draw:polygon draw:style-name="gr6" draw:text-style-name="P4" draw:layer="layout" svg:width="0.304cm" svg:height="0.226cm" svg:x="13.333cm" svg:y="2.36cm" svg:viewBox="0 0 305 227" draw:points="0,0 305,0 305,227 0,227">
          <text:p/>
        </draw:polygon>
        <draw:polygon draw:style-name="gr6" draw:text-style-name="P4" draw:layer="layout" svg:width="0.304cm" svg:height="0.226cm" svg:x="13.333cm" svg:y="2.36cm" svg:viewBox="0 0 305 227" draw:points="0,0 305,0 305,227 0,227">
          <text:p/>
        </draw:polygon>
        <draw:line draw:style-name="gr9" draw:text-style-name="P1" draw:layer="layout" svg:x1="3.74cm" svg:y1="11.131cm" svg:x2="5.642cm" svg:y2="11.131cm">
          <text:p/>
        </draw:line>
        <draw:line draw:style-name="gr9" draw:text-style-name="P1" draw:layer="layout" svg:x1="6.103cm" svg:y1="11.131cm" svg:x2="5.856cm" svg:y2="11.131cm">
          <text:p/>
        </draw:line>
        <draw:polygon draw:style-name="gr10" draw:text-style-name="P5" draw:layer="layout" svg:width="4.279cm" svg:height="3.724cm" svg:x="19.673cm" svg:y="11.734cm" svg:viewBox="0 0 4280 3725" draw:points="0,0 4280,0 4280,3725 0,3725">
          <text:p/>
        </draw:polygon>
        <draw:polygon draw:style-name="gr11" draw:text-style-name="P6" draw:layer="layout" svg:width="4.509cm" svg:height="2.637cm" svg:x="19.416cm" svg:y="9.053cm" svg:viewBox="0 0 4510 2638" draw:points="0,0 4510,0 4510,2638 0,2638">
          <text:p/>
        </draw:polygon>
        <draw:polygon draw:style-name="gr12" draw:text-style-name="P7" draw:layer="layout" svg:width="5.662cm" svg:height="3.869cm" svg:x="6.126cm" svg:y="8.729cm" svg:viewBox="0 0 5663 3870" draw:points="0,0 5663,0 5663,3870 0,3870">
          <text:p/>
        </draw:polygon>
        <draw:polygon draw:style-name="gr13" draw:text-style-name="P8" draw:layer="layout" svg:width="3.057cm" svg:height="1.185cm" svg:x="2.666cm" svg:y="1.289cm" svg:viewBox="0 0 3058 1186" draw:points="0,0 3058,0 3058,1186 0,1186">
          <text:p/>
        </draw:polygon>
        <draw:polygon draw:style-name="gr14" draw:text-style-name="P9" draw:layer="layout" svg:width="3.057cm" svg:height="1.185cm" svg:x="2.666cm" svg:y="2.507cm" svg:viewBox="0 0 3058 1186" draw:points="0,0 3058,0 3058,1186 0,1186">
          <text:p/>
        </draw:polygon>
        <draw:polygon draw:style-name="gr15" draw:text-style-name="P10" draw:layer="layout" svg:width="12.175cm" svg:height="2.41cm" svg:x="14.588cm" svg:y="1.276cm" svg:viewBox="0 0 12176 2411" draw:points="0,0 12176,0 12176,2411 0,2411">
          <text:p/>
        </draw:polygon>
        <draw:frame draw:style-name="gr16" draw:text-style-name="P12" draw:layer="layout" svg:width="0.596cm" svg:height="0.521cm" svg:x="16.654cm" svg:y="12.505cm">
          <draw:text-box>
            <text:p text:style-name="P11"><text:span text:style-name="T1">K</text:span><text:span text:style-name="T1">1</text:span></text:p>
          </draw:text-box>
        </draw:frame>
        <draw:frame draw:style-name="gr17" draw:text-style-name="P14" draw:layer="layout" svg:width="0.555cm" svg:height="0.154cm" svg:x="22.063cm" svg:y="2.669cm">
          <draw:text-box>
            <text:p text:style-name="P13"><text:span text:style-name="T2">66,</text:span><text:span text:style-name="T2">2 <text:s/></text:span><text:span text:style-name="T2">m²</text:span></text:p>
          </draw:text-box>
        </draw:frame>
        <draw:frame draw:style-name="gr18" draw:text-style-name="P14" draw:layer="layout" svg:width="0.555cm" svg:height="0.155cm" svg:x="25.205cm" svg:y="2.642cm">
          <draw:text-box>
            <text:p text:style-name="P13"><text:span text:style-name="T2">66,</text:span><text:span text:style-name="T2">2 <text:s/></text:span><text:span text:style-name="T2">m²</text:span></text:p>
          </draw:text-box>
        </draw:frame>
        <draw:frame draw:style-name="gr18" draw:text-style-name="P14" draw:layer="layout" svg:width="0.555cm" svg:height="0.155cm" svg:x="25.205cm" svg:y="2.642cm">
          <draw:text-box>
            <text:p text:style-name="P13"><text:span text:style-name="T2">66,</text:span><text:span text:style-name="T2">2 <text:s/></text:span><text:span text:style-name="T2">m²</text:span></text:p>
          </draw:text-box>
        </draw:frame>
        <draw:frame draw:style-name="gr19" draw:text-style-name="P16" draw:layer="layout" svg:width="0.963cm" svg:height="0.2cm" svg:x="22.688cm" svg:y="11.084cm">
          <draw:text-box>
            <text:p text:style-name="P15"><text:span text:style-name="T3">11</text:span><text:span text:style-name="T3">2,9</text:span><text:span text:style-name="T3">2 <text:s/></text:span><text:span text:style-name="T3">m²</text:span></text:p>
          </draw:text-box>
        </draw:frame>
        <draw:frame draw:style-name="gr20" draw:text-style-name="P18" draw:layer="layout" svg:width="0.903cm" svg:height="0.215cm" svg:x="22.614cm" svg:y="14.428cm">
          <draw:text-box>
            <text:p text:style-name="P17"><text:span text:style-name="T4">14</text:span><text:span text:style-name="T4">8,8 </text:span><text:span text:style-name="T4"><text:s/>m²</text:span></text:p>
          </draw:text-box>
        </draw:frame>
        <draw:frame draw:style-name="gr21" draw:text-style-name="P20" draw:layer="layout" svg:width="1.048cm" svg:height="0.223cm" svg:x="10.185cm" svg:y="11.186cm">
          <draw:text-box>
            <text:p text:style-name="P19"><text:span text:style-name="T5">20</text:span><text:span text:style-name="T5">2,3</text:span><text:span text:style-name="T5">5 <text:s/></text:span><text:span text:style-name="T5">m²</text:span></text:p>
          </draw:text-box>
        </draw:frame>
        <draw:frame draw:style-name="gr22" draw:text-style-name="P22" draw:layer="layout" svg:width="0.731cm" svg:height="0.186cm" svg:x="3.88cm" svg:y="3.431cm">
          <draw:text-box>
            <text:p text:style-name="P21"><text:span text:style-name="T6">17,</text:span><text:span text:style-name="T6">02 </text:span><text:span text:style-name="T6">m²</text:span></text:p>
          </draw:text-box>
        </draw:frame>
        <draw:frame draw:style-name="gr23" draw:text-style-name="P24" draw:layer="layout" svg:width="0.555cm" svg:height="0.14cm" svg:x="6.916cm" svg:y="2.706cm">
          <draw:text-box>
            <text:p text:style-name="P23"><text:span text:style-name="T7">67,0</text:span><text:span text:style-name="T7">5 m²</text:span></text:p>
          </draw:text-box>
        </draw:frame>
        <draw:frame draw:style-name="gr24" draw:text-style-name="P26" draw:layer="layout" svg:width="0.759cm" svg:height="0.192cm" svg:x="16.697cm" svg:y="12.942cm">
          <draw:text-box>
            <text:p text:style-name="P25"><text:span text:style-name="T8">43,</text:span><text:span text:style-name="T8">52 </text:span><text:span text:style-name="T8">m²</text:span></text:p>
          </draw:text-box>
        </draw:frame>
        <draw:frame draw:style-name="gr25" draw:text-style-name="P28" draw:layer="layout" svg:width="0.8cm" svg:height="0.205cm" svg:x="16.656cm" svg:y="14.808cm">
          <draw:text-box>
            <text:p text:style-name="P27"><text:span text:style-name="T9">43,</text:span><text:span text:style-name="T9">52 </text:span><text:span text:style-name="T9">m²</text:span></text:p>
          </draw:text-box>
        </draw:frame>
        <draw:frame draw:style-name="gr23" draw:text-style-name="P24" draw:layer="layout" svg:width="0.555cm" svg:height="0.14cm" svg:x="3.961cm" svg:y="2.173cm">
          <draw:text-box>
            <text:p text:style-name="P23"><text:span text:style-name="T7">17,0</text:span><text:span text:style-name="T7">7 m²</text:span></text:p>
          </draw:text-box>
        </draw:frame>
        <draw:frame draw:style-name="gr18" draw:text-style-name="P14" draw:layer="layout" svg:width="0.555cm" svg:height="0.155cm" svg:x="18.958cm" svg:y="2.708cm">
          <draw:text-box>
            <text:p text:style-name="P13"><text:span text:style-name="T2">66,</text:span><text:span text:style-name="T2">2 <text:s/></text:span><text:span text:style-name="T2">m²</text:span></text:p>
          </draw:text-box>
        </draw:frame>
        <draw:frame draw:style-name="gr17" draw:text-style-name="P14" draw:layer="layout" svg:width="0.555cm" svg:height="0.154cm" svg:x="15.86cm" svg:y="2.68cm">
          <draw:text-box>
            <text:p text:style-name="P13"><text:span text:style-name="T2">66,</text:span><text:span text:style-name="T2">2 <text:s/></text:span><text:span text:style-name="T2">m²</text:span></text:p>
          </draw:text-box>
        </draw:frame>
        <draw:polygon draw:style-name="gr26" draw:text-style-name="P29" draw:layer="layout" svg:width="0.896cm" svg:height="1.037cm" svg:x="10.037cm" svg:y="10.126cm" svg:viewBox="0 0 897 1038" draw:points="0,0 897,0 897,1038 0,1038">
          <text:p/>
        </draw:polygon>
        <draw:frame draw:style-name="gr27" draw:text-style-name="P31" draw:layer="layout" svg:width="0.792cm" svg:height="0.689cm" svg:x="15.722cm" svg:y="2.109cm">
          <draw:text-box>
            <text:p text:style-name="P30"><text:span text:style-name="T10">A</text:span><text:span text:style-name="T10">1</text:span></text:p>
          </draw:text-box>
        </draw:frame>
        <draw:polygon draw:style-name="gr28" draw:text-style-name="P32" draw:layer="layout" svg:width="0.727cm" svg:height="0.779cm" svg:x="22.563cm" svg:y="10.211cm" svg:viewBox="0 0 728 780" draw:points="0,0 728,0 728,780 0,780">
          <text:p/>
        </draw:polygon>
        <draw:frame draw:style-name="gr29" draw:text-style-name="P34" draw:layer="layout" svg:width="1.136cm" svg:height="1.037cm" svg:x="9.969cm" svg:y="10.126cm">
          <draw:text-box>
            <text:p text:style-name="P33"><text:span text:style-name="T11">B</text:span><text:span text:style-name="T11">1</text:span></text:p>
          </draw:text-box>
        </draw:frame>
        <draw:frame draw:style-name="gr30" draw:text-style-name="P36" draw:layer="layout" svg:width="0.89cm" svg:height="0.781cm" svg:x="22.529cm" svg:y="10.212cm">
          <draw:text-box>
            <text:p text:style-name="P35"><text:span text:style-name="T12">C</text:span><text:span text:style-name="T12">1</text:span></text:p>
          </draw:text-box>
        </draw:frame>
        <draw:frame draw:style-name="gr31" draw:text-style-name="P12" draw:layer="layout" svg:width="1.572cm" svg:height="0.521cm" draw:transform="rotate (1.56503674026332) translate (3.986cm 10.578cm)">
          <draw:text-box>
            <text:p text:style-name="P11"><text:span text:style-name="T1">W</text:span><text:span text:style-name="T1">C</text:span><text:span text:style-name="T1">-</text:span><text:span text:style-name="T1">M</text:span><text:span text:style-name="T1">3</text:span></text:p>
          </draw:text-box>
        </draw:frame>
        <draw:frame draw:style-name="gr32" draw:text-style-name="P12" draw:layer="layout" svg:width="1.52cm" svg:height="0.521cm" draw:transform="rotate (1.56625847073971) translate (5.195cm 10.568cm)">
          <draw:text-box>
            <text:p text:style-name="P11"><text:span text:style-name="T1">W</text:span><text:span text:style-name="T1">C</text:span><text:span text:style-name="T1">-</text:span><text:span text:style-name="T1">D</text:span><text:span text:style-name="T1">3</text:span></text:p>
          </draw:text-box>
        </draw:frame>
        <draw:frame draw:style-name="gr33" draw:text-style-name="P12" draw:layer="layout" svg:width="1.01cm" svg:height="0.521cm" draw:transform="rotate (0.00785398163397448) translate (4.008cm 11.662cm)">
          <draw:text-box>
            <text:p text:style-name="P11"><text:span text:style-name="T1">J</text:span><text:span text:style-name="T1">D</text:span><text:span text:style-name="T1">-</text:span><text:span text:style-name="T1">1</text:span></text:p>
          </draw:text-box>
        </draw:frame>
        <draw:frame draw:style-name="gr34" draw:text-style-name="P38" draw:layer="layout" svg:width="0.852cm" svg:height="0.438cm" draw:transform="rotate (0.00820304748437335) translate (18.483cm 14.61cm)">
          <draw:text-box>
            <text:p text:style-name="P37"><text:span text:style-name="T13">J</text:span><text:span text:style-name="T13">D</text:span><text:span text:style-name="T13">-</text:span><text:span text:style-name="T13">2</text:span></text:p>
          </draw:text-box>
        </draw:frame>
        <draw:frame draw:style-name="gr16" draw:text-style-name="P12" draw:layer="layout" svg:width="0.596cm" svg:height="0.521cm" svg:x="22.589cm" svg:y="13.966cm">
          <draw:text-box>
            <text:p text:style-name="P11"><text:span text:style-name="T1">B</text:span><text:span text:style-name="T1">2</text:span></text:p>
          </draw:text-box>
        </draw:frame>
        <draw:frame draw:style-name="gr35" draw:text-style-name="P12" draw:layer="layout" svg:width="0.597cm" svg:height="0.521cm" svg:x="16.641cm" svg:y="14.364cm">
          <draw:text-box>
            <text:p text:style-name="P11"><text:span text:style-name="T1">K</text:span><text:span text:style-name="T1">2</text:span></text:p>
          </draw:text-box>
        </draw:frame>
        <draw:frame draw:style-name="gr35" draw:text-style-name="P12" draw:layer="layout" svg:width="0.597cm" svg:height="0.521cm" svg:x="6.896cm" svg:y="2.269cm">
          <draw:text-box>
            <text:p text:style-name="P11"><text:span text:style-name="T1">K</text:span><text:span text:style-name="T1">3</text:span></text:p>
          </draw:text-box>
        </draw:frame>
        <draw:frame draw:style-name="gr36" draw:text-style-name="P12" draw:layer="layout" svg:width="0.518cm" svg:height="0.521cm" svg:x="3.862cm" svg:y="2.983cm">
          <draw:text-box>
            <text:p text:style-name="P11"><text:span text:style-name="T1">M</text:span><text:span text:style-name="T1">.</text:span></text:p>
          </draw:text-box>
        </draw:frame>
        <draw:frame draw:style-name="gr37" draw:text-style-name="P12" draw:layer="layout" svg:width="0.463cm" svg:height="0.521cm" svg:x="3.93cm" svg:y="1.731cm">
          <draw:text-box>
            <text:p text:style-name="P11"><text:span text:style-name="T1">S</text:span><text:span text:style-name="T1">.</text:span></text:p>
          </draw:text-box>
        </draw:frame>
        <draw:frame draw:style-name="gr38" draw:text-style-name="P40" draw:layer="layout" svg:width="0.913cm" svg:height="0.303cm" draw:transform="rotate (1.56416407563732) translate (8.995cm 2.488cm)">
          <draw:text-box>
            <text:p text:style-name="P39"><text:span text:style-name="T14">W</text:span><text:span text:style-name="T14">C-</text:span><text:span text:style-name="T14">M</text:span><text:span text:style-name="T14">2</text:span></text:p>
          </draw:text-box>
        </draw:frame>
        <draw:frame draw:style-name="gr38" draw:text-style-name="P40" draw:layer="layout" svg:width="0.913cm" svg:height="0.303cm" draw:transform="rotate (1.56416407563732) translate (12.055cm 2.31cm)">
          <draw:text-box>
            <text:p text:style-name="P39"><text:span text:style-name="T14">W</text:span><text:span text:style-name="T14">C-</text:span><text:span text:style-name="T14">M</text:span><text:span text:style-name="T14">1</text:span></text:p>
          </draw:text-box>
        </draw:frame>
        <draw:frame draw:style-name="gr38" draw:text-style-name="P40" draw:layer="layout" svg:width="0.913cm" svg:height="0.303cm" draw:transform="rotate (1.56748020121611) translate (18.461cm 13.181cm)">
          <draw:text-box>
            <text:p text:style-name="P39"><text:span text:style-name="T14">W</text:span><text:span text:style-name="T14">C-</text:span><text:span text:style-name="T14">M</text:span><text:span text:style-name="T14">2</text:span></text:p>
          </draw:text-box>
        </draw:frame>
        <draw:frame draw:style-name="gr39" draw:text-style-name="P40" draw:layer="layout" svg:width="0.884cm" svg:height="0.303cm" draw:transform="rotate (1.56748020121611) translate (19.083cm 13.181cm)">
          <draw:text-box>
            <text:p text:style-name="P39"><text:span text:style-name="T14">W</text:span><text:span text:style-name="T14">C-</text:span><text:span text:style-name="T14">D</text:span><text:span text:style-name="T14">2</text:span></text:p>
          </draw:text-box>
        </draw:frame>
        <draw:frame draw:style-name="gr40" draw:text-style-name="P40" draw:layer="layout" svg:width="0.884cm" svg:height="0.302cm" draw:transform="rotate (1.56521127318851) translate (9.882cm 2.499cm)">
          <draw:text-box>
            <text:p text:style-name="P39"><text:span text:style-name="T14">W</text:span><text:span text:style-name="T14">C-</text:span><text:span text:style-name="T14">D</text:span><text:span text:style-name="T14">2</text:span></text:p>
          </draw:text-box>
        </draw:frame>
        <draw:frame draw:style-name="gr40" draw:text-style-name="P40" draw:layer="layout" svg:width="0.884cm" svg:height="0.302cm" draw:transform="rotate (1.56521127318851) translate (13.495cm 2.303cm)">
          <draw:text-box>
            <text:p text:style-name="P39"><text:span text:style-name="T14">W</text:span><text:span text:style-name="T14">C-</text:span><text:span text:style-name="T14">D</text:span><text:span text:style-name="T14">1</text:span></text:p>
          </draw:text-box>
        </draw:frame>
        <draw:frame draw:style-name="gr27" draw:text-style-name="P31" draw:layer="layout" svg:width="0.792cm" svg:height="0.689cm" svg:x="18.779cm" svg:y="2.14cm">
          <draw:text-box>
            <text:p text:style-name="P30"><text:span text:style-name="T10">A</text:span><text:span text:style-name="T10">1</text:span></text:p>
          </draw:text-box>
        </draw:frame>
        <draw:frame draw:style-name="gr41" draw:text-style-name="P31" draw:layer="layout" svg:width="0.791cm" svg:height="0.689cm" svg:x="21.852cm" svg:y="2.074cm">
          <draw:text-box>
            <text:p text:style-name="P30"><text:span text:style-name="T10">A</text:span><text:span text:style-name="T10">1</text:span></text:p>
          </draw:text-box>
        </draw:frame>
        <draw:line draw:style-name="gr42" draw:text-style-name="P1" draw:layer="layout" svg:x1="15.891cm" svg:y1="11.875cm" svg:x2="18.182cm" svg:y2="11.875cm">
          <text:p/>
        </draw:line>
        <draw:line draw:style-name="gr42" draw:text-style-name="P1" draw:layer="layout" svg:x1="18.156cm" svg:y1="11.875cm" svg:x2="18.156cm" svg:y2="15.408cm">
          <text:p/>
        </draw:line>
        <draw:line draw:style-name="gr42" draw:text-style-name="P1" draw:layer="layout" svg:x1="18.183cm" svg:y1="11.875cm" svg:x2="20.224cm" svg:y2="11.875cm">
          <text:p/>
        </draw:line>
        <draw:line draw:style-name="gr42" draw:text-style-name="P1" draw:layer="layout" svg:x1="20.152cm" svg:y1="11.875cm" svg:x2="23.824cm" svg:y2="11.875cm">
          <text:p/>
        </draw:line>
        <draw:line draw:style-name="gr42" draw:text-style-name="P1" draw:layer="layout" svg:x1="21.239cm" svg:y1="11.891cm" svg:x2="21.239cm" svg:y2="15.296cm">
          <text:p/>
        </draw:line>
        <draw:line draw:style-name="gr42" draw:text-style-name="P1" draw:layer="layout" svg:x1="22.414cm" svg:y1="11.875cm" svg:x2="22.414cm" svg:y2="15.274cm">
          <text:p/>
        </draw:line>
        <draw:line draw:style-name="gr42" draw:text-style-name="P1" draw:layer="layout" svg:x1="19.733cm" svg:y1="11.875cm" svg:x2="19.733cm" svg:y2="14.852cm">
          <text:p/>
        </draw:line>
        <draw:line draw:style-name="gr42" draw:text-style-name="P1" draw:layer="layout" svg:x1="22.409cm" svg:y1="9.169cm" svg:x2="22.409cm" svg:y2="11.593cm">
          <text:p/>
        </draw:line>
        <draw:line draw:style-name="gr42" draw:text-style-name="P1" draw:layer="layout" svg:x1="2.869cm" svg:y1="1.374cm" svg:x2="8.659cm" svg:y2="1.374cm">
          <text:p/>
        </draw:line>
        <draw:line draw:style-name="gr42" draw:text-style-name="P1" draw:layer="layout" svg:x1="5.485cm" svg:y1="1.374cm" svg:x2="5.485cm" svg:y2="2.763cm">
          <text:p/>
        </draw:line>
        <draw:line draw:style-name="gr42" draw:text-style-name="P1" draw:layer="layout" svg:x1="3.067cm" svg:y1="2.764cm" svg:x2="5.498cm" svg:y2="2.764cm">
          <text:p/>
        </draw:line>
        <draw:line draw:style-name="gr42" draw:text-style-name="P1" draw:layer="layout" svg:x1="5.813cm" svg:y1="1.383cm" svg:x2="5.813cm" svg:y2="3.575cm">
          <text:p/>
        </draw:line>
        <draw:line draw:style-name="gr42" draw:text-style-name="P1" draw:layer="layout" svg:x1="8.644cm" svg:y1="1.386cm" svg:x2="8.644cm" svg:y2="3.615cm">
          <text:p/>
        </draw:line>
        <draw:line draw:style-name="gr42" draw:text-style-name="P1" draw:layer="layout" svg:x1="8.085cm" svg:y1="8.787cm" svg:x2="8.085cm" svg:y2="12.345cm">
          <text:p/>
        </draw:line>
        <draw:line draw:style-name="gr42" draw:text-style-name="P1" draw:layer="layout" svg:x1="9.681cm" svg:y1="8.775cm" svg:x2="9.681cm" svg:y2="12.369cm">
          <text:p/>
        </draw:line>
        <draw:line draw:style-name="gr42" draw:text-style-name="P1" draw:layer="layout" svg:x1="6.209cm" svg:y1="8.778cm" svg:x2="6.209cm" svg:y2="12.472cm">
          <text:p/>
        </draw:line>
        <draw:line draw:style-name="gr42" draw:text-style-name="P1" draw:layer="layout" svg:x1="6.209cm" svg:y1="8.79cm" svg:x2="11.7cm" svg:y2="8.79cm">
          <text:p/>
        </draw:line>
        <draw:line draw:style-name="gr42" draw:text-style-name="P1" draw:layer="layout" svg:x1="11.7cm" svg:y1="12.407cm" svg:x2="11.7cm" svg:y2="8.79cm">
          <text:p/>
        </draw:line>
        <draw:line draw:style-name="gr42" draw:text-style-name="P1" draw:layer="layout" svg:x1="16.092cm" svg:y1="15.407cm" svg:x2="18.168cm" svg:y2="15.407cm">
          <text:p/>
        </draw:line>
        <draw:line draw:style-name="gr42" draw:text-style-name="P1" draw:layer="layout" svg:x1="15.855cm" svg:y1="13.689cm" svg:x2="18.145cm" svg:y2="13.689cm">
          <text:p/>
        </draw:line>
        <draw:line draw:style-name="gr42" draw:text-style-name="P1" draw:layer="layout" svg:x1="15.891cm" svg:y1="11.89cm" svg:x2="15.892cm" svg:y2="13.496cm">
          <text:p/>
        </draw:line>
        <draw:line draw:style-name="gr42" draw:text-style-name="P1" draw:layer="layout" svg:x1="19.488cm" svg:y1="9.169cm" svg:x2="23.846cm" svg:y2="9.169cm">
          <text:p/>
        </draw:line>
        <draw:line draw:style-name="gr42" draw:text-style-name="P1" draw:layer="layout" svg:x1="23.831cm" svg:y1="9.182cm" svg:x2="23.831cm" svg:y2="15.294cm">
          <text:p/>
        </draw:line>
        <draw:line draw:style-name="gr42" draw:text-style-name="P1" draw:layer="layout" svg:x1="19.501cm" svg:y1="9.165cm" svg:x2="19.501cm" svg:y2="11.615cm">
          <text:p/>
        </draw:line>
        <draw:line draw:style-name="gr42" draw:text-style-name="P1" draw:layer="layout" svg:x1="21.264cm" svg:y1="9.169cm" svg:x2="21.264cm" svg:y2="11.58cm">
          <text:p/>
        </draw:line>
        <draw:line draw:style-name="gr42" draw:text-style-name="P1" draw:layer="layout" svg:x1="26.641cm" svg:y1="3.601cm" svg:x2="14.698cm" svg:y2="3.601cm">
          <text:p/>
        </draw:line>
        <draw:line draw:style-name="gr42" draw:text-style-name="P1" draw:layer="layout" svg:x1="14.688cm" svg:y1="3.618cm" svg:x2="14.688cm" svg:y2="1.312cm">
          <text:p/>
        </draw:line>
        <draw:line draw:style-name="gr42" draw:text-style-name="P1" draw:layer="layout" svg:x1="14.695cm" svg:y1="1.33cm" svg:x2="15.583cm" svg:y2="1.33cm">
          <text:p/>
        </draw:line>
        <draw:line draw:style-name="gr42" draw:text-style-name="P1" draw:layer="layout" svg:x1="17.72cm" svg:y1="1.34cm" svg:x2="18.608cm" svg:y2="1.34cm">
          <text:p/>
        </draw:line>
        <draw:line draw:style-name="gr42" draw:text-style-name="P1" draw:layer="layout" svg:x1="19.625cm" svg:y1="1.346cm" svg:x2="20.513cm" svg:y2="1.346cm">
          <text:p/>
        </draw:line>
        <draw:line draw:style-name="gr42" draw:text-style-name="P1" draw:layer="layout" svg:x1="20.75cm" svg:y1="1.33cm" svg:x2="21.596cm" svg:y2="1.33cm">
          <text:p/>
        </draw:line>
        <draw:line draw:style-name="gr42" draw:text-style-name="P1" draw:layer="layout" svg:x1="22.728cm" svg:y1="1.33cm" svg:x2="23.615cm" svg:y2="1.33cm">
          <text:p/>
        </draw:line>
        <draw:line draw:style-name="gr42" draw:text-style-name="P1" draw:layer="layout" svg:x1="23.821cm" svg:y1="1.326cm" svg:x2="24.734cm" svg:y2="1.326cm">
          <text:p/>
        </draw:line>
        <draw:line draw:style-name="gr42" draw:text-style-name="P1" draw:layer="layout" svg:x1="25.798cm" svg:y1="1.34cm" svg:x2="26.672cm" svg:y2="1.34cm">
          <text:p/>
        </draw:line>
        <draw:line draw:style-name="gr42" draw:text-style-name="P1" draw:layer="layout" svg:x1="16.614cm" svg:y1="1.325cm" svg:x2="17.502cm" svg:y2="1.325cm">
          <text:p/>
        </draw:line>
        <draw:line draw:style-name="gr42" draw:text-style-name="P1" draw:layer="layout" svg:x1="17.504cm" svg:y1="1.311cm" svg:x2="17.504cm" svg:y2="3.601cm">
          <text:p/>
        </draw:line>
        <draw:line draw:style-name="gr42" draw:text-style-name="P1" draw:layer="layout" svg:x1="17.719cm" svg:y1="1.333cm" svg:x2="17.719cm" svg:y2="3.601cm">
          <text:p/>
        </draw:line>
        <draw:line draw:style-name="gr42" draw:text-style-name="P1" draw:layer="layout" svg:x1="20.505cm" svg:y1="3.601cm" svg:x2="20.505cm" svg:y2="1.346cm">
          <text:p/>
        </draw:line>
        <draw:line draw:style-name="gr42" draw:text-style-name="P1" draw:layer="layout" svg:x1="20.766cm" svg:y1="3.601cm" svg:x2="20.766cm" svg:y2="1.336cm">
          <text:p/>
        </draw:line>
        <draw:line draw:style-name="gr42" draw:text-style-name="P1" draw:layer="layout" svg:x1="23.604cm" svg:y1="3.586cm" svg:x2="23.604cm" svg:y2="1.33cm">
          <text:p/>
        </draw:line>
        <draw:line draw:style-name="gr42" draw:text-style-name="P1" draw:layer="layout" svg:x1="23.821cm" svg:y1="3.595cm" svg:x2="23.821cm" svg:y2="1.305cm">
          <text:p/>
        </draw:line>
        <draw:line draw:style-name="gr42" draw:text-style-name="P1" draw:layer="layout" svg:x1="26.655cm" svg:y1="3.601cm" svg:x2="26.655cm" svg:y2="1.35cm">
          <text:p/>
        </draw:line>
        <draw:line draw:style-name="gr42" draw:text-style-name="P1" draw:layer="layout" svg:x1="25.799cm" svg:y1="4.641cm" svg:x2="25.78cm" svg:y2="4.633cm">
          <text:p/>
        </draw:line>
        <draw:line draw:style-name="gr42" draw:text-style-name="P1" draw:layer="layout" svg:x1="7.313cm" svg:y1="3.601cm" svg:x2="8.651cm" svg:y2="3.601cm">
          <text:p/>
        </draw:line>
        <draw:line draw:style-name="gr43" draw:text-style-name="P1" draw:layer="layout" svg:x1="4.684cm" svg:y1="2.196cm" svg:x2="11.602cm" svg:y2="2.196cm">
          <text:p/>
        </draw:line>
        <draw:line draw:style-name="gr43" draw:text-style-name="P1" draw:layer="layout" svg:x1="7.308cm" svg:y1="8.74cm" svg:x2="7.308cm" svg:y2="2.171cm">
          <text:p/>
        </draw:line>
        <draw:line draw:style-name="gr43" draw:text-style-name="P1" draw:layer="layout" svg:x1="22.409cm" svg:y1="9.15cm" svg:x2="22.409cm" svg:y2="3.583cm">
          <text:p/>
        </draw:line>
        <draw:line draw:style-name="gr43" draw:text-style-name="P1" draw:layer="layout" svg:x1="7.308cm" svg:y1="8.729cm" svg:x2="11.854cm" svg:y2="8.729cm">
          <text:p/>
        </draw:line>
        <draw:line draw:style-name="gr43" draw:text-style-name="P1" draw:layer="layout" svg:x1="11.826cm" svg:y1="8.74cm" svg:x2="11.826cm" svg:y2="11.951cm">
          <text:p/>
        </draw:line>
        <draw:line draw:style-name="gr43" draw:text-style-name="P1" draw:layer="layout" svg:x1="15.911cm" svg:y1="11.936cm" svg:x2="11.801cm" svg:y2="11.936cm">
          <text:p/>
        </draw:line>
        <draw:line draw:style-name="gr43" draw:text-style-name="P1" draw:layer="layout" svg:x1="11.601cm" svg:y1="2.17cm" svg:x2="11.601cm" svg:y2="3.537cm">
          <text:p/>
        </draw:line>
        <draw:line draw:style-name="gr43" draw:text-style-name="P1" draw:layer="layout" svg:x1="11.574cm" svg:y1="3.563cm" svg:x2="22.332cm" svg:y2="3.563cm">
          <text:p/>
        </draw:line>
        <draw:polygon draw:style-name="gr44" draw:text-style-name="P41" draw:layer="layout" svg:width="0.18cm" svg:height="0.188cm" svg:x="22.319cm" svg:y="3.497cm" svg:viewBox="0 0 181 189" draw:points="0,0 181,0 181,189 0,189">
          <text:p/>
        </draw:polygon>
        <draw:polygon draw:style-name="gr44" draw:text-style-name="P41" draw:layer="layout" svg:width="0.18cm" svg:height="0.188cm" svg:x="22.319cm" svg:y="9.057cm" svg:viewBox="0 0 181 189" draw:points="0,0 181,0 181,189 0,189">
          <text:p/>
        </draw:polygon>
        <draw:polygon draw:style-name="gr44" draw:text-style-name="P41" draw:layer="layout" svg:width="0.181cm" svg:height="0.188cm" svg:x="15.822cm" svg:y="11.845cm" svg:viewBox="0 0 182 189" draw:points="0,0 182,0 182,189 0,189">
          <text:p/>
        </draw:polygon>
        <draw:polygon draw:style-name="gr44" draw:text-style-name="P41" draw:layer="layout" svg:width="0.181cm" svg:height="0.189cm" svg:x="7.2cm" svg:y="8.74cm" svg:viewBox="0 0 182 190" draw:points="0,0 182,0 182,190 0,190">
          <text:p/>
        </draw:polygon>
        <draw:polygon draw:style-name="gr44" draw:text-style-name="P41" draw:layer="layout" svg:width="0.181cm" svg:height="0.189cm" svg:x="7.215cm" svg:y="3.469cm" svg:viewBox="0 0 182 190" draw:points="0,0 182,0 182,190 0,190">
          <text:p/>
        </draw:polygon>
        <draw:polygon draw:style-name="gr44" draw:text-style-name="P41" draw:layer="layout" svg:width="0.502cm" svg:height="0.522cm" svg:x="4.432cm" svg:y="1.935cm" svg:viewBox="0 0 503 523" draw:points="0,0 503,0 503,523 0,523">
          <text:p/>
        </draw:polygon>
        <draw:frame draw:style-name="gr27" draw:text-style-name="P31" draw:layer="layout" svg:width="0.792cm" svg:height="0.689cm" svg:x="24.994cm" svg:y="2.063cm">
          <draw:text-box>
            <text:p text:style-name="P30"><text:span text:style-name="T10">A1</text:span></text:p>
          </draw:text-box>
        </draw:frame>
        <draw:frame draw:style-name="gr45" draw:text-style-name="P43" draw:layer="layout" svg:width="0.173cm" svg:height="0.196cm" svg:x="7.257cm" svg:y="3.467cm">
          <draw:text-box>
            <text:p text:style-name="P42"><text:span text:style-name="T15">1</text:span></text:p>
          </draw:text-box>
        </draw:frame>
        <draw:frame draw:style-name="gr45" draw:text-style-name="P43" draw:layer="layout" svg:width="0.173cm" svg:height="0.196cm" svg:x="7.249cm" svg:y="8.739cm">
          <draw:text-box>
            <text:p text:style-name="P42"><text:span text:style-name="T15">2</text:span></text:p>
          </draw:text-box>
        </draw:frame>
        <draw:frame draw:style-name="gr45" draw:text-style-name="P43" draw:layer="layout" svg:width="0.173cm" svg:height="0.196cm" svg:x="15.866cm" svg:y="11.841cm">
          <draw:text-box>
            <text:p text:style-name="P42"><text:span text:style-name="T15">3</text:span></text:p>
          </draw:text-box>
        </draw:frame>
        <draw:frame draw:style-name="gr45" draw:text-style-name="P43" draw:layer="layout" svg:width="0.173cm" svg:height="0.196cm" svg:x="22.364cm" svg:y="9.056cm">
          <draw:text-box>
            <text:p text:style-name="P42"><text:span text:style-name="T15">4</text:span></text:p>
          </draw:text-box>
        </draw:frame>
        <draw:polygon draw:style-name="gr46" draw:text-style-name="P44" draw:layer="layout" svg:width="0.193cm" svg:height="0.173cm" svg:x="26.386cm" svg:y="2.232cm" svg:viewBox="0 0 194 174" draw:points="0,0 194,0 194,174 0,174">
          <text:p/>
        </draw:polygon>
        <draw:frame draw:style-name="gr45" draw:text-style-name="P43" draw:layer="layout" svg:width="0.173cm" svg:height="0.196cm" svg:x="22.364cm" svg:y="3.496cm">
          <draw:text-box>
            <text:p text:style-name="P42"><text:span text:style-name="T15">5</text:span></text:p>
          </draw:text-box>
        </draw:frame>
        <draw:polygon draw:style-name="gr46" draw:text-style-name="P44" draw:layer="layout" svg:width="0.194cm" svg:height="0.173cm" svg:x="24.453cm" svg:y="3.335cm" svg:viewBox="0 0 195 174" draw:points="0,0 195,0 195,174 0,174">
          <text:p/>
        </draw:polygon>
        <draw:frame draw:style-name="gr47" draw:text-style-name="P46" draw:layer="layout" svg:width="0.197cm" svg:height="0.173cm" svg:x="26.383cm" svg:y="2.233cm">
          <draw:text-box>
            <text:p text:style-name="P45"><text:span text:style-name="T16">2R</text:span></text:p>
          </draw:text-box>
        </draw:frame>
        <draw:frame draw:style-name="gr48" draw:text-style-name="P46" draw:layer="layout" svg:width="0.198cm" svg:height="0.173cm" svg:x="24.451cm" svg:y="3.337cm">
          <draw:text-box>
            <text:p text:style-name="P45"><text:span text:style-name="T16">4R</text:span></text:p>
          </draw:text-box>
        </draw:frame>
        <draw:polygon draw:style-name="gr46" draw:text-style-name="P44" draw:layer="layout" svg:width="0.192cm" svg:height="0.173cm" svg:x="25.893cm" svg:y="3.335cm" svg:viewBox="0 0 193 174" draw:points="0,0 193,0 193,174 0,174">
          <text:p/>
        </draw:polygon>
        <draw:frame draw:style-name="gr49" draw:text-style-name="P48" draw:layer="layout" svg:width="0.299cm" svg:height="0.336cm" svg:x="26.424cm" svg:y="3.952cm">
          <draw:text-box>
            <text:p text:style-name="P47"><text:span text:style-name="T17">1</text:span></text:p>
          </draw:text-box>
        </draw:frame>
        <draw:polygon draw:style-name="gr46" draw:text-style-name="P44" draw:layer="layout" svg:width="0.191cm" svg:height="0.173cm" svg:x="23.909cm" svg:y="2.248cm" svg:viewBox="0 0 192 174" draw:points="0,0 192,0 192,174 0,174">
          <text:p/>
        </draw:polygon>
        <draw:frame draw:style-name="gr47" draw:text-style-name="P46" draw:layer="layout" svg:width="0.197cm" svg:height="0.173cm" svg:x="25.889cm" svg:y="3.337cm">
          <draw:text-box>
            <text:p text:style-name="P45"><text:span text:style-name="T16">3R</text:span></text:p>
          </draw:text-box>
        </draw:frame>
        <draw:polygon draw:style-name="gr46" draw:text-style-name="P44" draw:layer="layout" svg:width="0.19cm" svg:height="0.173cm" svg:x="24.658cm" svg:y="1.438cm" svg:viewBox="0 0 191 174" draw:points="0,0 191,0 191,174 0,174">
          <text:p/>
        </draw:polygon>
        <draw:frame draw:style-name="gr50" draw:text-style-name="P46" draw:layer="layout" svg:width="0.197cm" svg:height="0.174cm" svg:x="23.903cm" svg:y="2.248cm">
          <draw:text-box>
            <text:p text:style-name="P45"><text:span text:style-name="T16">5R</text:span></text:p>
          </draw:text-box>
        </draw:frame>
        <draw:polygon draw:style-name="gr46" draw:text-style-name="P44" draw:layer="layout" svg:width="0.19cm" svg:height="0.172cm" svg:x="22.627cm" svg:y="1.426cm" svg:viewBox="0 0 191 173" draw:points="0,0 191,0 191,173 0,173">
          <text:p/>
        </draw:polygon>
        <draw:frame draw:style-name="gr47" draw:text-style-name="P46" draw:layer="layout" svg:width="0.197cm" svg:height="0.173cm" svg:x="24.652cm" svg:y="1.439cm">
          <draw:text-box>
            <text:p text:style-name="P45"><text:span text:style-name="T16">6R</text:span></text:p>
          </draw:text-box>
        </draw:frame>
        <draw:polygon draw:style-name="gr46" draw:text-style-name="P44" draw:layer="layout" svg:width="0.191cm" svg:height="0.173cm" svg:x="23.288cm" svg:y="2.248cm" svg:viewBox="0 0 192 174" draw:points="0,0 192,0 192,174 0,174">
          <text:p/>
        </draw:polygon>
        <draw:frame draw:style-name="gr48" draw:text-style-name="P46" draw:layer="layout" svg:width="0.198cm" svg:height="0.173cm" svg:x="22.62cm" svg:y="1.426cm">
          <draw:text-box>
            <text:p text:style-name="P45"><text:span text:style-name="T16">7R</text:span></text:p>
          </draw:text-box>
        </draw:frame>
        <draw:polygon draw:style-name="gr46" draw:text-style-name="P44" draw:layer="layout" svg:width="0.192cm" svg:height="0.173cm" svg:x="22.736cm" svg:y="3.323cm" svg:viewBox="0 0 193 174" draw:points="0,0 193,0 193,174 0,174">
          <text:p/>
        </draw:polygon>
        <draw:frame draw:style-name="gr50" draw:text-style-name="P46" draw:layer="layout" svg:width="0.197cm" svg:height="0.174cm" svg:x="23.282cm" svg:y="2.248cm">
          <draw:text-box>
            <text:p text:style-name="P45"><text:span text:style-name="T16">8R</text:span></text:p>
          </draw:text-box>
        </draw:frame>
        <draw:polygon draw:style-name="gr46" draw:text-style-name="P44" draw:layer="layout" svg:width="0.271cm" svg:height="0.173cm" svg:x="21.675cm" svg:y="3.329cm" svg:viewBox="0 0 272 174" draw:points="0,0 272,0 272,174 0,174">
          <text:p/>
        </draw:polygon>
        <draw:frame draw:style-name="gr48" draw:text-style-name="P46" draw:layer="layout" svg:width="0.198cm" svg:height="0.173cm" svg:x="22.731cm" svg:y="3.325cm">
          <draw:text-box>
            <text:p text:style-name="P45"><text:span text:style-name="T16">9R</text:span></text:p>
          </draw:text-box>
        </draw:frame>
        <draw:polygon draw:style-name="gr46" draw:text-style-name="P44" draw:layer="layout" svg:width="0.263cm" svg:height="0.173cm" svg:x="20.872cm" svg:y="2.214cm" svg:viewBox="0 0 264 174" draw:points="0,0 264,0 264,174 0,174">
          <text:p/>
        </draw:polygon>
        <draw:frame draw:style-name="gr51" draw:text-style-name="P46" draw:layer="layout" svg:width="0.281cm" svg:height="0.173cm" svg:x="21.663cm" svg:y="3.33cm">
          <draw:text-box>
            <text:p text:style-name="P45"><text:span text:style-name="T16">10R</text:span></text:p>
          </draw:text-box>
        </draw:frame>
        <draw:polygon draw:style-name="gr46" draw:text-style-name="P44" draw:layer="layout" svg:width="0.271cm" svg:height="0.173cm" svg:x="21.541cm" svg:y="1.391cm" svg:viewBox="0 0 272 174" draw:points="0,0 272,0 272,174 0,174">
          <text:p/>
        </draw:polygon>
        <draw:frame draw:style-name="gr51" draw:text-style-name="P46" draw:layer="layout" svg:width="0.281cm" svg:height="0.173cm" svg:x="20.861cm" svg:y="2.216cm">
          <draw:text-box>
            <text:p text:style-name="P45"><text:span text:style-name="T16">11R</text:span></text:p>
          </draw:text-box>
        </draw:frame>
        <draw:polygon draw:style-name="gr46" draw:text-style-name="P44" draw:layer="layout" svg:width="0.271cm" svg:height="0.173cm" svg:x="19.479cm" svg:y="1.459cm" svg:viewBox="0 0 272 174" draw:points="0,0 272,0 272,174 0,174">
          <text:p/>
        </draw:polygon>
        <draw:frame draw:style-name="gr51" draw:text-style-name="P46" draw:layer="layout" svg:width="0.281cm" svg:height="0.173cm" svg:x="21.53cm" svg:y="1.392cm">
          <draw:text-box>
            <text:p text:style-name="P45"><text:span text:style-name="T16">12R</text:span></text:p>
          </draw:text-box>
        </draw:frame>
        <draw:polygon draw:style-name="gr46" draw:text-style-name="P44" draw:layer="layout" svg:width="0.271cm" svg:height="0.173cm" svg:x="20.148cm" svg:y="2.186cm" svg:viewBox="0 0 272 174" draw:points="0,0 272,0 272,174 0,174">
          <text:p/>
        </draw:polygon>
        <draw:frame draw:style-name="gr51" draw:text-style-name="P46" draw:layer="layout" svg:width="0.281cm" svg:height="0.173cm" svg:x="19.468cm" svg:y="1.46cm">
          <draw:text-box>
            <text:p text:style-name="P45"><text:span text:style-name="T16">13R</text:span></text:p>
          </draw:text-box>
        </draw:frame>
        <draw:polygon draw:style-name="gr46" draw:text-style-name="P44" draw:layer="layout" svg:width="0.271cm" svg:height="0.173cm" svg:x="19.492cm" svg:y="3.3cm" svg:viewBox="0 0 272 174" draw:points="0,0 272,0 272,174 0,174">
          <text:p/>
        </draw:polygon>
        <draw:frame draw:style-name="gr51" draw:text-style-name="P46" draw:layer="layout" svg:width="0.281cm" svg:height="0.173cm" svg:x="20.137cm" svg:y="2.187cm">
          <draw:text-box>
            <text:p text:style-name="P45"><text:span text:style-name="T16">14R</text:span></text:p>
          </draw:text-box>
        </draw:frame>
        <draw:polygon draw:style-name="gr46" draw:text-style-name="P44" draw:layer="layout" svg:width="0.271cm" svg:height="0.173cm" svg:x="18.413cm" svg:y="3.328cm" svg:viewBox="0 0 272 174" draw:points="0,0 272,0 272,174 0,174">
          <text:p/>
        </draw:polygon>
        <draw:frame draw:style-name="gr52" draw:text-style-name="P46" draw:layer="layout" svg:width="0.281cm" svg:height="0.174cm" svg:x="19.481cm" svg:y="3.301cm">
          <draw:text-box>
            <text:p text:style-name="P45"><text:span text:style-name="T16">15R</text:span></text:p>
          </draw:text-box>
        </draw:frame>
        <draw:polygon draw:style-name="gr46" draw:text-style-name="P44" draw:layer="layout" svg:width="0.271cm" svg:height="0.172cm" svg:x="17.794cm" svg:y="2.266cm" svg:viewBox="0 0 272 173" draw:points="0,0 272,0 272,173 0,173">
          <text:p/>
        </draw:polygon>
        <draw:frame draw:style-name="gr51" draw:text-style-name="P46" draw:layer="layout" svg:width="0.281cm" svg:height="0.173cm" svg:x="18.402cm" svg:y="3.329cm">
          <draw:text-box>
            <text:p text:style-name="P45"><text:span text:style-name="T16">16R</text:span></text:p>
          </draw:text-box>
        </draw:frame>
        <draw:polygon draw:style-name="gr46" draw:text-style-name="P44" draw:layer="layout" svg:width="0.271cm" svg:height="0.173cm" svg:x="18.483cm" svg:y="1.426cm" svg:viewBox="0 0 272 174" draw:points="0,0 272,0 272,174 0,174">
          <text:p/>
        </draw:polygon>
        <draw:frame draw:style-name="gr51" draw:text-style-name="P46" draw:layer="layout" svg:width="0.281cm" svg:height="0.173cm" svg:x="17.783cm" svg:y="2.266cm">
          <draw:text-box>
            <text:p text:style-name="P45"><text:span text:style-name="T16">17R</text:span></text:p>
          </draw:text-box>
        </draw:frame>
        <draw:polygon draw:style-name="gr46" draw:text-style-name="P44" draw:layer="layout" svg:width="0.271cm" svg:height="0.173cm" svg:x="16.515cm" svg:y="1.437cm" svg:viewBox="0 0 272 174" draw:points="0,0 272,0 272,174 0,174">
          <text:p/>
        </draw:polygon>
        <draw:frame draw:style-name="gr51" draw:text-style-name="P46" draw:layer="layout" svg:width="0.281cm" svg:height="0.173cm" svg:x="18.471cm" svg:y="1.427cm">
          <draw:text-box>
            <text:p text:style-name="P45"><text:span text:style-name="T16">18R</text:span></text:p>
          </draw:text-box>
        </draw:frame>
        <draw:polygon draw:style-name="gr46" draw:text-style-name="P44" draw:layer="layout" svg:width="0.279cm" svg:height="0.173cm" svg:x="17.126cm" svg:y="2.255cm" svg:viewBox="0 0 280 174" draw:points="0,0 280,0 280,174 0,174">
          <text:p/>
        </draw:polygon>
        <draw:frame draw:style-name="gr51" draw:text-style-name="P46" draw:layer="layout" svg:width="0.281cm" svg:height="0.173cm" svg:x="16.503cm" svg:y="1.438cm">
          <draw:text-box>
            <text:p text:style-name="P45"><text:span text:style-name="T16">19R</text:span></text:p>
          </draw:text-box>
        </draw:frame>
        <draw:polygon draw:style-name="gr46" draw:text-style-name="P44" draw:layer="layout" svg:width="0.28cm" svg:height="0.173cm" svg:x="14.758cm" svg:y="2.279cm" svg:viewBox="0 0 281 174" draw:points="0,0 281,0 281,174 0,174">
          <text:p/>
        </draw:polygon>
        <draw:frame draw:style-name="gr51" draw:text-style-name="P46" draw:layer="layout" svg:width="0.281cm" svg:height="0.173cm" svg:x="17.123cm" svg:y="2.256cm">
          <draw:text-box>
            <text:p text:style-name="P45"><text:span text:style-name="T16">20R</text:span></text:p>
          </draw:text-box>
        </draw:frame>
        <draw:polygon draw:style-name="gr46" draw:text-style-name="P44" draw:layer="layout" svg:width="0.28cm" svg:height="0.172cm" svg:x="15.437cm" svg:y="1.461cm" svg:viewBox="0 0 281 173" draw:points="0,0 281,0 281,173 0,173">
          <text:p/>
        </draw:polygon>
        <draw:frame draw:style-name="gr52" draw:text-style-name="P46" draw:layer="layout" svg:width="0.281cm" svg:height="0.174cm" svg:x="14.755cm" svg:y="2.28cm">
          <draw:text-box>
            <text:p text:style-name="P45"><text:span text:style-name="T16">23R</text:span></text:p>
          </draw:text-box>
        </draw:frame>
        <draw:polygon draw:style-name="gr46" draw:text-style-name="P44" draw:layer="layout" svg:width="0.28cm" svg:height="0.173cm" svg:x="15.397cm" svg:y="3.306cm" svg:viewBox="0 0 281 174" draw:points="0,0 281,0 281,174 0,174">
          <text:p/>
        </draw:polygon>
        <draw:frame draw:style-name="gr51" draw:text-style-name="P46" draw:layer="layout" svg:width="0.281cm" svg:height="0.173cm" svg:x="15.434cm" svg:y="1.461cm">
          <draw:text-box>
            <text:p text:style-name="P45"><text:span text:style-name="T16">24R</text:span></text:p>
          </draw:text-box>
        </draw:frame>
        <draw:polygon draw:style-name="gr46" draw:text-style-name="P44" draw:layer="layout" svg:width="0.28cm" svg:height="0.172cm" svg:x="16.313cm" svg:y="3.312cm" svg:viewBox="0 0 281 173" draw:points="0,0 281,0 281,173 0,173">
          <text:p/>
        </draw:polygon>
        <draw:frame draw:style-name="gr51" draw:text-style-name="P46" draw:layer="layout" svg:width="0.281cm" svg:height="0.173cm" svg:x="15.393cm" svg:y="3.307cm">
          <draw:text-box>
            <text:p text:style-name="P45"><text:span text:style-name="T16">22R</text:span></text:p>
          </draw:text-box>
        </draw:frame>
        <draw:polygon draw:style-name="gr46" draw:text-style-name="P44" draw:layer="layout" svg:width="0.278cm" svg:height="0.173cm" svg:x="7.087cm" svg:y="12.376cm" svg:viewBox="0 0 279 174" draw:points="0,0 279,0 279,174 0,174">
          <text:p/>
        </draw:polygon>
        <draw:frame draw:style-name="gr52" draw:text-style-name="P46" draw:layer="layout" svg:width="0.281cm" svg:height="0.174cm" svg:x="16.31cm" svg:y="3.312cm">
          <draw:text-box>
            <text:p text:style-name="P45"><text:span text:style-name="T16">21R</text:span></text:p>
          </draw:text-box>
        </draw:frame>
        <draw:polygon draw:style-name="gr46" draw:text-style-name="P44" draw:layer="layout" svg:width="0.277cm" svg:height="0.173cm" svg:x="6.311cm" svg:y="11.524cm" svg:viewBox="0 0 278 174" draw:points="0,0 278,0 278,174 0,174">
          <text:p/>
        </draw:polygon>
        <draw:frame draw:style-name="gr51" draw:text-style-name="P46" draw:layer="layout" svg:width="0.281cm" svg:height="0.173cm" svg:x="7.081cm" svg:y="12.377cm">
          <draw:text-box>
            <text:p text:style-name="P45"><text:span text:style-name="T16">62R</text:span></text:p>
          </draw:text-box>
        </draw:frame>
        <draw:polygon draw:style-name="gr46" draw:text-style-name="P44" draw:layer="layout" svg:width="0.277cm" svg:height="0.172cm" svg:x="6.318cm" svg:y="10.577cm" svg:viewBox="0 0 278 173" draw:points="0,0 278,0 278,173 0,173">
          <text:p/>
        </draw:polygon>
        <draw:frame draw:style-name="gr53" draw:text-style-name="P46" draw:layer="layout" svg:width="0.28cm" svg:height="0.173cm" svg:x="6.305cm" svg:y="11.524cm">
          <draw:text-box>
            <text:p text:style-name="P45"><text:span text:style-name="T16">63R</text:span></text:p>
          </draw:text-box>
        </draw:frame>
        <draw:polygon draw:style-name="gr46" draw:text-style-name="P44" draw:layer="layout" svg:width="0.277cm" svg:height="0.173cm" svg:x="6.306cm" svg:y="9.775cm" svg:viewBox="0 0 278 174" draw:points="0,0 278,0 278,174 0,174">
          <text:p/>
        </draw:polygon>
        <draw:frame draw:style-name="gr51" draw:text-style-name="P46" draw:layer="layout" svg:width="0.281cm" svg:height="0.173cm" svg:x="6.312cm" svg:y="10.577cm">
          <draw:text-box>
            <text:p text:style-name="P45"><text:span text:style-name="T16">64R</text:span></text:p>
          </draw:text-box>
        </draw:frame>
        <draw:polygon draw:style-name="gr46" draw:text-style-name="P44" draw:layer="layout" svg:width="0.278cm" svg:height="0.172cm" svg:x="6.582cm" svg:y="8.872cm" svg:viewBox="0 0 279 173" draw:points="0,0 279,0 279,173 0,173">
          <text:p/>
        </draw:polygon>
        <draw:frame draw:style-name="gr52" draw:text-style-name="P46" draw:layer="layout" svg:width="0.281cm" svg:height="0.174cm" svg:x="6.3cm" svg:y="9.776cm">
          <draw:text-box>
            <text:p text:style-name="P45"><text:span text:style-name="T16">65R</text:span></text:p>
          </draw:text-box>
        </draw:frame>
        <draw:polygon draw:style-name="gr46" draw:text-style-name="P44" draw:layer="layout" svg:width="0.278cm" svg:height="0.172cm" svg:x="7.634cm" svg:y="9.119cm" svg:viewBox="0 0 279 173" draw:points="0,0 279,0 279,173 0,173">
          <text:p/>
        </draw:polygon>
        <draw:frame draw:style-name="gr54" draw:text-style-name="P46" draw:layer="layout" svg:width="0.28cm" svg:height="0.174cm" svg:x="6.577cm" svg:y="8.872cm">
          <draw:text-box>
            <text:p text:style-name="P45"><text:span text:style-name="T16">66R</text:span></text:p>
          </draw:text-box>
        </draw:frame>
        <draw:polygon draw:style-name="gr46" draw:text-style-name="P44" draw:layer="layout" svg:width="0.277cm" svg:height="0.173cm" svg:x="7.657cm" svg:y="9.948cm" svg:viewBox="0 0 278 174" draw:points="0,0 278,0 278,174 0,174">
          <text:p/>
        </draw:polygon>
        <draw:frame draw:style-name="gr54" draw:text-style-name="P46" draw:layer="layout" svg:width="0.28cm" svg:height="0.174cm" svg:x="7.629cm" svg:y="9.119cm">
          <draw:text-box>
            <text:p text:style-name="P45"><text:span text:style-name="T16">67R</text:span></text:p>
          </draw:text-box>
        </draw:frame>
        <draw:polygon draw:style-name="gr46" draw:text-style-name="P44" draw:layer="layout" svg:width="0.277cm" svg:height="0.172cm" svg:x="7.649cm" svg:y="10.643cm" svg:viewBox="0 0 278 173" draw:points="0,0 278,0 278,173 0,173">
          <text:p/>
        </draw:polygon>
        <draw:frame draw:style-name="gr53" draw:text-style-name="P46" draw:layer="layout" svg:width="0.28cm" svg:height="0.173cm" svg:x="7.651cm" svg:y="9.95cm">
          <draw:text-box>
            <text:p text:style-name="P45"><text:span text:style-name="T16">68R</text:span></text:p>
          </draw:text-box>
        </draw:frame>
        <draw:frame draw:style-name="gr51" draw:text-style-name="P46" draw:layer="layout" svg:width="0.281cm" svg:height="0.173cm" svg:x="7.643cm" svg:y="10.643cm">
          <draw:text-box>
            <text:p text:style-name="P45"><text:span text:style-name="T16">69R</text:span></text:p>
          </draw:text-box>
        </draw:frame>
        <draw:frame draw:style-name="gr55" draw:text-style-name="P50" draw:layer="layout" svg:width="0.42cm" svg:height="0.35cm" svg:x="23.247cm" svg:y="9.691cm">
          <draw:text-box>
            <text:p text:style-name="P49"><text:span text:style-name="T18">AP</text:span></text:p>
          </draw:text-box>
        </draw:frame>
        <draw:polygon draw:style-name="gr46" draw:text-style-name="P44" draw:layer="layout" svg:width="0.28cm" svg:height="0.173cm" svg:x="19.608cm" svg:y="11.475cm" svg:viewBox="0 0 281 174" draw:points="0,0 281,0 281,174 0,174">
          <text:p/>
        </draw:polygon>
        <draw:frame draw:style-name="gr56" draw:text-style-name="P50" draw:layer="layout" svg:width="0.434cm" svg:height="0.35cm" svg:x="21.516cm" svg:y="10.095cm">
          <draw:text-box>
            <text:p text:style-name="P49"><text:span text:style-name="T18">PR</text:span></text:p>
          </draw:text-box>
        </draw:frame>
        <draw:polygon draw:style-name="gr46" draw:text-style-name="P44" draw:layer="layout" svg:width="0.28cm" svg:height="0.173cm" svg:x="19.623cm" svg:y="10.249cm" svg:viewBox="0 0 281 174" draw:points="0,0 281,0 281,174 0,174">
          <text:p/>
        </draw:polygon>
        <draw:frame draw:style-name="gr52" draw:text-style-name="P46" draw:layer="layout" svg:width="0.281cm" svg:height="0.174cm" svg:x="19.605cm" svg:y="11.475cm">
          <draw:text-box>
            <text:p text:style-name="P45"><text:span text:style-name="T16">25R</text:span></text:p>
          </draw:text-box>
        </draw:frame>
        <draw:polygon draw:style-name="gr46" draw:text-style-name="P44" draw:layer="layout" svg:width="0.28cm" svg:height="0.172cm" svg:x="19.633cm" svg:y="9.386cm" svg:viewBox="0 0 281 173" draw:points="0,0 281,0 281,173 0,173">
          <text:p/>
        </draw:polygon>
        <draw:frame draw:style-name="gr51" draw:text-style-name="P46" draw:layer="layout" svg:width="0.281cm" svg:height="0.173cm" svg:x="19.619cm" svg:y="10.25cm">
          <draw:text-box>
            <text:p text:style-name="P45"><text:span text:style-name="T16">26R</text:span></text:p>
          </draw:text-box>
        </draw:frame>
        <draw:polygon draw:style-name="gr46" draw:text-style-name="P44" draw:layer="layout" svg:width="0.28cm" svg:height="0.173cm" svg:x="20.281cm" svg:y="9.254cm" svg:viewBox="0 0 281 174" draw:points="0,0 281,0 281,174 0,174">
          <text:p/>
        </draw:polygon>
        <draw:frame draw:style-name="gr51" draw:text-style-name="P46" draw:layer="layout" svg:width="0.281cm" svg:height="0.173cm" svg:x="19.629cm" svg:y="9.386cm">
          <draw:text-box>
            <text:p text:style-name="P45"><text:span text:style-name="T16">27R</text:span></text:p>
          </draw:text-box>
        </draw:frame>
        <draw:polygon draw:style-name="gr46" draw:text-style-name="P44" draw:layer="layout" svg:width="0.279cm" svg:height="0.172cm" svg:x="20.833cm" svg:y="10.257cm" svg:viewBox="0 0 280 173" draw:points="0,0 280,0 280,173 0,173">
          <text:p/>
        </draw:polygon>
        <draw:frame draw:style-name="gr54" draw:text-style-name="P46" draw:layer="layout" svg:width="0.28cm" svg:height="0.174cm" svg:x="20.278cm" svg:y="9.255cm">
          <draw:text-box>
            <text:p text:style-name="P45"><text:span text:style-name="T16">28R</text:span></text:p>
          </draw:text-box>
        </draw:frame>
        <draw:polygon draw:style-name="gr46" draw:text-style-name="P44" draw:layer="layout" svg:width="0.278cm" svg:height="0.172cm" svg:x="20.883cm" svg:y="11.461cm" svg:viewBox="0 0 279 173" draw:points="0,0 279,0 279,173 0,173">
          <text:p/>
        </draw:polygon>
        <draw:frame draw:style-name="gr51" draw:text-style-name="P46" draw:layer="layout" svg:width="0.281cm" svg:height="0.173cm" svg:x="20.829cm" svg:y="10.257cm">
          <draw:text-box>
            <text:p text:style-name="P45"><text:span text:style-name="T16">29R</text:span></text:p>
          </draw:text-box>
        </draw:frame>
        <draw:polygon draw:style-name="gr46" draw:text-style-name="P44" draw:layer="layout" svg:width="0.278cm" svg:height="0.172cm" svg:x="21.665cm" svg:y="9.299cm" svg:viewBox="0 0 279 173" draw:points="0,0 279,0 279,173 0,173">
          <text:p/>
        </draw:polygon>
        <draw:frame draw:style-name="gr53" draw:text-style-name="P46" draw:layer="layout" svg:width="0.28cm" svg:height="0.173cm" svg:x="20.878cm" svg:y="11.461cm">
          <draw:text-box>
            <text:p text:style-name="P45"><text:span text:style-name="T16">30R</text:span></text:p>
          </draw:text-box>
        </draw:frame>
        <draw:polygon draw:style-name="gr46" draw:text-style-name="P44" draw:layer="layout" svg:width="0.277cm" svg:height="0.172cm" svg:x="21.966cm" svg:y="10.233cm" svg:viewBox="0 0 278 173" draw:points="0,0 278,0 278,173 0,173">
          <text:p/>
        </draw:polygon>
        <draw:frame draw:style-name="gr53" draw:text-style-name="P46" draw:layer="layout" svg:width="0.28cm" svg:height="0.173cm" svg:x="21.66cm" svg:y="9.299cm">
          <draw:text-box>
            <text:p text:style-name="P45"><text:span text:style-name="T16">31R</text:span></text:p>
          </draw:text-box>
        </draw:frame>
        <draw:polygon draw:style-name="gr46" draw:text-style-name="P44" draw:layer="layout" svg:width="0.277cm" svg:height="0.173cm" svg:x="22.048cm" svg:y="11.422cm" svg:viewBox="0 0 278 174" draw:points="0,0 278,0 278,174 0,174">
          <text:p/>
        </draw:polygon>
        <draw:frame draw:style-name="gr51" draw:text-style-name="P46" draw:layer="layout" svg:width="0.281cm" svg:height="0.173cm" svg:x="21.96cm" svg:y="10.233cm">
          <draw:text-box>
            <text:p text:style-name="P45"><text:span text:style-name="T16">32R</text:span></text:p>
          </draw:text-box>
        </draw:frame>
        <draw:polygon draw:style-name="gr46" draw:text-style-name="P44" draw:layer="layout" svg:width="0.278cm" svg:height="0.172cm" svg:x="23.03cm" svg:y="9.241cm" svg:viewBox="0 0 279 173" draw:points="0,0 279,0 279,173 0,173">
          <text:p/>
        </draw:polygon>
        <draw:frame draw:style-name="gr51" draw:text-style-name="P46" draw:layer="layout" svg:width="0.281cm" svg:height="0.173cm" svg:x="22.042cm" svg:y="11.423cm">
          <draw:text-box>
            <text:p text:style-name="P45"><text:span text:style-name="T16">33R</text:span></text:p>
          </draw:text-box>
        </draw:frame>
        <draw:polygon draw:style-name="gr46" draw:text-style-name="P44" draw:layer="layout" svg:width="0.278cm" svg:height="0.173cm" svg:x="23.426cm" svg:y="10.227cm" svg:viewBox="0 0 279 174" draw:points="0,0 279,0 279,174 0,174">
          <text:p/>
        </draw:polygon>
        <draw:frame draw:style-name="gr51" draw:text-style-name="P46" draw:layer="layout" svg:width="0.281cm" svg:height="0.173cm" svg:x="23.024cm" svg:y="9.241cm">
          <draw:text-box>
            <text:p text:style-name="P45"><text:span text:style-name="T16">34R</text:span></text:p>
          </draw:text-box>
        </draw:frame>
        <draw:polygon draw:style-name="gr46" draw:text-style-name="P44" draw:layer="layout" svg:width="0.278cm" svg:height="0.172cm" svg:x="23.435cm" svg:y="11.427cm" svg:viewBox="0 0 279 173" draw:points="0,0 279,0 279,173 0,173">
          <text:p/>
        </draw:polygon>
        <draw:frame draw:style-name="gr51" draw:text-style-name="P46" draw:layer="layout" svg:width="0.281cm" svg:height="0.173cm" svg:x="23.421cm" svg:y="10.228cm">
          <draw:text-box>
            <text:p text:style-name="P45"><text:span text:style-name="T16">35R</text:span></text:p>
          </draw:text-box>
        </draw:frame>
        <draw:polygon draw:style-name="gr46" draw:text-style-name="P44" draw:layer="layout" svg:width="0.278cm" svg:height="0.173cm" svg:x="19.834cm" svg:y="14.705cm" svg:viewBox="0 0 279 174" draw:points="0,0 279,0 279,174 0,174">
          <text:p/>
        </draw:polygon>
        <draw:frame draw:style-name="gr51" draw:text-style-name="P46" draw:layer="layout" svg:width="0.281cm" svg:height="0.173cm" svg:x="23.43cm" svg:y="11.427cm">
          <draw:text-box>
            <text:p text:style-name="P45"><text:span text:style-name="T16">36R</text:span></text:p>
          </draw:text-box>
        </draw:frame>
        <draw:polygon draw:style-name="gr46" draw:text-style-name="P44" draw:layer="layout" svg:width="0.278cm" svg:height="0.173cm" svg:x="19.831cm" svg:y="13.621cm" svg:viewBox="0 0 279 174" draw:points="0,0 279,0 279,174 0,174">
          <text:p/>
        </draw:polygon>
        <draw:frame draw:style-name="gr52" draw:text-style-name="P46" draw:layer="layout" svg:width="0.281cm" svg:height="0.174cm" svg:x="19.829cm" svg:y="14.705cm">
          <draw:text-box>
            <text:p text:style-name="P45"><text:span text:style-name="T16">37R</text:span></text:p>
          </draw:text-box>
        </draw:frame>
        <draw:polygon draw:style-name="gr46" draw:text-style-name="P44" draw:layer="layout" svg:width="0.278cm" svg:height="0.173cm" svg:x="19.831cm" svg:y="12.416cm" svg:viewBox="0 0 279 174" draw:points="0,0 279,0 279,174 0,174">
          <text:p/>
        </draw:polygon>
        <draw:frame draw:style-name="gr53" draw:text-style-name="P46" draw:layer="layout" svg:width="0.28cm" svg:height="0.173cm" svg:x="19.826cm" svg:y="13.622cm">
          <draw:text-box>
            <text:p text:style-name="P45"><text:span text:style-name="T16">38R</text:span></text:p>
          </draw:text-box>
        </draw:frame>
        <draw:polygon draw:style-name="gr46" draw:text-style-name="P44" draw:layer="layout" svg:width="0.28cm" svg:height="0.173cm" svg:x="20.401cm" svg:y="11.967cm" svg:viewBox="0 0 281 174" draw:points="0,0 281,0 281,174 0,174">
          <text:p/>
        </draw:polygon>
        <draw:frame draw:style-name="gr54" draw:text-style-name="P46" draw:layer="layout" svg:width="0.28cm" svg:height="0.174cm" svg:x="19.826cm" svg:y="12.417cm">
          <draw:text-box>
            <text:p text:style-name="P45"><text:span text:style-name="T16">39R</text:span></text:p>
          </draw:text-box>
        </draw:frame>
        <draw:polygon draw:style-name="gr46" draw:text-style-name="P44" draw:layer="layout" svg:width="0.28cm" svg:height="0.172cm" svg:x="21.337cm" svg:y="12.533cm" svg:viewBox="0 0 281 173" draw:points="0,0 281,0 281,173 0,173">
          <text:p/>
        </draw:polygon>
        <draw:frame draw:style-name="gr51" draw:text-style-name="P46" draw:layer="layout" svg:width="0.281cm" svg:height="0.173cm" svg:x="20.398cm" svg:y="11.967cm">
          <draw:text-box>
            <text:p text:style-name="P45"><text:span text:style-name="T16">40R</text:span></text:p>
          </draw:text-box>
        </draw:frame>
        <draw:polygon draw:style-name="gr46" draw:text-style-name="P44" draw:layer="layout" svg:width="0.281cm" svg:height="0.173cm" svg:x="21.366cm" svg:y="13.588cm" svg:viewBox="0 0 282 174" draw:points="0,0 282,0 282,174 0,174">
          <text:p/>
        </draw:polygon>
        <draw:frame draw:style-name="gr51" draw:text-style-name="P46" draw:layer="layout" svg:width="0.281cm" svg:height="0.173cm" svg:x="21.334cm" svg:y="12.533cm">
          <draw:text-box>
            <text:p text:style-name="P45"><text:span text:style-name="T16">41R</text:span></text:p>
          </draw:text-box>
        </draw:frame>
        <draw:polygon draw:style-name="gr46" draw:text-style-name="P44" draw:layer="layout" svg:width="0.28cm" svg:height="0.173cm" svg:x="21.373cm" svg:y="15.111cm" svg:viewBox="0 0 281 174" draw:points="0,0 281,0 281,174 0,174">
          <text:p/>
        </draw:polygon>
        <draw:frame draw:style-name="gr51" draw:text-style-name="P46" draw:layer="layout" svg:width="0.281cm" svg:height="0.173cm" svg:x="21.363cm" svg:y="13.589cm">
          <draw:text-box>
            <text:p text:style-name="P45"><text:span text:style-name="T16">42R</text:span></text:p>
          </draw:text-box>
        </draw:frame>
        <draw:polygon draw:style-name="gr46" draw:text-style-name="P44" draw:layer="layout" svg:width="0.281cm" svg:height="0.173cm" svg:x="21.721cm" svg:y="11.992cm" svg:viewBox="0 0 282 174" draw:points="0,0 282,0 282,174 0,174">
          <text:p/>
        </draw:polygon>
        <draw:frame draw:style-name="gr52" draw:text-style-name="P46" draw:layer="layout" svg:width="0.281cm" svg:height="0.174cm" svg:x="21.37cm" svg:y="15.112cm">
          <draw:text-box>
            <text:p text:style-name="P45"><text:span text:style-name="T16">43R</text:span></text:p>
          </draw:text-box>
        </draw:frame>
        <draw:polygon draw:style-name="gr46" draw:text-style-name="P44" draw:layer="layout" svg:width="0.28cm" svg:height="0.172cm" svg:x="22.534cm" svg:y="12.558cm" svg:viewBox="0 0 281 173" draw:points="0,0 281,0 281,173 0,173">
          <text:p/>
        </draw:polygon>
        <draw:frame draw:style-name="gr51" draw:text-style-name="P46" draw:layer="layout" svg:width="0.281cm" svg:height="0.173cm" svg:x="21.719cm" svg:y="11.992cm">
          <draw:text-box>
            <text:p text:style-name="P45"><text:span text:style-name="T16">44R</text:span></text:p>
          </draw:text-box>
        </draw:frame>
        <draw:polygon draw:style-name="gr46" draw:text-style-name="P44" draw:layer="layout" svg:width="0.28cm" svg:height="0.173cm" svg:x="22.556cm" svg:y="13.552cm" svg:viewBox="0 0 281 174" draw:points="0,0 281,0 281,174 0,174">
          <text:p/>
        </draw:polygon>
        <draw:frame draw:style-name="gr53" draw:text-style-name="P46" draw:layer="layout" svg:width="0.28cm" svg:height="0.173cm" svg:x="22.532cm" svg:y="12.558cm">
          <draw:text-box>
            <text:p text:style-name="P45"><text:span text:style-name="T16">45R</text:span></text:p>
          </draw:text-box>
        </draw:frame>
        <draw:polygon draw:style-name="gr46" draw:text-style-name="P44" draw:layer="layout" svg:width="0.281cm" svg:height="0.173cm" svg:x="22.513cm" svg:y="15.133cm" svg:viewBox="0 0 282 174" draw:points="0,0 282,0 282,174 0,174">
          <text:p/>
        </draw:polygon>
        <draw:frame draw:style-name="gr53" draw:text-style-name="P46" draw:layer="layout" svg:width="0.28cm" svg:height="0.173cm" svg:x="22.554cm" svg:y="13.553cm">
          <draw:text-box>
            <text:p text:style-name="P45"><text:span text:style-name="T16">46R</text:span></text:p>
          </draw:text-box>
        </draw:frame>
        <draw:polygon draw:style-name="gr46" draw:text-style-name="P44" draw:layer="layout" svg:width="0.281cm" svg:height="0.173cm" svg:x="22.962cm" svg:y="12.006cm" svg:viewBox="0 0 282 174" draw:points="0,0 282,0 282,174 0,174">
          <text:p/>
        </draw:polygon>
        <draw:frame draw:style-name="gr52" draw:text-style-name="P46" draw:layer="layout" svg:width="0.281cm" svg:height="0.174cm" svg:x="22.511cm" svg:y="15.134cm">
          <draw:text-box>
            <text:p text:style-name="P45"><text:span text:style-name="T16">47R</text:span></text:p>
          </draw:text-box>
        </draw:frame>
        <draw:polygon draw:style-name="gr46" draw:text-style-name="P44" draw:layer="layout" svg:width="0.28cm" svg:height="0.172cm" svg:x="23.41cm" svg:y="12.558cm" svg:viewBox="0 0 281 173" draw:points="0,0 281,0 281,173 0,173">
          <text:p/>
        </draw:polygon>
        <draw:frame draw:style-name="gr52" draw:text-style-name="P46" draw:layer="layout" svg:width="0.281cm" svg:height="0.174cm" svg:x="22.959cm" svg:y="12.007cm">
          <draw:text-box>
            <text:p text:style-name="P45"><text:span text:style-name="T16">48R</text:span></text:p>
          </draw:text-box>
        </draw:frame>
        <draw:polygon draw:style-name="gr46" draw:text-style-name="P44" draw:layer="layout" svg:width="0.277cm" svg:height="0.172cm" svg:x="23.405cm" svg:y="13.632cm" svg:viewBox="0 0 278 173" draw:points="0,0 278,0 278,173 0,173">
          <text:p/>
        </draw:polygon>
        <draw:frame draw:style-name="gr51" draw:text-style-name="P46" draw:layer="layout" svg:width="0.281cm" svg:height="0.173cm" svg:x="23.408cm" svg:y="12.558cm">
          <draw:text-box>
            <text:p text:style-name="P45"><text:span text:style-name="T16">49R</text:span></text:p>
          </draw:text-box>
        </draw:frame>
        <draw:polygon draw:style-name="gr46" draw:text-style-name="P44" draw:layer="layout" svg:width="0.277cm" svg:height="0.172cm" svg:x="15.994cm" svg:y="13.367cm" svg:viewBox="0 0 278 173" draw:points="0,0 278,0 278,173 0,173">
          <text:p/>
        </draw:polygon>
        <draw:frame draw:style-name="gr51" draw:text-style-name="P46" draw:layer="layout" svg:width="0.281cm" svg:height="0.173cm" svg:x="23.398cm" svg:y="13.632cm">
          <draw:text-box>
            <text:p text:style-name="P45"><text:span text:style-name="T16">50R</text:span></text:p>
          </draw:text-box>
        </draw:frame>
        <draw:polygon draw:style-name="gr46" draw:text-style-name="P44" draw:layer="layout" svg:width="0.277cm" svg:height="0.173cm" svg:x="15.958cm" svg:y="12.242cm" svg:viewBox="0 0 278 174" draw:points="0,0 278,0 278,174 0,174">
          <text:p/>
        </draw:polygon>
        <draw:frame draw:style-name="gr52" draw:text-style-name="P46" draw:layer="layout" svg:width="0.281cm" svg:height="0.174cm" svg:x="15.988cm" svg:y="13.367cm">
          <draw:text-box>
            <text:p text:style-name="P45"><text:span text:style-name="T16">52R</text:span></text:p>
          </draw:text-box>
        </draw:frame>
        <draw:polygon draw:style-name="gr46" draw:text-style-name="P44" draw:layer="layout" svg:width="0.277cm" svg:height="0.173cm" svg:x="16.828cm" svg:y="11.978cm" svg:viewBox="0 0 278 174" draw:points="0,0 278,0 278,174 0,174">
          <text:p/>
        </draw:polygon>
        <draw:frame draw:style-name="gr53" draw:text-style-name="P46" draw:layer="layout" svg:width="0.28cm" svg:height="0.173cm" svg:x="15.952cm" svg:y="12.243cm">
          <draw:text-box>
            <text:p text:style-name="P45"><text:span text:style-name="T16">53R</text:span></text:p>
          </draw:text-box>
        </draw:frame>
        <draw:polygon draw:style-name="gr46" draw:text-style-name="P44" draw:layer="layout" svg:width="0.277cm" svg:height="0.173cm" svg:x="17.787cm" svg:y="12.286cm" svg:viewBox="0 0 278 174" draw:points="0,0 278,0 278,174 0,174">
          <text:p/>
        </draw:polygon>
        <draw:frame draw:style-name="gr51" draw:text-style-name="P46" draw:layer="layout" svg:width="0.281cm" svg:height="0.173cm" svg:x="16.822cm" svg:y="11.979cm">
          <draw:text-box>
            <text:p text:style-name="P45"><text:span text:style-name="T16">54R</text:span></text:p>
          </draw:text-box>
        </draw:frame>
        <draw:polygon draw:style-name="gr46" draw:text-style-name="P44" draw:layer="layout" svg:width="0.277cm" svg:height="0.173cm" svg:x="17.772cm" svg:y="13.323cm" svg:viewBox="0 0 278 174" draw:points="0,0 278,0 278,174 0,174">
          <text:p/>
        </draw:polygon>
        <draw:frame draw:style-name="gr51" draw:text-style-name="P46" draw:layer="layout" svg:width="0.281cm" svg:height="0.173cm" svg:x="17.78cm" svg:y="12.287cm">
          <draw:text-box>
            <text:p text:style-name="P45"><text:span text:style-name="T16">55R</text:span></text:p>
          </draw:text-box>
        </draw:frame>
        <draw:polygon draw:style-name="gr46" draw:text-style-name="P44" draw:layer="layout" svg:width="0.277cm" svg:height="0.172cm" svg:x="15.973cm" svg:y="15.13cm" svg:viewBox="0 0 278 173" draw:points="0,0 278,0 278,173 0,173">
          <text:p/>
        </draw:polygon>
        <draw:frame draw:style-name="gr52" draw:text-style-name="P46" draw:layer="layout" svg:width="0.281cm" svg:height="0.174cm" svg:x="17.766cm" svg:y="13.323cm">
          <draw:text-box>
            <text:p text:style-name="P45"><text:span text:style-name="T16">56R</text:span></text:p>
          </draw:text-box>
        </draw:frame>
        <draw:polygon draw:style-name="gr46" draw:text-style-name="P44" draw:layer="layout" svg:width="0.277cm" svg:height="0.172cm" svg:x="17.092cm" svg:y="15.121cm" svg:viewBox="0 0 278 173" draw:points="0,0 278,0 278,173 0,173">
          <text:p/>
        </draw:polygon>
        <draw:frame draw:style-name="gr51" draw:text-style-name="P46" draw:layer="layout" svg:width="0.281cm" svg:height="0.173cm" svg:x="15.967cm" svg:y="15.13cm">
          <draw:text-box>
            <text:p text:style-name="P45"><text:span text:style-name="T16">57R</text:span></text:p>
          </draw:text-box>
        </draw:frame>
        <draw:polygon draw:style-name="gr46" draw:text-style-name="P44" draw:layer="layout" svg:width="0.277cm" svg:height="0.172cm" svg:x="17.778cm" svg:y="14.588cm" svg:viewBox="0 0 278 173" draw:points="0,0 278,0 278,173 0,173">
          <text:p/>
        </draw:polygon>
        <draw:frame draw:style-name="gr54" draw:text-style-name="P46" draw:layer="layout" svg:width="0.28cm" svg:height="0.174cm" svg:x="17.086cm" svg:y="15.121cm">
          <draw:text-box>
            <text:p text:style-name="P45"><text:span text:style-name="T16">58R</text:span></text:p>
          </draw:text-box>
        </draw:frame>
        <draw:polygon draw:style-name="gr46" draw:text-style-name="P44" draw:layer="layout" svg:width="0.277cm" svg:height="0.173cm" svg:x="16.996cm" svg:y="13.76cm" svg:viewBox="0 0 278 174" draw:points="0,0 278,0 278,174 0,174">
          <text:p/>
        </draw:polygon>
        <draw:frame draw:style-name="gr51" draw:text-style-name="P46" draw:layer="layout" svg:width="0.281cm" svg:height="0.173cm" svg:x="17.771cm" svg:y="14.588cm">
          <draw:text-box>
            <text:p text:style-name="P45"><text:span text:style-name="T16">59R</text:span></text:p>
          </draw:text-box>
        </draw:frame>
        <draw:polygon draw:style-name="gr46" draw:text-style-name="P44" draw:layer="layout" svg:width="0.277cm" svg:height="0.172cm" svg:x="15.955cm" svg:y="14.007cm" svg:viewBox="0 0 278 173" draw:points="0,0 278,0 278,173 0,173">
          <text:p/>
        </draw:polygon>
        <draw:frame draw:style-name="gr51" draw:text-style-name="P46" draw:layer="layout" svg:width="0.281cm" svg:height="0.173cm" svg:x="16.99cm" svg:y="13.761cm">
          <draw:text-box>
            <text:p text:style-name="P45"><text:span text:style-name="T16">60R</text:span></text:p>
          </draw:text-box>
        </draw:frame>
        <draw:polygon draw:style-name="gr46" draw:text-style-name="P44" draw:layer="layout" svg:width="0.185cm" svg:height="0.173cm" svg:x="25.722cm" svg:y="1.425cm" svg:viewBox="0 0 186 174" draw:points="0,0 186,0 186,174 0,174">
          <text:p/>
        </draw:polygon>
        <draw:frame draw:style-name="gr51" draw:text-style-name="P46" draw:layer="layout" svg:width="0.281cm" svg:height="0.173cm" svg:x="15.948cm" svg:y="14.007cm">
          <draw:text-box>
            <text:p text:style-name="P45"><text:span text:style-name="T16">61R</text:span></text:p>
          </draw:text-box>
        </draw:frame>
        <draw:line draw:style-name="gr42" draw:text-style-name="P1" draw:layer="layout" svg:x1="10.871cm" svg:y1="12.396cm" svg:x2="11.691cm" svg:y2="12.396cm">
          <text:p/>
        </draw:line>
        <draw:line draw:style-name="gr42" draw:text-style-name="P1" draw:layer="layout" svg:x1="6.208cm" svg:y1="12.456cm" svg:x2="6.922cm" svg:y2="12.456cm">
          <text:p/>
        </draw:line>
        <draw:polygon draw:style-name="gr46" draw:text-style-name="P44" draw:layer="layout" svg:width="0.277cm" svg:height="0.173cm" svg:x="7.653cm" svg:y="11.556cm" svg:viewBox="0 0 278 174" draw:points="0,0 278,0 278,174 0,174">
          <text:p/>
        </draw:polygon>
        <draw:frame draw:style-name="gr48" draw:text-style-name="P46" draw:layer="layout" svg:width="0.198cm" svg:height="0.173cm" svg:x="25.711cm" svg:y="1.426cm">
          <draw:text-box>
            <text:p text:style-name="P45"><text:span text:style-name="T16">1R</text:span></text:p>
          </draw:text-box>
        </draw:frame>
        <draw:polygon draw:style-name="gr46" draw:text-style-name="P44" draw:layer="layout" svg:width="0.277cm" svg:height="0.173cm" svg:x="7.722cm" svg:y="12.274cm" svg:viewBox="0 0 278 174" draw:points="0,0 278,0 278,174 0,174">
          <text:p/>
        </draw:polygon>
        <draw:frame draw:style-name="gr51" draw:text-style-name="P46" draw:layer="layout" svg:width="0.281cm" svg:height="0.173cm" svg:x="7.647cm" svg:y="11.558cm">
          <draw:text-box>
            <text:p text:style-name="P45"><text:span text:style-name="T16">70R</text:span></text:p>
          </draw:text-box>
        </draw:frame>
        <draw:polygon draw:style-name="gr46" draw:text-style-name="P44" draw:layer="layout" svg:width="0.277cm" svg:height="0.173cm" svg:x="8.759cm" svg:y="8.89cm" svg:viewBox="0 0 278 174" draw:points="0,0 278,0 278,174 0,174">
          <text:p/>
        </draw:polygon>
        <draw:frame draw:style-name="gr51" draw:text-style-name="P46" draw:layer="layout" svg:width="0.281cm" svg:height="0.173cm" svg:x="7.716cm" svg:y="12.275cm">
          <draw:text-box>
            <text:p text:style-name="P45"><text:span text:style-name="T16">71R</text:span></text:p>
          </draw:text-box>
        </draw:frame>
        <draw:polygon draw:style-name="gr46" draw:text-style-name="P44" draw:layer="layout" svg:width="0.278cm" svg:height="0.172cm" svg:x="9.296cm" svg:y="9.136cm" svg:viewBox="0 0 279 173" draw:points="0,0 279,0 279,173 0,173">
          <text:p/>
        </draw:polygon>
        <draw:frame draw:style-name="gr51" draw:text-style-name="P46" draw:layer="layout" svg:width="0.281cm" svg:height="0.173cm" svg:x="8.753cm" svg:y="8.891cm">
          <draw:text-box>
            <text:p text:style-name="P45"><text:span text:style-name="T16">72R</text:span></text:p>
          </draw:text-box>
        </draw:frame>
        <draw:polygon draw:style-name="gr46" draw:text-style-name="P44" draw:layer="layout" svg:width="0.277cm" svg:height="0.172cm" svg:x="9.289cm" svg:y="9.846cm" svg:viewBox="0 0 278 173" draw:points="0,0 278,0 278,173 0,173">
          <text:p/>
        </draw:polygon>
        <draw:frame draw:style-name="gr51" draw:text-style-name="P46" draw:layer="layout" svg:width="0.281cm" svg:height="0.173cm" svg:x="9.29cm" svg:y="9.136cm">
          <draw:text-box>
            <text:p text:style-name="P45"><text:span text:style-name="T16">73R</text:span></text:p>
          </draw:text-box>
        </draw:frame>
        <draw:polygon draw:style-name="gr46" draw:text-style-name="P44" draw:layer="layout" svg:width="0.277cm" svg:height="0.172cm" svg:x="9.318cm" svg:y="10.613cm" svg:viewBox="0 0 278 173" draw:points="0,0 278,0 278,173 0,173">
          <text:p/>
        </draw:polygon>
        <draw:frame draw:style-name="gr54" draw:text-style-name="P46" draw:layer="layout" svg:width="0.28cm" svg:height="0.174cm" svg:x="9.283cm" svg:y="9.846cm">
          <draw:text-box>
            <text:p text:style-name="P45"><text:span text:style-name="T16">74R</text:span></text:p>
          </draw:text-box>
        </draw:frame>
        <draw:polygon draw:style-name="gr46" draw:text-style-name="P44" draw:layer="layout" svg:width="0.277cm" svg:height="0.173cm" svg:x="9.318cm" svg:y="11.513cm" svg:viewBox="0 0 278 174" draw:points="0,0 278,0 278,174 0,174">
          <text:p/>
        </draw:polygon>
        <draw:frame draw:style-name="gr51" draw:text-style-name="P46" draw:layer="layout" svg:width="0.281cm" svg:height="0.173cm" svg:x="9.312cm" svg:y="10.613cm">
          <draw:text-box>
            <text:p text:style-name="P45"><text:span text:style-name="T16">75R</text:span></text:p>
          </draw:text-box>
        </draw:frame>
        <draw:polygon draw:style-name="gr46" draw:text-style-name="P44" draw:layer="layout" svg:width="0.277cm" svg:height="0.173cm" svg:x="9.282cm" svg:y="12.238cm" svg:viewBox="0 0 278 174" draw:points="0,0 278,0 278,174 0,174">
          <text:p/>
        </draw:polygon>
        <draw:frame draw:style-name="gr51" draw:text-style-name="P46" draw:layer="layout" svg:width="0.281cm" svg:height="0.173cm" svg:x="9.312cm" svg:y="11.513cm">
          <draw:text-box>
            <text:p text:style-name="P45"><text:span text:style-name="T16">76R</text:span></text:p>
          </draw:text-box>
        </draw:frame>
        <draw:polygon draw:style-name="gr46" draw:text-style-name="P44" draw:layer="layout" svg:width="0.277cm" svg:height="0.173cm" svg:x="10.537cm" svg:y="8.922cm" svg:viewBox="0 0 278 174" draw:points="0,0 278,0 278,174 0,174">
          <text:p/>
        </draw:polygon>
        <draw:frame draw:style-name="gr51" draw:text-style-name="P46" draw:layer="layout" svg:width="0.281cm" svg:height="0.173cm" svg:x="9.276cm" svg:y="12.239cm">
          <draw:text-box>
            <text:p text:style-name="P45"><text:span text:style-name="T16">77R</text:span></text:p>
          </draw:text-box>
        </draw:frame>
        <draw:polygon draw:style-name="gr46" draw:text-style-name="P44" draw:layer="layout" svg:width="0.277cm" svg:height="0.173cm" svg:x="11.262cm" svg:y="9.06cm" svg:viewBox="0 0 278 174" draw:points="0,0 278,0 278,174 0,174">
          <text:p/>
        </draw:polygon>
        <draw:frame draw:style-name="gr51" draw:text-style-name="P46" draw:layer="layout" svg:width="0.281cm" svg:height="0.173cm" svg:x="10.531cm" svg:y="8.923cm">
          <draw:text-box>
            <text:p text:style-name="P45"><text:span text:style-name="T16">78R</text:span></text:p>
          </draw:text-box>
        </draw:frame>
        <draw:polygon draw:style-name="gr46" draw:text-style-name="P44" draw:layer="layout" svg:width="0.277cm" svg:height="0.173cm" svg:x="11.343cm" svg:y="9.837cm" svg:viewBox="0 0 278 174" draw:points="0,0 278,0 278,174 0,174">
          <text:p/>
        </draw:polygon>
        <draw:frame draw:style-name="gr51" draw:text-style-name="P46" draw:layer="layout" svg:width="0.281cm" svg:height="0.173cm" svg:x="11.257cm" svg:y="9.061cm">
          <draw:text-box>
            <text:p text:style-name="P45"><text:span text:style-name="T16">79R</text:span></text:p>
          </draw:text-box>
        </draw:frame>
        <draw:polygon draw:style-name="gr46" draw:text-style-name="P44" draw:layer="layout" svg:width="0.278cm" svg:height="0.173cm" svg:x="11.327cm" svg:y="10.562cm" svg:viewBox="0 0 279 174" draw:points="0,0 279,0 279,174 0,174">
          <text:p/>
        </draw:polygon>
        <draw:frame draw:style-name="gr51" draw:text-style-name="P46" draw:layer="layout" svg:width="0.281cm" svg:height="0.173cm" svg:x="11.336cm" svg:y="9.837cm">
          <draw:text-box>
            <text:p text:style-name="P45"><text:span text:style-name="T16">80R</text:span></text:p>
          </draw:text-box>
        </draw:frame>
        <draw:polygon draw:style-name="gr46" draw:text-style-name="P44" draw:layer="layout" svg:width="0.278cm" svg:height="0.172cm" svg:x="2.824cm" svg:y="1.5cm" svg:viewBox="0 0 279 173" draw:points="0,0 279,0 279,173 0,173">
          <text:p/>
        </draw:polygon>
        <draw:frame draw:style-name="gr53" draw:text-style-name="P46" draw:layer="layout" svg:width="0.28cm" svg:height="0.173cm" svg:x="11.322cm" svg:y="10.563cm">
          <draw:text-box>
            <text:p text:style-name="P45"><text:span text:style-name="T16">81R</text:span></text:p>
          </draw:text-box>
        </draw:frame>
        <draw:polygon draw:style-name="gr46" draw:text-style-name="P44" draw:layer="layout" svg:width="0.277cm" svg:height="0.172cm" svg:x="4.824cm" svg:y="1.439cm" svg:viewBox="0 0 278 173" draw:points="0,0 278,0 278,173 0,173">
          <text:p/>
        </draw:polygon>
        <draw:frame draw:style-name="gr52" draw:text-style-name="P46" draw:layer="layout" svg:width="0.281cm" svg:height="0.174cm" svg:x="2.819cm" svg:y="1.5cm">
          <draw:text-box>
            <text:p text:style-name="P45"><text:span text:style-name="T16">92R</text:span></text:p>
          </draw:text-box>
        </draw:frame>
        <draw:polygon draw:style-name="gr46" draw:text-style-name="P44" draw:layer="layout" svg:width="0.277cm" svg:height="0.173cm" svg:x="5.038cm" svg:y="2.872cm" svg:viewBox="0 0 278 174" draw:points="0,0 278,0 278,174 0,174">
          <text:p/>
        </draw:polygon>
        <draw:frame draw:style-name="gr51" draw:text-style-name="P46" draw:layer="layout" svg:width="0.281cm" svg:height="0.173cm" svg:x="4.817cm" svg:y="1.439cm">
          <draw:text-box>
            <text:p text:style-name="P45"><text:span text:style-name="T16">89R</text:span></text:p>
          </draw:text-box>
        </draw:frame>
        <draw:polygon draw:style-name="gr46" draw:text-style-name="P44" draw:layer="layout" svg:width="0.277cm" svg:height="0.173cm" svg:x="2.959cm" svg:y="2.872cm" svg:viewBox="0 0 278 174" draw:points="0,0 278,0 278,174 0,174">
          <text:p/>
        </draw:polygon>
        <draw:frame draw:style-name="gr51" draw:text-style-name="P46" draw:layer="layout" svg:width="0.281cm" svg:height="0.173cm" svg:x="5.031cm" svg:y="2.873cm">
          <draw:text-box>
            <text:p text:style-name="P45"><text:span text:style-name="T16">90R</text:span></text:p>
          </draw:text-box>
        </draw:frame>
        <draw:polygon draw:style-name="gr46" draw:text-style-name="P44" draw:layer="layout" svg:width="0.277cm" svg:height="0.173cm" svg:x="5.926cm" svg:y="3.452cm" svg:viewBox="0 0 278 174" draw:points="0,0 278,0 278,174 0,174">
          <text:p/>
        </draw:polygon>
        <draw:frame draw:style-name="gr53" draw:text-style-name="P46" draw:layer="layout" svg:width="0.28cm" svg:height="0.173cm" svg:x="2.953cm" svg:y="2.873cm">
          <draw:text-box>
            <text:p text:style-name="P45"><text:span text:style-name="T16">91R</text:span></text:p>
          </draw:text-box>
        </draw:frame>
        <draw:polygon draw:style-name="gr46" draw:text-style-name="P44" draw:layer="layout" svg:width="0.277cm" svg:height="0.172cm" svg:x="5.934cm" svg:y="2.313cm" svg:viewBox="0 0 278 173" draw:points="0,0 278,0 278,173 0,173">
          <text:p/>
        </draw:polygon>
        <draw:frame draw:style-name="gr51" draw:text-style-name="P46" draw:layer="layout" svg:width="0.281cm" svg:height="0.173cm" svg:x="5.921cm" svg:y="3.453cm">
          <draw:text-box>
            <text:p text:style-name="P45"><text:span text:style-name="T16">88R</text:span></text:p>
          </draw:text-box>
        </draw:frame>
        <draw:polygon draw:style-name="gr46" draw:text-style-name="P44" draw:layer="layout" svg:width="0.277cm" svg:height="0.172cm" svg:x="6.5cm" svg:y="1.486cm" svg:viewBox="0 0 278 173" draw:points="0,0 278,0 278,173 0,173">
          <text:p/>
        </draw:polygon>
        <draw:frame draw:style-name="gr52" draw:text-style-name="P46" draw:layer="layout" svg:width="0.281cm" svg:height="0.174cm" svg:x="5.927cm" svg:y="2.313cm">
          <draw:text-box>
            <text:p text:style-name="P45"><text:span text:style-name="T16">87R</text:span></text:p>
          </draw:text-box>
        </draw:frame>
        <draw:polygon draw:style-name="gr46" draw:text-style-name="P44" draw:layer="layout" svg:width="0.277cm" svg:height="0.173cm" svg:x="7.835cm" svg:y="1.486cm" svg:viewBox="0 0 278 174" draw:points="0,0 278,0 278,174 0,174">
          <text:p/>
        </draw:polygon>
        <draw:frame draw:style-name="gr51" draw:text-style-name="P46" draw:layer="layout" svg:width="0.281cm" svg:height="0.173cm" svg:x="6.493cm" svg:y="1.486cm">
          <draw:text-box>
            <text:p text:style-name="P45"><text:span text:style-name="T16">86R</text:span></text:p>
          </draw:text-box>
        </draw:frame>
        <draw:polygon draw:style-name="gr46" draw:text-style-name="P44" draw:layer="layout" svg:width="0.279cm" svg:height="0.172cm" svg:x="8.279cm" svg:y="2.302cm" svg:viewBox="0 0 280 173" draw:points="0,0 280,0 280,173 0,173">
          <text:p/>
        </draw:polygon>
        <draw:frame draw:style-name="gr52" draw:text-style-name="P46" draw:layer="layout" svg:width="0.281cm" svg:height="0.174cm" svg:x="7.828cm" svg:y="1.487cm">
          <draw:text-box>
            <text:p text:style-name="P45"><text:span text:style-name="T16">85R</text:span></text:p>
          </draw:text-box>
        </draw:frame>
        <draw:polygon draw:style-name="gr46" draw:text-style-name="P44" draw:layer="layout" svg:width="0.279cm" svg:height="0.172cm" svg:x="7.837cm" svg:y="3.339cm" svg:viewBox="0 0 280 173" draw:points="0,0 280,0 280,173 0,173">
          <text:p/>
        </draw:polygon>
        <draw:frame draw:style-name="gr54" draw:text-style-name="P46" draw:layer="layout" svg:width="0.28cm" svg:height="0.174cm" svg:x="8.275cm" svg:y="2.302cm">
          <draw:text-box>
            <text:p text:style-name="P45"><text:span text:style-name="T16">84R</text:span></text:p>
          </draw:text-box>
        </draw:frame>
        <draw:polygon draw:style-name="gr46" draw:text-style-name="P44" draw:layer="layout" svg:width="0.277cm" svg:height="0.173cm" svg:x="23.462cm" svg:y="15.206cm" svg:viewBox="0 0 278 174" draw:points="0,0 278,0 278,174 0,174">
          <text:p/>
        </draw:polygon>
        <draw:frame draw:style-name="gr53" draw:text-style-name="P46" draw:layer="layout" svg:width="0.28cm" svg:height="0.173cm" svg:x="7.833cm" svg:y="3.339cm">
          <draw:text-box>
            <text:p text:style-name="P45"><text:span text:style-name="T16">83R</text:span></text:p>
          </draw:text-box>
        </draw:frame>
        <draw:polygon draw:style-name="gr46" draw:text-style-name="P44" draw:layer="layout" svg:width="0.278cm" svg:height="0.173cm" svg:x="10.5cm" svg:y="12.296cm" svg:viewBox="0 0 279 174" draw:points="0,0 279,0 279,174 0,174">
          <text:p/>
        </draw:polygon>
        <draw:frame draw:style-name="gr51" draw:text-style-name="P46" draw:layer="layout" svg:width="0.281cm" svg:height="0.173cm" svg:x="23.456cm" svg:y="15.207cm">
          <draw:text-box>
            <text:p text:style-name="P45"><text:span text:style-name="T16">51R</text:span></text:p>
          </draw:text-box>
        </draw:frame>
        <draw:frame draw:style-name="gr53" draw:text-style-name="P46" draw:layer="layout" svg:width="0.28cm" svg:height="0.173cm" svg:x="10.495cm" svg:y="12.297cm">
          <draw:text-box>
            <text:p text:style-name="P45"><text:span text:style-name="T16">82R</text:span></text:p>
          </draw:text-box>
        </draw:frame>
        <draw:frame draw:style-name="gr57" draw:text-style-name="P18" draw:layer="layout" svg:width="0.472cm" svg:height="0.205cm" draw:transform="rotate (-0.0169296937443451) translate (25.561cm 0.952cm)">
          <draw:text-box>
            <text:p text:style-name="P17"><text:span text:style-name="T19">1a-2a</text:span></text:p>
          </draw:text-box>
        </draw:frame>
        <draw:frame draw:style-name="gr57" draw:text-style-name="P18" draw:layer="layout" svg:width="0.472cm" svg:height="0.205cm" draw:transform="rotate (-0.014835298641952) translate (26.832cm 2.25cm)">
          <draw:text-box>
            <text:p text:style-name="P17"><text:span text:style-name="T19">3a-4a</text:span></text:p>
          </draw:text-box>
        </draw:frame>
        <draw:frame draw:style-name="gr58" draw:text-style-name="P46" draw:layer="layout" svg:width="0.323cm" svg:height="0.174cm" draw:transform="rotate (-0.0525344104850298) translate (6.845cm 3.47cm)">
          <draw:text-box>
            <text:p text:style-name="P45"><text:span text:style-name="T20">1f-3f</text:span></text:p>
          </draw:text-box>
        </draw:frame>
        <draw:frame draw:style-name="gr59" draw:text-style-name="P46" draw:layer="layout" svg:width="0.322cm" svg:height="0.173cm" draw:transform="rotate (-0.0495673507566388) translate (7.124cm 8.935cm)">
          <draw:text-box>
            <text:p text:style-name="P45"><text:span text:style-name="T20">4f-6f</text:span></text:p>
          </draw:text-box>
        </draw:frame>
        <draw:frame draw:style-name="gr59" draw:text-style-name="P46" draw:layer="layout" svg:width="0.322cm" svg:height="0.173cm" draw:transform="rotate (-0.0495673507566388) translate (16.045cm 11.9cm)">
          <draw:text-box>
            <text:p text:style-name="P45"><text:span text:style-name="T20">7f-9f</text:span></text:p>
          </draw:text-box>
        </draw:frame>
        <draw:frame draw:style-name="gr60" draw:text-style-name="P52" draw:layer="layout" svg:width="0.235cm" svg:height="0.117cm" draw:transform="rotate (-0.0509636141582342) translate (22.517cm 9.046cm)">
          <draw:text-box>
            <text:p text:style-name="P51"><text:span text:style-name="T21">10f-1</text:span></text:p>
          </draw:text-box>
        </draw:frame>
        <draw:frame draw:style-name="gr61" draw:text-style-name="P52" draw:layer="layout" svg:width="0.102cm" svg:height="0.117cm" draw:transform="rotate (-0.0490437519810405) translate (22.751cm 9.058cm)">
          <draw:text-box>
            <text:p text:style-name="P51"><text:span text:style-name="T21">1f</text:span></text:p>
          </draw:text-box>
        </draw:frame>
        <draw:frame draw:style-name="gr62" draw:text-style-name="P52" draw:layer="layout" svg:width="0.322cm" svg:height="0.117cm" draw:transform="rotate (-0.0495673507566388) translate (22.218cm 3.352cm)">
          <draw:text-box>
            <text:p text:style-name="P51"><text:span text:style-name="T21">12f-14f</text:span></text:p>
          </draw:text-box>
        </draw:frame>
        <draw:frame draw:style-name="gr63" draw:text-style-name="P18" draw:layer="layout" svg:width="0.471cm" svg:height="0.205cm" draw:transform="rotate (-0.0169296937443451) translate (25.84cm 3.718cm)">
          <draw:text-box>
            <text:p text:style-name="P17"><text:span text:style-name="T19">5a-6a</text:span></text:p>
          </draw:text-box>
        </draw:frame>
        <draw:frame draw:style-name="gr57" draw:text-style-name="P18" draw:layer="layout" svg:width="0.472cm" svg:height="0.205cm" draw:transform="rotate (-0.014835298641952) translate (24.42cm 3.712cm)">
          <draw:text-box>
            <text:p text:style-name="P17"><text:span text:style-name="T19">7a-8a</text:span></text:p>
          </draw:text-box>
        </draw:frame>
        <draw:frame draw:style-name="gr64" draw:text-style-name="P14" draw:layer="layout" svg:width="0.416cm" svg:height="0.144cm" draw:transform="rotate (-0.0144862327915532) translate (24.172cm 2.285cm)">
          <draw:text-box>
            <text:p text:style-name="P13"><text:span text:style-name="T22">9a-10a</text:span></text:p>
          </draw:text-box>
        </draw:frame>
        <draw:frame draw:style-name="gr65" draw:text-style-name="P18" draw:layer="layout" svg:width="0.676cm" svg:height="0.205cm" draw:transform="rotate (-0.0162315620435474) translate (24.385cm 0.989cm)">
          <draw:text-box>
            <text:p text:style-name="P17"><text:span text:style-name="T19">11a-12a</text:span></text:p>
          </draw:text-box>
        </draw:frame>
        <draw:frame draw:style-name="gr65" draw:text-style-name="P18" draw:layer="layout" svg:width="0.676cm" svg:height="0.205cm" draw:transform="rotate (-0.0162315620435474) translate (21.407cm 3.714cm)">
          <draw:text-box>
            <text:p text:style-name="P17"><text:span text:style-name="T19">19a-20a</text:span></text:p>
          </draw:text-box>
        </draw:frame>
        <draw:frame draw:style-name="gr65" draw:text-style-name="P18" draw:layer="layout" svg:width="0.676cm" svg:height="0.205cm" draw:transform="rotate (-0.0162315620435474) translate (22.331cm 1.016cm)">
          <draw:text-box>
            <text:p text:style-name="P17"><text:span text:style-name="T19">13a-14a</text:span></text:p>
          </draw:text-box>
        </draw:frame>
        <draw:frame draw:style-name="gr66" draw:text-style-name="P54" draw:layer="layout" svg:width="0.495cm" svg:height="0.149cm" draw:transform="rotate (-0.0141371669411543) translate (22.775cm 2.273cm)">
          <draw:text-box>
            <text:p text:style-name="P53"><text:span text:style-name="T23">15a-16a</text:span></text:p>
          </draw:text-box>
        </draw:frame>
        <draw:frame draw:style-name="gr67" draw:text-style-name="P18" draw:layer="layout" svg:width="0.676cm" svg:height="0.206cm" draw:transform="rotate (-0.0162315620435474) translate (22.586cm 3.731cm)">
          <draw:text-box>
            <text:p text:style-name="P17"><text:span text:style-name="T19">17a-18a</text:span></text:p>
          </draw:text-box>
        </draw:frame>
        <draw:frame draw:style-name="gr68" draw:text-style-name="P56" draw:layer="layout" svg:width="0.461cm" svg:height="0.141cm" draw:transform="rotate (-0.0172787595947439) translate (21.174cm 2.236cm)">
          <draw:text-box>
            <text:p text:style-name="P55"><text:span text:style-name="T24">21a-22a</text:span></text:p>
          </draw:text-box>
        </draw:frame>
        <draw:frame draw:style-name="gr69" draw:text-style-name="P18" draw:layer="layout" svg:width="0.675cm" svg:height="0.205cm" draw:transform="rotate (-0.0162315620435474) translate (21.309cm 1.016cm)">
          <draw:text-box>
            <text:p text:style-name="P17"><text:span text:style-name="T19">23a-24a</text:span></text:p>
          </draw:text-box>
        </draw:frame>
        <draw:frame draw:style-name="gr69" draw:text-style-name="P18" draw:layer="layout" svg:width="0.675cm" svg:height="0.205cm" draw:transform="rotate (-0.0162315620435474) translate (19.318cm 1.001cm)">
          <draw:text-box>
            <text:p text:style-name="P17"><text:span text:style-name="T19">25a-26a</text:span></text:p>
          </draw:text-box>
        </draw:frame>
        <draw:frame draw:style-name="gr70" draw:text-style-name="P58" draw:layer="layout" svg:width="0.401cm" svg:height="0.122cm" draw:transform="rotate (-0.0174532925199433) translate (19.712cm 2.213cm)">
          <draw:text-box>
            <text:p text:style-name="P57"><text:span text:style-name="T25">27a-28a</text:span></text:p>
          </draw:text-box>
        </draw:frame>
        <draw:frame draw:style-name="gr65" draw:text-style-name="P18" draw:layer="layout" svg:width="0.676cm" svg:height="0.205cm" draw:transform="rotate (-0.0162315620435474) translate (19.366cm 3.719cm)">
          <draw:text-box>
            <text:p text:style-name="P17"><text:span text:style-name="T19">29a-30a</text:span></text:p>
          </draw:text-box>
        </draw:frame>
        <draw:frame draw:style-name="gr65" draw:text-style-name="P18" draw:layer="layout" svg:width="0.676cm" svg:height="0.205cm" draw:transform="rotate (-0.0162315620435474) translate (18.266cm 3.735cm)">
          <draw:text-box>
            <text:p text:style-name="P17"><text:span text:style-name="T19">31a-32a</text:span></text:p>
          </draw:text-box>
        </draw:frame>
        <draw:frame draw:style-name="gr71" draw:text-style-name="P60" draw:layer="layout" svg:width="0.346cm" svg:height="0.155cm" draw:transform="rotate (-0.0144862327915532) translate (19.563cm 11.291cm)">
          <draw:text-box>
            <text:p text:style-name="P59"><text:span text:style-name="T26">1c-2c</text:span></text:p>
          </draw:text-box>
        </draw:frame>
        <draw:frame draw:style-name="gr72" draw:text-style-name="P62" draw:layer="layout" svg:width="0.387cm" svg:height="0.173cm" draw:transform="rotate (-0.0181514242207419) translate (19.785cm 14.903cm)">
          <draw:text-box>
            <text:p text:style-name="P61"><text:span text:style-name="T27">1d-2d</text:span></text:p>
          </draw:text-box>
        </draw:frame>
        <draw:frame draw:style-name="gr73" draw:text-style-name="P18" draw:layer="layout" svg:width="0.453cm" svg:height="0.205cm" draw:transform="rotate (-0.0176278254451428) translate (15.842cm 15.485cm)">
          <draw:text-box>
            <text:p text:style-name="P17"><text:span text:style-name="T19">1k-2k</text:span></text:p>
          </draw:text-box>
        </draw:frame>
        <draw:frame draw:style-name="gr73" draw:text-style-name="P18" draw:layer="layout" svg:width="0.453cm" svg:height="0.205cm" draw:transform="rotate (-0.0176278254451428) translate (16.974cm 15.518cm)">
          <draw:text-box>
            <text:p text:style-name="P17"><text:span text:style-name="T19">3k-4k</text:span></text:p>
          </draw:text-box>
        </draw:frame>
        <draw:frame draw:style-name="gr73" draw:text-style-name="P18" draw:layer="layout" svg:width="0.453cm" svg:height="0.205cm" draw:transform="rotate (-0.0176278254451428) translate (17.626cm 14.79cm)">
          <draw:text-box>
            <text:p text:style-name="P17"><text:span text:style-name="T19">5k-6k</text:span></text:p>
          </draw:text-box>
        </draw:frame>
        <draw:frame draw:style-name="gr73" draw:text-style-name="P18" draw:layer="layout" svg:width="0.453cm" svg:height="0.205cm" draw:transform="rotate (-0.0176278254451428) translate (16.955cm 13.92cm)">
          <draw:text-box>
            <text:p text:style-name="P17"><text:span text:style-name="T19">7k-8k</text:span></text:p>
          </draw:text-box>
        </draw:frame>
        <draw:frame draw:style-name="gr74" draw:text-style-name="P18" draw:layer="layout" svg:width="0.555cm" svg:height="0.206cm" draw:transform="rotate (-0.0162315620435474) translate (15.939cm 14.195cm)">
          <draw:text-box>
            <text:p text:style-name="P17"><text:span text:style-name="T19">9k-10k</text:span></text:p>
          </draw:text-box>
        </draw:frame>
        <draw:frame draw:style-name="gr75" draw:text-style-name="P18" draw:layer="layout" svg:width="0.657cm" svg:height="0.205cm" draw:transform="rotate (-0.0151843644923509) translate (15.106cm 13.37cm)">
          <draw:text-box>
            <text:p text:style-name="P17"><text:span text:style-name="T19">11k-12k</text:span></text:p>
          </draw:text-box>
        </draw:frame>
        <draw:frame draw:style-name="gr75" draw:text-style-name="P18" draw:layer="layout" svg:width="0.657cm" svg:height="0.205cm" draw:transform="rotate (-0.0167551608191457) translate (15.076cm 12.223cm)">
          <draw:text-box>
            <text:p text:style-name="P17"><text:span text:style-name="T19">13k-14k</text:span></text:p>
          </draw:text-box>
        </draw:frame>
        <draw:frame draw:style-name="gr57" draw:text-style-name="P18" draw:layer="layout" svg:width="0.472cm" svg:height="0.205cm" draw:transform="rotate (-0.014835298641952) translate (6.909cm 12.148cm)">
          <draw:text-box>
            <text:p text:style-name="P17"><text:span text:style-name="T19">1b-2b</text:span></text:p>
          </draw:text-box>
        </draw:frame>
        <draw:frame draw:style-name="gr76" draw:text-style-name="P56" draw:layer="layout" svg:width="0.322cm" svg:height="0.141cm" draw:transform="rotate (-0.0186750229963402) translate (6.285cm 11.703cm)">
          <draw:text-box>
            <text:p text:style-name="P55"><text:span text:style-name="T24">3b-4b</text:span></text:p>
          </draw:text-box>
        </draw:frame>
        <draw:frame draw:style-name="gr77" draw:text-style-name="P64" draw:layer="layout" svg:width="0.28cm" svg:height="0.127cm" draw:transform="rotate (-0.0178023583703422) translate (6.281cm 10.764cm)">
          <draw:text-box>
            <text:p text:style-name="P63"><text:span text:style-name="T28">5b-6b</text:span></text:p>
          </draw:text-box>
        </draw:frame>
        <draw:frame draw:style-name="gr78" draw:text-style-name="P64" draw:layer="layout" svg:width="0.281cm" svg:height="0.126cm" draw:transform="rotate (-0.0178023583703422) translate (6.287cm 9.992cm)">
          <draw:text-box>
            <text:p text:style-name="P63"><text:span text:style-name="T28">7b-8b</text:span></text:p>
          </draw:text-box>
        </draw:frame>
        <draw:frame draw:style-name="gr79" draw:text-style-name="P22" draw:layer="layout" svg:width="0.495cm" svg:height="0.178cm" draw:transform="rotate (-0.0162315620435474) translate (6.491cm 9.054cm)">
          <draw:text-box>
            <text:p text:style-name="P21"><text:span text:style-name="T29">9b-10b</text:span></text:p>
          </draw:text-box>
        </draw:frame>
        <draw:frame draw:style-name="gr80" draw:text-style-name="P24" draw:layer="layout" svg:width="0.435cm" svg:height="0.14cm" draw:transform="rotate (-0.016057029118348) translate (7.626cm 11.744cm)">
          <draw:text-box>
            <text:p text:style-name="P23"><text:span text:style-name="T30">17b-18b</text:span></text:p>
          </draw:text-box>
        </draw:frame>
        <draw:frame draw:style-name="gr81" draw:text-style-name="P24" draw:layer="layout" svg:width="0.434cm" svg:height="0.14cm" draw:transform="rotate (-0.0137881010907555) translate (7.621cm 10.823cm)">
          <draw:text-box>
            <text:p text:style-name="P23"><text:span text:style-name="T30">15b-16b</text:span></text:p>
          </draw:text-box>
        </draw:frame>
        <draw:frame draw:style-name="gr82" draw:text-style-name="P24" draw:layer="layout" svg:width="0.434cm" svg:height="0.141cm" draw:transform="rotate (-0.016057029118348) translate (7.61cm 10.151cm)">
          <draw:text-box>
            <text:p text:style-name="P23"><text:span text:style-name="T30">13b-14b</text:span></text:p>
          </draw:text-box>
        </draw:frame>
        <draw:frame draw:style-name="gr80" draw:text-style-name="P24" draw:layer="layout" svg:width="0.435cm" svg:height="0.14cm" draw:transform="rotate (-0.0137881010907555) translate (7.625cm 9.316cm)">
          <draw:text-box>
            <text:p text:style-name="P23"><text:span text:style-name="T30">11b-12b</text:span></text:p>
          </draw:text-box>
        </draw:frame>
        <draw:frame draw:style-name="gr83" draw:text-style-name="P66" draw:layer="layout" svg:width="0.429cm" svg:height="0.132cm" draw:transform="rotate (-0.0162315620435474) translate (8.164cm 12.333cm)">
          <draw:text-box>
            <text:p text:style-name="P65"><text:span text:style-name="T31">19b-20b</text:span></text:p>
          </draw:text-box>
        </draw:frame>
        <draw:frame draw:style-name="gr83" draw:text-style-name="P66" draw:layer="layout" svg:width="0.429cm" svg:height="0.132cm" draw:transform="rotate (-0.0162315620435474) translate (8.675cm 8.494cm)">
          <draw:text-box>
            <text:p text:style-name="P65"><text:span text:style-name="T31">21b-22b</text:span></text:p>
          </draw:text-box>
        </draw:frame>
        <draw:frame draw:style-name="gr84" draw:text-style-name="P66" draw:layer="layout" svg:width="0.429cm" svg:height="0.131cm" draw:transform="rotate (-0.0139626340159549) translate (9.223cm 9.34cm)">
          <draw:text-box>
            <text:p text:style-name="P65"><text:span text:style-name="T31">23b-24b</text:span></text:p>
          </draw:text-box>
        </draw:frame>
        <draw:frame draw:style-name="gr83" draw:text-style-name="P66" draw:layer="layout" svg:width="0.429cm" svg:height="0.132cm" draw:transform="rotate (-0.0162315620435474) translate (9.231cm 10.084cm)">
          <draw:text-box>
            <text:p text:style-name="P65"><text:span text:style-name="T31">25b-26b</text:span></text:p>
          </draw:text-box>
        </draw:frame>
        <draw:frame draw:style-name="gr83" draw:text-style-name="P66" draw:layer="layout" svg:width="0.429cm" svg:height="0.132cm" draw:transform="rotate (-0.0162315620435474) translate (9.223cm 10.831cm)">
          <draw:text-box>
            <text:p text:style-name="P65"><text:span text:style-name="T31">27b-28b</text:span></text:p>
          </draw:text-box>
        </draw:frame>
        <draw:frame draw:style-name="gr84" draw:text-style-name="P66" draw:layer="layout" svg:width="0.429cm" svg:height="0.131cm" draw:transform="rotate (-0.0139626340159549) translate (9.216cm 11.731cm)">
          <draw:text-box>
            <text:p text:style-name="P65"><text:span text:style-name="T31">29b-30b</text:span></text:p>
          </draw:text-box>
        </draw:frame>
        <draw:frame draw:style-name="gr84" draw:text-style-name="P66" draw:layer="layout" svg:width="0.429cm" svg:height="0.131cm" draw:transform="rotate (-0.0139626340159549) translate (9.793cm 12.34cm)">
          <draw:text-box>
            <text:p text:style-name="P65"><text:span text:style-name="T31">31b-32b</text:span></text:p>
          </draw:text-box>
        </draw:frame>
        <draw:frame draw:style-name="gr75" draw:text-style-name="P18" draw:layer="layout" svg:width="0.657cm" svg:height="0.205cm" draw:transform="rotate (-0.0167551608191457) translate (16.658cm 12.173cm)">
          <draw:text-box>
            <text:p text:style-name="P17"><text:span text:style-name="T19">15k-16k</text:span></text:p>
          </draw:text-box>
        </draw:frame>
        <draw:frame draw:style-name="gr75" draw:text-style-name="P18" draw:layer="layout" svg:width="0.657cm" svg:height="0.205cm" draw:transform="rotate (-0.0167551608191457) translate (17.478cm 12.476cm)">
          <draw:text-box>
            <text:p text:style-name="P17"><text:span text:style-name="T19">17k-18k</text:span></text:p>
          </draw:text-box>
        </draw:frame>
        <draw:frame draw:style-name="gr75" draw:text-style-name="P18" draw:layer="layout" svg:width="0.657cm" svg:height="0.205cm" draw:transform="rotate (-0.0167551608191457) translate (17.109cm 13.31cm)">
          <draw:text-box>
            <text:p text:style-name="P17"><text:span text:style-name="T19">19k-20k</text:span></text:p>
          </draw:text-box>
        </draw:frame>
        <draw:frame draw:style-name="gr85" draw:text-style-name="P60" draw:layer="layout" svg:width="0.364cm" svg:height="0.165cm" draw:transform="rotate (-0.0164060949687468) translate (19.817cm 13.82cm)">
          <draw:text-box>
            <text:p text:style-name="P59"><text:span text:style-name="T26">3d-4d</text:span></text:p>
          </draw:text-box>
        </draw:frame>
        <draw:frame draw:style-name="gr86" draw:text-style-name="P60" draw:layer="layout" svg:width="0.365cm" svg:height="0.154cm" draw:transform="rotate (-0.0136135681655561) translate (19.801cm 12.613cm)">
          <draw:text-box>
            <text:p text:style-name="P59"><text:span text:style-name="T26">5d-6d</text:span></text:p>
          </draw:text-box>
        </draw:frame>
        <draw:frame draw:style-name="gr87" draw:text-style-name="P68" draw:layer="layout" svg:width="0.411cm" svg:height="0.182cm" draw:transform="rotate (-0.0171042266695445) translate (20.326cm 12.152cm)">
          <draw:text-box>
            <text:p text:style-name="P67"><text:span text:style-name="T32">7d-8d</text:span></text:p>
          </draw:text-box>
        </draw:frame>
        <draw:frame draw:style-name="gr88" draw:text-style-name="P22" draw:layer="layout" svg:width="0.494cm" svg:height="0.178cm" draw:transform="rotate (-0.0162315620435474) translate (21.334cm 12.743cm)">
          <draw:text-box>
            <text:p text:style-name="P21"><text:span text:style-name="T29">9d-10d</text:span></text:p>
          </draw:text-box>
        </draw:frame>
        <draw:frame draw:style-name="gr89" draw:text-style-name="P54" draw:layer="layout" svg:width="0.136cm" svg:height="0.155cm" draw:transform="rotate (-0.0146607657167526) translate (21.338cm 13.782cm)">
          <draw:text-box>
            <text:p text:style-name="P53"><text:span text:style-name="T23">1</text:span></text:p>
          </draw:text-box>
        </draw:frame>
        <draw:frame draw:style-name="gr90" draw:text-style-name="P54" draw:layer="layout" svg:width="0.443cm" svg:height="0.155cm" draw:transform="rotate (-0.0158824961931485) translate (21.404cm 13.783cm)">
          <draw:text-box>
            <text:p text:style-name="P53"><text:span text:style-name="T23">1d-12d</text:span></text:p>
          </draw:text-box>
        </draw:frame>
        <draw:frame draw:style-name="gr91" draw:text-style-name="P60" draw:layer="layout" svg:width="0.522cm" svg:height="0.155cm" draw:transform="rotate (-0.0172787595947439) translate (21.175cm 15.29cm)">
          <draw:text-box>
            <text:p text:style-name="P59"><text:span text:style-name="T26">13d-14d</text:span></text:p>
          </draw:text-box>
        </draw:frame>
        <draw:frame draw:style-name="gr92" draw:text-style-name="P70" draw:layer="layout" svg:width="0.555cm" svg:height="0.169cm" draw:transform="rotate (-0.0144862327915532) translate (21.589cm 12.183cm)">
          <draw:text-box>
            <text:p text:style-name="P69"><text:span text:style-name="T33">15d-16d</text:span></text:p>
          </draw:text-box>
        </draw:frame>
        <draw:frame draw:style-name="gr93" draw:text-style-name="P14" draw:layer="layout" svg:width="0.491cm" svg:height="0.145cm" draw:transform="rotate (-0.0162315620435474) translate (22.471cm 12.734cm)">
          <draw:text-box>
            <text:p text:style-name="P13"><text:span text:style-name="T22">17d-18d</text:span></text:p>
          </draw:text-box>
        </draw:frame>
        <draw:frame draw:style-name="gr94" draw:text-style-name="P60" draw:layer="layout" svg:width="0.522cm" svg:height="0.165cm" draw:transform="rotate (-0.0172787595947439) translate (22.501cm 13.772cm)">
          <draw:text-box>
            <text:p text:style-name="P59"><text:span text:style-name="T26">19d-20d</text:span></text:p>
          </draw:text-box>
        </draw:frame>
        <draw:frame draw:style-name="gr95" draw:text-style-name="P56" draw:layer="layout" svg:width="0.462cm" svg:height="0.14cm" draw:transform="rotate (-0.0172787595947439) translate (22.336cm 15.321cm)">
          <draw:text-box>
            <text:p text:style-name="P55"><text:span text:style-name="T24">21d-22d</text:span></text:p>
          </draw:text-box>
        </draw:frame>
        <draw:frame draw:style-name="gr96" draw:text-style-name="P72" draw:layer="layout" svg:width="0.49cm" svg:height="0.145cm" draw:transform="rotate (-0.0164060949687468) translate (22.896cm 12.208cm)">
          <draw:text-box>
            <text:p text:style-name="P71"><text:span text:style-name="T34">23d-24d</text:span></text:p>
          </draw:text-box>
        </draw:frame>
        <draw:frame draw:style-name="gr97" draw:text-style-name="P62" draw:layer="layout" svg:width="0.555cm" svg:height="0.174cm" draw:transform="rotate (-0.0162315620435474) translate (24.005cm 12.573cm)">
          <draw:text-box>
            <text:p text:style-name="P61"><text:span text:style-name="T27">25d-26d</text:span></text:p>
          </draw:text-box>
        </draw:frame>
        <draw:frame draw:style-name="gr98" draw:text-style-name="P26" draw:layer="layout" svg:width="0.586cm" svg:height="0.182cm" draw:transform="rotate (-0.0153588974175503) translate (24.027cm 13.631cm)">
          <draw:text-box>
            <text:p text:style-name="P25"><text:span text:style-name="T35">27d-28d</text:span></text:p>
          </draw:text-box>
        </draw:frame>
        <draw:frame draw:style-name="gr97" draw:text-style-name="P62" draw:layer="layout" svg:width="0.555cm" svg:height="0.174cm" draw:transform="rotate (-0.0162315620435474) translate (24.035cm 15.201cm)">
          <draw:text-box>
            <text:p text:style-name="P61"><text:span text:style-name="T27">29d-30d</text:span></text:p>
          </draw:text-box>
        </draw:frame>
        <draw:frame draw:style-name="gr99" draw:text-style-name="P74" draw:layer="layout" svg:width="0.346cm" svg:height="0.154cm" draw:transform="rotate (-0.0144862327915532) translate (18.962cm 10.245cm)">
          <draw:text-box>
            <text:p text:style-name="P73"><text:span text:style-name="T36">3c-4c</text:span></text:p>
          </draw:text-box>
        </draw:frame>
        <draw:frame draw:style-name="gr100" draw:text-style-name="P62" draw:layer="layout" svg:width="0.368cm" svg:height="0.168cm" draw:transform="rotate (-0.0136135681655561) translate (18.933cm 9.384cm)">
          <draw:text-box>
            <text:p text:style-name="P61"><text:span text:style-name="T27">5c-6c</text:span></text:p>
          </draw:text-box>
        </draw:frame>
        <draw:frame draw:style-name="gr101" draw:text-style-name="P14" draw:layer="layout" svg:width="0.323cm" svg:height="0.145cm" draw:transform="rotate (-0.0185004900711399) translate (20.288cm 9.457cm)">
          <draw:text-box>
            <text:p text:style-name="P13"><text:span text:style-name="T22">7c-8c</text:span></text:p>
          </draw:text-box>
        </draw:frame>
        <draw:frame draw:style-name="gr102" draw:text-style-name="P14" draw:layer="layout" svg:width="0.398cm" svg:height="0.144cm" draw:transform="rotate (-0.0150098315671514) translate (20.718cm 10.11cm)">
          <draw:text-box>
            <text:p text:style-name="P13"><text:span text:style-name="T22">9c-10c</text:span></text:p>
          </draw:text-box>
        </draw:frame>
        <draw:frame draw:style-name="gr103" draw:text-style-name="P24" draw:layer="layout" svg:width="0.424cm" svg:height="0.141cm" draw:transform="rotate (-0.0165806278939462) translate (20.766cm 11.305cm)">
          <draw:text-box>
            <text:p text:style-name="P23"><text:span text:style-name="T30">11c-12c</text:span></text:p>
          </draw:text-box>
        </draw:frame>
        <draw:frame draw:style-name="gr104" draw:text-style-name="P52" draw:layer="layout" svg:width="0.36cm" svg:height="0.117cm" draw:transform="rotate (-0.0139626340159549) translate (21.656cm 9.497cm)">
          <draw:text-box>
            <text:p text:style-name="P51"><text:span text:style-name="T37">13c-14c</text:span></text:p>
          </draw:text-box>
        </draw:frame>
        <draw:frame draw:style-name="gr105" draw:text-style-name="P76" draw:layer="layout" svg:width="0.393cm" svg:height="0.122cm" draw:transform="rotate (-0.0151843644923509) translate (21.95cm 10.101cm)">
          <draw:text-box>
            <text:p text:style-name="P75"><text:span text:style-name="T38">15c-16c</text:span></text:p>
          </draw:text-box>
        </draw:frame>
        <draw:frame draw:style-name="gr106" draw:text-style-name="P56" draw:layer="layout" svg:width="0.453cm" svg:height="0.141cm" draw:transform="rotate (-0.0176278254451428) translate (21.882cm 11.27cm)">
          <draw:text-box>
            <text:p text:style-name="P55"><text:span text:style-name="T24">17c-18c</text:span></text:p>
          </draw:text-box>
        </draw:frame>
        <draw:frame draw:style-name="gr107" draw:text-style-name="P14" draw:layer="layout" svg:width="0.472cm" svg:height="0.145cm" draw:transform="rotate (-0.0169296937443451) translate (22.991cm 9.416cm)">
          <draw:text-box>
            <text:p text:style-name="P13"><text:span text:style-name="T22">19c-20c</text:span></text:p>
          </draw:text-box>
        </draw:frame>
        <draw:frame draw:style-name="gr103" draw:text-style-name="P24" draw:layer="layout" svg:width="0.424cm" svg:height="0.141cm" draw:transform="rotate (-0.0165806278939462) translate (23.997cm 10.276cm)">
          <draw:text-box>
            <text:p text:style-name="P23"><text:span text:style-name="T30">21c-22c</text:span></text:p>
          </draw:text-box>
        </draw:frame>
        <draw:frame draw:style-name="gr106" draw:text-style-name="P72" draw:layer="layout" svg:width="0.453cm" svg:height="0.141cm" draw:transform="rotate (-0.0176278254451428) translate (23.985cm 11.463cm)">
          <draw:text-box>
            <text:p text:style-name="P71"><text:span text:style-name="T34">23c-24c</text:span></text:p>
          </draw:text-box>
        </draw:frame>
        <draw:frame draw:style-name="gr108" draw:text-style-name="P64" draw:layer="layout" svg:width="0.401cm" svg:height="0.126cm" draw:transform="rotate (-0.0174532925199433) translate (18.104cm 2.3cm)">
          <draw:text-box>
            <text:p text:style-name="P63"><text:span text:style-name="T28">33a-34a</text:span></text:p>
          </draw:text-box>
        </draw:frame>
        <draw:frame draw:style-name="gr65" draw:text-style-name="P18" draw:layer="layout" svg:width="0.676cm" svg:height="0.205cm" draw:transform="rotate (-0.0162315620435474) translate (18.326cm 0.998cm)">
          <draw:text-box>
            <text:p text:style-name="P17"><text:span text:style-name="T19">35a-36a</text:span></text:p>
          </draw:text-box>
        </draw:frame>
        <draw:frame draw:style-name="gr69" draw:text-style-name="P18" draw:layer="layout" svg:width="0.675cm" svg:height="0.205cm" draw:transform="rotate (-0.0162315620435474) translate (16.383cm 0.998cm)">
          <draw:text-box>
            <text:p text:style-name="P17"><text:span text:style-name="T19">37a-38a</text:span></text:p>
          </draw:text-box>
        </draw:frame>
        <draw:frame draw:style-name="gr70" draw:text-style-name="P76" draw:layer="layout" svg:width="0.401cm" svg:height="0.122cm" draw:transform="rotate (-0.0174532925199433) translate (16.712cm 2.277cm)">
          <draw:text-box>
            <text:p text:style-name="P75"><text:span text:style-name="T38">39a-40a</text:span></text:p>
          </draw:text-box>
        </draw:frame>
        <draw:frame draw:style-name="gr69" draw:text-style-name="P18" draw:layer="layout" svg:width="0.675cm" svg:height="0.205cm" draw:transform="rotate (-0.0162315620435474) translate (16.213cm 3.784cm)">
          <draw:text-box>
            <text:p text:style-name="P17"><text:span text:style-name="T19">41a-42a</text:span></text:p>
          </draw:text-box>
        </draw:frame>
        <draw:frame draw:style-name="gr65" draw:text-style-name="P18" draw:layer="layout" svg:width="0.676cm" svg:height="0.205cm" draw:transform="rotate (-0.0162315620435474) translate (15.197cm 3.749cm)">
          <draw:text-box>
            <text:p text:style-name="P17"><text:span text:style-name="T19">43a-44a</text:span></text:p>
          </draw:text-box>
        </draw:frame>
        <draw:frame draw:style-name="gr101" draw:text-style-name="P72" draw:layer="layout" svg:width="0.323cm" svg:height="0.145cm" draw:transform="rotate (-0.0185004900711399) translate (7.797cm 3.15cm)">
          <draw:text-box>
            <text:p text:style-name="P71"><text:span text:style-name="T34">1s-2s</text:span></text:p>
          </draw:text-box>
        </draw:frame>
        <draw:frame draw:style-name="gr109" draw:text-style-name="P72" draw:layer="layout" svg:width="0.322cm" svg:height="0.145cm" draw:transform="rotate (-0.0155334303427497) translate (7.914cm 2.333cm)">
          <draw:text-box>
            <text:p text:style-name="P71"><text:span text:style-name="T34">3s-4s</text:span></text:p>
          </draw:text-box>
        </draw:frame>
        <draw:frame draw:style-name="gr101" draw:text-style-name="P72" draw:layer="layout" svg:width="0.323cm" svg:height="0.145cm" draw:transform="rotate (-0.0185004900711399) translate (7.84cm 1.7cm)">
          <draw:text-box>
            <text:p text:style-name="P71"><text:span text:style-name="T34">5s-6s</text:span></text:p>
          </draw:text-box>
        </draw:frame>
        <draw:frame draw:style-name="gr101" draw:text-style-name="P72" draw:layer="layout" svg:width="0.323cm" svg:height="0.145cm" draw:transform="rotate (-0.0185004900711399) translate (6.491cm 1.689cm)">
          <draw:text-box>
            <text:p text:style-name="P71"><text:span text:style-name="T34">7s-8s</text:span></text:p>
          </draw:text-box>
        </draw:frame>
        <draw:frame draw:style-name="gr110" draw:text-style-name="P72" draw:layer="layout" svg:width="0.397cm" svg:height="0.144cm" draw:transform="rotate (-0.0151843644923509) translate (5.947cm 2.521cm)">
          <draw:text-box>
            <text:p text:style-name="P71"><text:span text:style-name="T34">9s-10s</text:span></text:p>
          </draw:text-box>
        </draw:frame>
        <draw:frame draw:style-name="gr111" draw:text-style-name="P72" draw:layer="layout" svg:width="0.129cm" svg:height="0.144cm" draw:transform="rotate (-0.0155334303427497) translate (5.907cm 3.28cm)">
          <draw:text-box>
            <text:p text:style-name="P71"><text:span text:style-name="T34">1</text:span></text:p>
          </draw:text-box>
        </draw:frame>
        <draw:frame draw:style-name="gr110" draw:text-style-name="P72" draw:layer="layout" svg:width="0.397cm" svg:height="0.144cm" draw:transform="rotate (-0.0151843644923509) translate (5.969cm 3.281cm)">
          <draw:text-box>
            <text:p text:style-name="P71"><text:span text:style-name="T34">1s-12s</text:span></text:p>
          </draw:text-box>
        </draw:frame>
        <draw:frame draw:style-name="gr112" draw:text-style-name="P72" draw:layer="layout" svg:width="0.471cm" svg:height="0.145cm" draw:transform="rotate (-0.0169296937443451) translate (4.744cm 1.642cm)">
          <draw:text-box>
            <text:p text:style-name="P71"><text:span text:style-name="T34">13s-14s</text:span></text:p>
          </draw:text-box>
        </draw:frame>
        <draw:frame draw:style-name="gr107" draw:text-style-name="P72" draw:layer="layout" svg:width="0.472cm" svg:height="0.145cm" draw:transform="rotate (-0.0169296937443451) translate (4.983cm 3.097cm)">
          <draw:text-box>
            <text:p text:style-name="P71"><text:span text:style-name="T34">15s-16s</text:span></text:p>
          </draw:text-box>
        </draw:frame>
        <draw:frame draw:style-name="gr112" draw:text-style-name="P72" draw:layer="layout" svg:width="0.471cm" svg:height="0.145cm" draw:transform="rotate (-0.0169296937443451) translate (2.898cm 3.062cm)">
          <draw:text-box>
            <text:p text:style-name="P71"><text:span text:style-name="T34">17s-18s</text:span></text:p>
          </draw:text-box>
        </draw:frame>
        <draw:frame draw:style-name="gr113" draw:text-style-name="P72" draw:layer="layout" svg:width="0.472cm" svg:height="0.144cm" draw:transform="rotate (-0.014835298641952) translate (2.778cm 1.695cm)">
          <draw:text-box>
            <text:p text:style-name="P71"><text:span text:style-name="T34">19s-20s</text:span></text:p>
          </draw:text-box>
        </draw:frame>
        <draw:frame draw:style-name="gr114" draw:text-style-name="P78" draw:layer="layout" svg:width="0.341cm" svg:height="0.103cm" draw:transform="rotate (-0.0176278254451428) translate (15.081cm 2.325cm)">
          <draw:text-box>
            <text:p text:style-name="P77"><text:span text:style-name="T39">45a-46a</text:span></text:p>
          </draw:text-box>
        </draw:frame>
        <draw:line draw:style-name="gr42" draw:text-style-name="P1" draw:layer="layout" svg:x1="15.866cm" svg:y1="13.689cm" svg:x2="15.866cm" svg:y2="14.089cm">
          <text:p/>
        </draw:line>
        <draw:frame draw:style-name="gr69" draw:text-style-name="P18" draw:layer="layout" svg:width="0.675cm" svg:height="0.205cm" draw:transform="rotate (-0.0162315620435474) translate (15.162cm 0.989cm)">
          <draw:text-box>
            <text:p text:style-name="P17"><text:span text:style-name="T19">47a-48a</text:span></text:p>
          </draw:text-box>
        </draw:frame>
        <draw:frame draw:style-name="gr115" draw:text-style-name="P66" draw:layer="layout" svg:width="0.428cm" svg:height="0.132cm" draw:transform="rotate (-0.0164060949687468) translate (10.494cm 12.144cm)">
          <draw:text-box>
            <text:p text:style-name="P65"><text:span text:style-name="T31">41b-42b</text:span></text:p>
          </draw:text-box>
        </draw:frame>
        <draw:frame draw:style-name="gr115" draw:text-style-name="P66" draw:layer="layout" svg:width="0.428cm" svg:height="0.132cm" draw:transform="rotate (-0.0164060949687468) translate (11.898cm 10.657cm)">
          <draw:text-box>
            <text:p text:style-name="P65"><text:span text:style-name="T31">39b-40b</text:span></text:p>
          </draw:text-box>
        </draw:frame>
        <draw:frame draw:style-name="gr83" draw:text-style-name="P66" draw:layer="layout" svg:width="0.429cm" svg:height="0.132cm" draw:transform="rotate (-0.0162315620435474) translate (11.9cm 9.899cm)">
          <draw:text-box>
            <text:p text:style-name="P65"><text:span text:style-name="T31">37b-38b</text:span></text:p>
          </draw:text-box>
        </draw:frame>
        <draw:frame draw:style-name="gr84" draw:text-style-name="P66" draw:layer="layout" svg:width="0.429cm" svg:height="0.131cm" draw:transform="rotate (-0.0139626340159549) translate (11.871cm 9.101cm)">
          <draw:text-box>
            <text:p text:style-name="P65"><text:span text:style-name="T31">35b-36b</text:span></text:p>
          </draw:text-box>
        </draw:frame>
        <draw:path draw:style-name="gr116" draw:text-style-name="P79" draw:layer="layout" svg:width="0.117cm" svg:height="0.104cm" svg:x="6.669cm" svg:y="8.739cm" svg:viewBox="0 0 118 105" svg:d="M59 0c33 0 59 23 59 52s-26 53-59 53c-32 0-59-24-59-53s27-52 59-52z">
          <text:p/>
        </draw:path>
        <draw:path draw:style-name="gr116" draw:text-style-name="P79" draw:layer="layout" svg:width="0.117cm" svg:height="0.104cm" svg:x="6.151cm" svg:y="11.56cm" svg:viewBox="0 0 118 105" svg:d="M59 0c33 0 59 23 59 53 0 28-26 52-59 52s-59-24-59-52c0-30 26-53 59-53z">
          <text:p/>
        </draw:path>
        <draw:path draw:style-name="gr116" draw:text-style-name="P79" draw:layer="layout" svg:width="0.117cm" svg:height="0.105cm" svg:x="6.911cm" svg:y="12.41cm" svg:viewBox="0 0 118 106" svg:d="M59 0c33 0 59 24 59 53s-26 53-59 53c-32 0-59-24-59-53s27-53 59-53z">
          <text:p/>
        </draw:path>
        <draw:path draw:style-name="gr116" draw:text-style-name="P79" draw:layer="layout" svg:width="0.119cm" svg:height="0.104cm" svg:x="6.15cm" svg:y="9.803cm" svg:viewBox="0 0 120 105" svg:d="M59 0c34 0 61 23 61 52 0 30-27 53-61 53-33 0-59-23-59-53 0-29 26-52 59-52z">
          <text:p/>
        </draw:path>
        <draw:path draw:style-name="gr116" draw:text-style-name="P79" draw:layer="layout" svg:width="0.119cm" svg:height="0.104cm" svg:x="8.026cm" svg:y="9.977cm" svg:viewBox="0 0 120 105" svg:d="M59 0c34 0 61 24 61 53s-27 52-61 52c-33 0-59-23-59-52s26-53 59-53z">
          <text:p/>
        </draw:path>
        <draw:path draw:style-name="gr116" draw:text-style-name="P79" draw:layer="layout" svg:width="0.119cm" svg:height="0.104cm" svg:x="8.026cm" svg:y="10.7cm" svg:viewBox="0 0 120 105" svg:d="M59 0c34 0 61 24 61 53 0 28-27 52-61 52-33 0-59-24-59-52 0-29 26-53 59-53z">
          <text:p/>
        </draw:path>
        <draw:path draw:style-name="gr116" draw:text-style-name="P79" draw:layer="layout" svg:width="0.119cm" svg:height="0.104cm" svg:x="8.026cm" svg:y="11.6cm" svg:viewBox="0 0 120 105" svg:d="M59 0c34 0 61 23 61 54 0 28-27 51-61 51-33 0-59-23-59-51 0-31 26-54 59-54z">
          <text:p/>
        </draw:path>
        <draw:path draw:style-name="gr116" draw:text-style-name="P79" draw:layer="layout" svg:width="0.117cm" svg:height="0.104cm" svg:x="9.622cm" svg:y="10.644cm" svg:viewBox="0 0 118 105" svg:d="M60 0c32 0 58 23 58 52s-26 53-58 53c-33 0-60-24-60-53s27-52 60-52z">
          <text:p/>
        </draw:path>
        <draw:path draw:style-name="gr116" draw:text-style-name="P79" draw:layer="layout" svg:width="0.117cm" svg:height="0.104cm" svg:x="9.622cm" svg:y="9.92cm" svg:viewBox="0 0 118 105" svg:d="M60 0c32 0 58 24 58 53s-26 52-58 52c-33 0-60-23-60-52s27-53 60-53z">
          <text:p/>
        </draw:path>
        <draw:path draw:style-name="gr116" draw:text-style-name="P79" draw:layer="layout" svg:width="0.117cm" svg:height="0.104cm" svg:x="9.622cm" svg:y="9.175cm" svg:viewBox="0 0 118 105" svg:d="M60 0c32 0 58 23 58 52 0 30-26 53-58 53-33 0-60-23-60-53 0-29 27-52 60-52z">
          <text:p/>
        </draw:path>
        <draw:path draw:style-name="gr116" draw:text-style-name="P79" draw:layer="layout" svg:width="0.117cm" svg:height="0.104cm" svg:x="10.614cm" svg:y="8.739cm" svg:viewBox="0 0 118 105" svg:d="M59 0c33 0 59 23 59 52s-26 53-59 53-59-24-59-53 26-52 59-52z">
          <text:p/>
        </draw:path>
        <draw:path draw:style-name="gr116" draw:text-style-name="P79" draw:layer="layout" svg:width="0.117cm" svg:height="0.104cm" svg:x="10.813cm" svg:y="12.343cm" svg:viewBox="0 0 118 105" svg:d="M58 0c33 0 60 24 60 54 0 28-27 51-60 51-32 0-58-23-58-51 0-30 26-54 58-54z">
          <text:p/>
        </draw:path>
        <draw:path draw:style-name="gr116" draw:text-style-name="P79" draw:layer="layout" svg:width="0.117cm" svg:height="0.104cm" svg:x="8.837cm" svg:y="8.739cm" svg:viewBox="0 0 118 105" svg:d="M59 0c33 0 59 23 59 52s-26 53-59 53-59-24-59-53 26-52 59-52z">
          <text:p/>
        </draw:path>
        <draw:path draw:style-name="gr116" draw:text-style-name="P79" draw:layer="layout" svg:width="0.119cm" svg:height="0.104cm" svg:x="8.022cm" svg:y="12.341cm" svg:viewBox="0 0 120 105" svg:d="M59 0c34 0 61 23 61 53 0 29-27 52-61 52-33 0-59-23-59-52 0-30 26-53 59-53z">
          <text:p/>
        </draw:path>
        <draw:path draw:style-name="gr116" draw:text-style-name="P79" draw:layer="layout" svg:width="0.119cm" svg:height="0.104cm" svg:x="8.026cm" svg:y="9.182cm" svg:viewBox="0 0 120 105" svg:d="M59 0c34 0 61 23 61 52 0 30-27 53-61 53-33 0-59-23-59-53 0-29 26-52 59-52z">
          <text:p/>
        </draw:path>
        <draw:path draw:style-name="gr116" draw:text-style-name="P79" draw:layer="layout" svg:width="0.119cm" svg:height="0.104cm" svg:x="8.026cm" svg:y="9.182cm" svg:viewBox="0 0 120 105" svg:d="M59 0c34 0 61 23 61 52 0 30-27 53-61 53-33 0-59-23-59-53 0-29 26-52 59-52z">
          <text:p/>
        </draw:path>
        <draw:path draw:style-name="gr116" draw:text-style-name="P79" draw:layer="layout" svg:width="0.119cm" svg:height="0.105cm" svg:x="6.521cm" svg:y="1.322cm" svg:viewBox="0 0 120 106" svg:d="M60 0c33 0 60 25 60 54 0 28-27 52-60 52-34 0-60-24-60-52 0-29 26-54 60-54z">
          <text:p/>
        </draw:path>
        <draw:path draw:style-name="gr116" draw:text-style-name="P79" draw:layer="layout" svg:width="0.119cm" svg:height="0.105cm" svg:x="7.89cm" svg:y="1.322cm" svg:viewBox="0 0 120 106" svg:d="M59 0c32 0 61 25 61 54 0 28-29 52-61 52-33 0-59-24-59-52 0-29 26-54 59-54z">
          <text:p/>
        </draw:path>
        <draw:path draw:style-name="gr116" draw:text-style-name="P79" draw:layer="layout" svg:width="0.117cm" svg:height="0.104cm" svg:x="8.585cm" svg:y="2.336cm" svg:viewBox="0 0 118 105" svg:d="M59 0c32 0 59 23 59 54 0 28-27 51-59 51-33 0-59-23-59-51 0-31 26-54 59-54z">
          <text:p/>
        </draw:path>
        <draw:path draw:style-name="gr116" draw:text-style-name="P79" draw:layer="layout" svg:width="0.117cm" svg:height="0.104cm" svg:x="15.524cm" svg:y="1.279cm" svg:viewBox="0 0 118 105" svg:d="M59 0c33 0 59 23 59 52 0 30-26 53-59 53s-59-23-59-53c0-29 26-52 59-52z">
          <text:p/>
        </draw:path>
        <draw:path draw:style-name="gr116" draw:text-style-name="P79" draw:layer="layout" svg:width="0.117cm" svg:height="0.105cm" svg:x="16.537cm" svg:y="1.287cm" svg:viewBox="0 0 118 106" svg:d="M59 0c33 0 59 24 59 54 0 28-26 52-59 52-32 0-59-24-59-52 0-30 27-54 59-54z">
          <text:p/>
        </draw:path>
        <draw:path draw:style-name="gr116" draw:text-style-name="P79" draw:layer="layout" svg:width="0.117cm" svg:height="0.104cm" svg:x="18.549cm" svg:y="1.288cm" svg:viewBox="0 0 118 105" svg:d="M59 0c32 0 59 24 59 54 0 28-27 51-59 51-33 0-59-23-59-51 0-30 26-54 59-54z">
          <text:p/>
        </draw:path>
        <draw:path draw:style-name="gr116" draw:text-style-name="P79" draw:layer="layout" svg:width="0.117cm" svg:height="0.104cm" svg:x="20.707cm" svg:y="2.247cm" svg:viewBox="0 0 118 105" svg:d="M58 0c34 0 60 23 60 53 0 29-26 52-60 52-32 0-58-23-58-52 0-30 26-53 58-53z">
          <text:p/>
        </draw:path>
        <draw:path draw:style-name="gr116" draw:text-style-name="P79" draw:layer="layout" svg:width="0.117cm" svg:height="0.104cm" svg:x="23.531cm" svg:y="2.272cm" svg:viewBox="0 0 118 105" svg:d="M58 0c34 0 60 24 60 54 0 28-26 51-60 51-32 0-58-23-58-51 0-30 26-54 58-54z">
          <text:p/>
        </draw:path>
        <draw:path draw:style-name="gr116" draw:text-style-name="P79" draw:layer="layout" svg:width="0.117cm" svg:height="0.104cm" svg:x="23.757cm" svg:y="2.286cm" svg:viewBox="0 0 118 105" svg:d="M59 0c33 0 59 23 59 53 0 28-26 52-59 52s-59-24-59-52c0-30 26-53 59-53z">
          <text:p/>
        </draw:path>
        <draw:path draw:style-name="gr116" draw:text-style-name="P79" draw:layer="layout" svg:width="0.117cm" svg:height="0.104cm" svg:x="19.522cm" svg:y="1.294cm" svg:viewBox="0 0 118 105" svg:d="M59 0c33 0 59 23 59 53 0 28-26 52-59 52s-59-24-59-52c0-30 26-53 59-53z">
          <text:p/>
        </draw:path>
        <draw:path draw:style-name="gr116" draw:text-style-name="P79" draw:layer="layout" svg:width="0.117cm" svg:height="0.105cm" svg:x="16.433cm" svg:y="3.548cm" svg:viewBox="0 0 118 106" svg:d="M59 0c32 0 59 24 59 53s-27 53-59 53c-33 0-59-24-59-53s26-53 59-53z">
          <text:p/>
        </draw:path>
        <draw:path draw:style-name="gr116" draw:text-style-name="P79" draw:layer="layout" svg:width="0.117cm" svg:height="0.104cm" svg:x="22.351cm" svg:y="11.5cm" svg:viewBox="0 0 118 105" svg:d="M58 0c34 0 60 24 60 54 0 28-26 51-60 51-32 0-58-23-58-51 0-30 26-54 58-54z">
          <text:p/>
        </draw:path>
        <draw:path draw:style-name="gr116" draw:text-style-name="P79" draw:layer="layout" svg:width="0.117cm" svg:height="0.104cm" svg:x="21.205cm" svg:y="11.528cm" svg:viewBox="0 0 118 105" svg:d="M59 0c33 0 59 24 59 53s-26 52-59 52-59-23-59-52 26-53 59-53z">
          <text:p/>
        </draw:path>
        <draw:path draw:style-name="gr116" draw:text-style-name="P79" draw:layer="layout" svg:width="0.117cm" svg:height="0.104cm" svg:x="21.205cm" svg:y="11.528cm" svg:viewBox="0 0 118 105" svg:d="M59 0c33 0 59 24 59 53s-26 52-59 52-59-23-59-52 26-53 59-53z">
          <text:p/>
        </draw:path>
        <draw:path draw:style-name="gr116" draw:text-style-name="P79" draw:layer="layout" svg:width="0.117cm" svg:height="0.104cm" svg:x="21.205cm" svg:y="11.528cm" svg:viewBox="0 0 118 105" svg:d="M59 0c33 0 59 24 59 53s-26 52-59 52-59-23-59-52 26-53 59-53z">
          <text:p/>
        </draw:path>
        <draw:path draw:style-name="gr116" draw:text-style-name="P79" draw:layer="layout" svg:width="0.117cm" svg:height="0.105cm" svg:x="26.597cm" svg:y="2.272cm" svg:viewBox="0 0 118 106" svg:d="M59 0c33 0 59 25 59 54 0 28-26 52-59 52s-59-24-59-52c0-29 26-54 59-54z">
          <text:p/>
        </draw:path>
        <draw:path draw:style-name="gr116" draw:text-style-name="P79" draw:layer="layout" svg:width="0.117cm" svg:height="0.104cm" svg:x="24.676cm" svg:y="1.273cm" svg:viewBox="0 0 118 105" svg:d="M58 0c34 0 60 23 60 53 0 29-26 52-60 52-32 0-58-23-58-52 0-30 26-53 58-53z">
          <text:p/>
        </draw:path>
        <draw:path draw:style-name="gr116" draw:text-style-name="P79" draw:layer="layout" svg:width="0.117cm" svg:height="0.104cm" svg:x="25.751cm" svg:y="1.271cm" svg:viewBox="0 0 118 105" svg:d="M59 0c33 0 59 23 59 53 0 29-26 52-59 52s-59-23-59-52c0-30 26-53 59-53z">
          <text:p/>
        </draw:path>
        <draw:path draw:style-name="gr116" draw:text-style-name="P79" draw:layer="layout" svg:width="0.117cm" svg:height="0.105cm" svg:x="15.514cm" svg:y="3.548cm" svg:viewBox="0 0 118 106" svg:d="M58 0c33 0 60 24 60 53s-27 53-60 53c-32 0-58-24-58-53s26-53 58-53z">
          <text:p/>
        </draw:path>
        <draw:path draw:style-name="gr116" draw:text-style-name="P79" draw:layer="layout" svg:width="0.117cm" svg:height="0.104cm" svg:x="17.445cm" svg:y="2.288cm" svg:viewBox="0 0 118 105" svg:d="M59 0c33 0 59 23 59 52s-26 53-59 53-59-24-59-53 26-52 59-52z">
          <text:p/>
        </draw:path>
        <draw:path draw:style-name="gr116" draw:text-style-name="P79" draw:layer="layout" svg:width="0.117cm" svg:height="0.104cm" svg:x="17.445cm" svg:y="2.288cm" svg:viewBox="0 0 118 105" svg:d="M59 0c33 0 59 23 59 52s-26 53-59 53-59-24-59-53 26-52 59-52z">
          <text:p/>
        </draw:path>
        <draw:path draw:style-name="gr116" draw:text-style-name="P79" draw:layer="layout" svg:width="0.117cm" svg:height="0.104cm" svg:x="17.445cm" svg:y="2.288cm" svg:viewBox="0 0 118 105" svg:d="M59 0c33 0 59 23 59 52s-26 53-59 53-59-24-59-53 26-52 59-52z">
          <text:p/>
        </draw:path>
        <draw:path draw:style-name="gr116" draw:text-style-name="P79" draw:layer="layout" svg:width="0.119cm" svg:height="0.104cm" svg:x="6.15cm" svg:y="10.611cm" svg:viewBox="0 0 120 105" svg:d="M59 0c34 0 61 23 61 52s-27 53-61 53c-33 0-59-24-59-53s26-52 59-52z">
          <text:p/>
        </draw:path>
        <draw:path draw:style-name="gr116" draw:text-style-name="P79" draw:layer="layout" svg:width="0.117cm" svg:height="0.104cm" svg:x="9.622cm" svg:y="11.551cm" svg:viewBox="0 0 118 105" svg:d="M60 0c32 0 58 24 58 53 0 28-26 52-58 52-33 0-60-24-60-52 0-29 27-53 60-53z">
          <text:p/>
        </draw:path>
        <draw:path draw:style-name="gr116" draw:text-style-name="P79" draw:layer="layout" svg:width="0.117cm" svg:height="0.104cm" svg:x="9.614cm" svg:y="12.332cm" svg:viewBox="0 0 118 105" svg:d="M59 0c33 0 59 23 59 54 0 28-26 51-59 51-32 0-59-23-59-51 0-31 27-54 59-54z">
          <text:p/>
        </draw:path>
        <draw:path draw:style-name="gr116" draw:text-style-name="P79" draw:layer="layout" svg:width="0.117cm" svg:height="0.104cm" svg:x="11.642cm" svg:y="10.649cm" svg:viewBox="0 0 118 105" svg:d="M58 0c33 0 60 23 60 53 0 29-27 52-60 52-32 0-58-23-58-52 0-30 26-53 58-53z">
          <text:p/>
        </draw:path>
        <draw:path draw:style-name="gr116" draw:text-style-name="P79" draw:layer="layout" svg:width="0.117cm" svg:height="0.105cm" svg:x="11.642cm" svg:y="9.883cm" svg:viewBox="0 0 118 106" svg:d="M58 0c33 0 60 24 60 53 0 28-27 53-60 53-32 0-58-25-58-53 0-29 26-53 58-53z">
          <text:p/>
        </draw:path>
        <draw:path draw:style-name="gr116" draw:text-style-name="P79" draw:layer="layout" svg:width="0.117cm" svg:height="0.104cm" svg:x="11.642cm" svg:y="9.099cm" svg:viewBox="0 0 118 105" svg:d="M58 0c33 0 60 23 60 54 0 28-27 51-60 51-32 0-58-23-58-51 0-31 26-54 58-54z">
          <text:p/>
        </draw:path>
        <draw:path draw:style-name="gr116" draw:text-style-name="P79" draw:layer="layout" svg:width="0.117cm" svg:height="0.104cm" svg:x="5.755cm" svg:y="3.521cm" svg:viewBox="0 0 118 105" svg:d="M58 0c33 0 60 25 60 54 0 28-27 51-60 51-32 0-58-23-58-51 0-29 26-54 58-54z">
          <text:p/>
        </draw:path>
        <draw:path draw:style-name="gr116" draw:text-style-name="P79" draw:layer="layout" svg:width="0.117cm" svg:height="0.104cm" svg:x="5.764cm" svg:y="2.322cm" svg:viewBox="0 0 118 105" svg:d="M58 0c33 0 60 23 60 52 0 30-27 53-60 53-32 0-58-23-58-53 0-29 26-52 58-52z">
          <text:p/>
        </draw:path>
        <draw:path draw:style-name="gr116" draw:text-style-name="P79" draw:layer="layout" svg:width="0.119cm" svg:height="0.104cm" svg:x="7.923cm" svg:y="3.548cm" svg:viewBox="0 0 120 105" svg:d="M59 0c34 0 61 23 61 53 0 29-27 52-61 52-33 0-59-23-59-52 0-30 26-53 59-53z">
          <text:p/>
        </draw:path>
        <draw:path draw:style-name="gr116" draw:text-style-name="P79" draw:layer="layout" svg:width="0.119cm" svg:height="0.104cm" svg:x="5.092cm" svg:y="2.711cm" svg:viewBox="0 0 120 105" svg:d="M59 0c34 0 61 23 61 53 0 28-27 52-61 52-33 0-59-24-59-52 0-30 26-53 59-53z">
          <text:p/>
        </draw:path>
        <draw:path draw:style-name="gr116" draw:text-style-name="P79" draw:layer="layout" svg:width="0.117cm" svg:height="0.104cm" svg:x="3.009cm" svg:y="2.711cm" svg:viewBox="0 0 118 105" svg:d="M59 0c33 0 59 23 59 53 0 28-26 52-59 52s-59-24-59-52c0-30 26-53 59-53z">
          <text:p/>
        </draw:path>
        <draw:path draw:style-name="gr116" draw:text-style-name="P79" draw:layer="layout" svg:width="0.117cm" svg:height="0.105cm" svg:x="2.811cm" svg:y="1.322cm" svg:viewBox="0 0 118 106" svg:d="M59 0c33 0 59 25 59 54 0 28-26 52-59 52-32 0-59-24-59-52 0-29 27-54 59-54z">
          <text:p/>
        </draw:path>
        <draw:path draw:style-name="gr116" draw:text-style-name="P79" draw:layer="layout" svg:width="0.119cm" svg:height="0.104cm" svg:x="4.889cm" svg:y="1.31cm" svg:viewBox="0 0 120 105" svg:d="M60 0c32 0 60 23 60 54 0 28-28 51-60 51-34 0-60-23-60-51 0-31 26-54 60-54z">
          <text:p/>
        </draw:path>
        <draw:path draw:style-name="gr116" draw:text-style-name="P79" draw:layer="layout" svg:width="0.117cm" svg:height="0.104cm" svg:x="14.629cm" svg:y="2.287cm" svg:viewBox="0 0 118 105" svg:d="M60 0c32 0 58 23 58 52s-26 53-58 53c-34 0-60-24-60-53s26-52 60-52z">
          <text:p/>
        </draw:path>
        <draw:path draw:style-name="gr116" draw:text-style-name="P79" draw:layer="layout" svg:width="0.117cm" svg:height="0.104cm" svg:x="22.659cm" svg:y="1.278cm" svg:viewBox="0 0 118 105" svg:d="M58 0c33 0 60 23 60 53 0 29-27 52-60 52-32 0-58-23-58-52 0-30 26-53 58-53z">
          <text:p/>
        </draw:path>
        <draw:path draw:style-name="gr116" draw:text-style-name="P79" draw:layer="layout" svg:width="0.117cm" svg:height="0.105cm" svg:x="18.51cm" svg:y="3.548cm" svg:viewBox="0 0 118 106" svg:d="M59 0c33 0 59 24 59 53s-26 53-59 53-59-24-59-53 26-53 59-53z">
          <text:p/>
        </draw:path>
        <draw:path draw:style-name="gr116" draw:text-style-name="P79" draw:layer="layout" svg:width="0.117cm" svg:height="0.104cm" svg:x="21.589cm" svg:y="1.258cm" svg:viewBox="0 0 118 105" svg:d="M59 0c33 0 59 23 59 52s-26 53-59 53c-32 0-59-24-59-53s27-52 59-52z">
          <text:p/>
        </draw:path>
        <draw:path draw:style-name="gr116" draw:text-style-name="P79" draw:layer="layout" svg:width="0.117cm" svg:height="0.104cm" svg:x="19.573cm" svg:y="3.546cm" svg:viewBox="0 0 118 105" svg:d="M60 0c32 0 58 23 58 52s-26 53-58 53c-34 0-60-24-60-53s26-52 60-52z">
          <text:p/>
        </draw:path>
        <draw:path draw:style-name="gr116" draw:text-style-name="P79" draw:layer="layout" svg:width="0.117cm" svg:height="0.105cm" svg:x="22.77cm" svg:y="3.548cm" svg:viewBox="0 0 118 106" svg:d="M60 0c32 0 58 24 58 53s-26 53-58 53c-33 0-60-24-60-53s27-53 60-53z">
          <text:p/>
        </draw:path>
        <draw:path draw:style-name="gr116" draw:text-style-name="P79" draw:layer="layout" svg:width="0.117cm" svg:height="0.105cm" svg:x="21.724cm" svg:y="3.548cm" svg:viewBox="0 0 118 106" svg:d="M58 0c33 0 60 24 60 53s-27 53-60 53c-32 0-58-24-58-53s26-53 58-53z">
          <text:p/>
        </draw:path>
        <draw:path draw:style-name="gr116" draw:text-style-name="P79" draw:layer="layout" svg:width="0.117cm" svg:height="0.105cm" svg:x="20.435cm" svg:y="2.228cm" svg:viewBox="0 0 118 106" svg:d="M58 0c33 0 60 24 60 54 0 28-27 52-60 52-32 0-58-24-58-52 0-30 26-54 58-54z">
          <text:p/>
        </draw:path>
        <draw:path draw:style-name="gr116" draw:text-style-name="P79" draw:layer="layout" svg:width="0.117cm" svg:height="0.105cm" svg:x="20.435cm" svg:y="2.228cm" svg:viewBox="0 0 118 106" svg:d="M58 0c33 0 60 24 60 54 0 28-27 52-60 52-32 0-58-24-58-52 0-30 26-54 58-54z">
          <text:p/>
        </draw:path>
        <draw:path draw:style-name="gr116" draw:text-style-name="P79" draw:layer="layout" svg:width="0.117cm" svg:height="0.105cm" svg:x="20.435cm" svg:y="2.228cm" svg:viewBox="0 0 118 106" svg:d="M58 0c33 0 60 24 60 54 0 28-27 52-60 52-32 0-58-24-58-52 0-30 26-54 58-54z">
          <text:p/>
        </draw:path>
        <draw:path draw:style-name="gr116" draw:text-style-name="P79" draw:layer="layout" svg:width="0.119cm" svg:height="0.104cm" svg:x="17.666cm" svg:y="2.292cm" svg:viewBox="0 0 120 105" svg:d="M60 0c33 0 60 23 60 52s-27 53-60 53c-34 0-60-24-60-53s26-52 60-52z">
          <text:p/>
        </draw:path>
        <draw:path draw:style-name="gr116" draw:text-style-name="P79" draw:layer="layout" svg:width="0.119cm" svg:height="0.104cm" svg:x="17.666cm" svg:y="2.292cm" svg:viewBox="0 0 120 105" svg:d="M60 0c33 0 60 23 60 52s-27 53-60 53c-34 0-60-24-60-53s26-52 60-52z">
          <text:p/>
        </draw:path>
        <draw:path draw:style-name="gr116" draw:text-style-name="P79" draw:layer="layout" svg:width="0.117cm" svg:height="0.105cm" svg:x="24.491cm" svg:y="3.548cm" svg:viewBox="0 0 118 106" svg:d="M60 0c32 0 58 24 58 53s-26 53-58 53c-34 0-60-24-60-53s26-53 60-53z">
          <text:p/>
        </draw:path>
        <draw:path draw:style-name="gr116" draw:text-style-name="P79" draw:layer="layout" svg:width="0.119cm" svg:height="0.105cm" svg:x="25.952cm" svg:y="3.548cm" svg:viewBox="0 0 120 106" svg:d="M59 0c32 0 61 24 61 53s-29 53-61 53c-33 0-59-24-59-53s26-53 59-53z">
          <text:p/>
        </draw:path>
        <draw:path draw:style-name="gr116" draw:text-style-name="P79" draw:layer="layout" svg:width="0.117cm" svg:height="0.105cm" svg:x="19.443cm" svg:y="11.524cm" svg:viewBox="0 0 118 106" svg:d="M59 0c33 0 59 24 59 54 0 28-26 52-59 52s-59-24-59-52c0-30 26-54 59-54z">
          <text:p/>
        </draw:path>
        <draw:path draw:style-name="gr116" draw:text-style-name="P79" draw:layer="layout" svg:width="0.117cm" svg:height="0.105cm" svg:x="19.443cm" svg:y="11.524cm" svg:viewBox="0 0 118 106" svg:d="M59 0c33 0 59 24 59 54 0 28-26 52-59 52s-59-24-59-52c0-30 26-54 59-54z">
          <text:p/>
        </draw:path>
        <draw:path draw:style-name="gr116" draw:text-style-name="P79" draw:layer="layout" svg:width="0.117cm" svg:height="0.104cm" svg:x="23.787cm" svg:y="11.483cm" svg:viewBox="0 0 118 105" svg:d="M59 0c33 0 59 23 59 52 0 30-26 53-59 53s-59-23-59-53c0-29 26-52 59-52z">
          <text:p/>
        </draw:path>
        <draw:path draw:style-name="gr116" draw:text-style-name="P79" draw:layer="layout" svg:width="0.117cm" svg:height="0.104cm" svg:x="21.181cm" svg:y="15.191cm" svg:viewBox="0 0 118 105" svg:d="M58 0c34 0 60 25 60 54 0 28-26 51-60 51-32 0-58-23-58-51 0-29 26-54 58-54z">
          <text:p/>
        </draw:path>
        <draw:path draw:style-name="gr116" draw:text-style-name="P79" draw:layer="layout" svg:width="0.117cm" svg:height="0.105cm" svg:x="22.343cm" svg:y="15.189cm" svg:viewBox="0 0 118 106" svg:d="M59 0c33 0 59 25 59 54 0 28-26 52-59 52s-59-24-59-52c0-29 26-54 59-54z">
          <text:p/>
        </draw:path>
        <draw:path draw:style-name="gr116" draw:text-style-name="P79" draw:layer="layout" svg:width="0.117cm" svg:height="0.105cm" svg:x="22.343cm" svg:y="15.189cm" svg:viewBox="0 0 118 106" svg:d="M59 0c33 0 59 25 59 54 0 28-26 52-59 52s-59-24-59-52c0-29 26-54 59-54z">
          <text:p/>
        </draw:path>
        <draw:path draw:style-name="gr116" draw:text-style-name="P79" draw:layer="layout" svg:width="0.117cm" svg:height="0.104cm" svg:x="19.443cm" svg:y="9.405cm" svg:viewBox="0 0 118 105" svg:d="M59 0c33 0 59 23 59 53 0 29-26 52-59 52s-59-23-59-52c0-30 26-53 59-53z">
          <text:p/>
        </draw:path>
        <draw:path draw:style-name="gr116" draw:text-style-name="P79" draw:layer="layout" svg:width="0.117cm" svg:height="0.104cm" svg:x="19.443cm" svg:y="9.405cm" svg:viewBox="0 0 118 105" svg:d="M59 0c33 0 59 23 59 53 0 29-26 52-59 52s-59-23-59-52c0-30 26-53 59-53z">
          <text:p/>
        </draw:path>
        <draw:path draw:style-name="gr116" draw:text-style-name="P79" draw:layer="layout" svg:width="0.117cm" svg:height="0.104cm" svg:x="19.443cm" svg:y="10.282cm" svg:viewBox="0 0 118 105" svg:d="M59 0c33 0 59 24 59 54 0 28-26 51-59 51s-59-23-59-51c0-30 26-54 59-54z">
          <text:p/>
        </draw:path>
        <draw:path draw:style-name="gr116" draw:text-style-name="P79" draw:layer="layout" svg:width="0.117cm" svg:height="0.104cm" svg:x="19.443cm" svg:y="10.282cm" svg:viewBox="0 0 118 105" svg:d="M59 0c33 0 59 24 59 54 0 28-26 51-59 51s-59-23-59-51c0-30 26-54 59-54z">
          <text:p/>
        </draw:path>
        <draw:path draw:style-name="gr116" draw:text-style-name="P79" draw:layer="layout" svg:width="0.117cm" svg:height="0.104cm" svg:x="21.205cm" svg:y="10.282cm" svg:viewBox="0 0 118 105" svg:d="M59 0c33 0 59 24 59 54 0 28-26 51-59 51s-59-23-59-51c0-30 26-54 59-54z">
          <text:p/>
        </draw:path>
        <draw:path draw:style-name="gr116" draw:text-style-name="P79" draw:layer="layout" svg:width="0.119cm" svg:height="0.104cm" svg:x="21.774cm" svg:y="9.117cm" svg:viewBox="0 0 120 105" svg:d="M60 0c33 0 60 23 60 53 0 28-27 52-60 52s-60-24-60-52c0-30 27-53 60-53z">
          <text:p/>
        </draw:path>
        <draw:path draw:style-name="gr116" draw:text-style-name="P79" draw:layer="layout" svg:width="0.117cm" svg:height="0.104cm" svg:x="22.351cm" svg:y="10.276cm" svg:viewBox="0 0 118 105" svg:d="M58 0c34 0 60 24 60 53s-26 52-60 52c-32 0-58-23-58-52s26-53 58-53z">
          <text:p/>
        </draw:path>
        <draw:path draw:style-name="gr116" draw:text-style-name="P79" draw:layer="layout" svg:width="0.117cm" svg:height="0.104cm" svg:x="23.794cm" svg:y="10.276cm" svg:viewBox="0 0 118 105" svg:d="M59 0c33 0 59 24 59 53s-26 52-59 52-59-23-59-52 26-53 59-53z">
          <text:p/>
        </draw:path>
        <draw:path draw:style-name="gr116" draw:text-style-name="P79" draw:layer="layout" svg:width="0.117cm" svg:height="0.104cm" svg:x="20.328cm" svg:y="9.117cm" svg:viewBox="0 0 118 105" svg:d="M59 0c32 0 59 23 59 53 0 28-27 52-59 52-33 0-59-24-59-52 0-30 26-53 59-53z">
          <text:p/>
        </draw:path>
        <draw:path draw:style-name="gr116" draw:text-style-name="P79" draw:layer="layout" svg:width="0.117cm" svg:height="0.104cm" svg:x="23.096cm" svg:y="9.117cm" svg:viewBox="0 0 118 105" svg:d="M60 0c32 0 58 23 58 53 0 28-26 52-58 52-33 0-60-24-60-52 0-30 27-53 60-53z">
          <text:p/>
        </draw:path>
        <draw:path draw:style-name="gr116" draw:text-style-name="P79" draw:layer="layout" svg:width="0.117cm" svg:height="0.104cm" svg:x="23.096cm" svg:y="9.117cm" svg:viewBox="0 0 118 105" svg:d="M60 0c32 0 58 23 58 53 0 28-26 52-58 52-33 0-60-24-60-52 0-30 27-53 60-53z">
          <text:p/>
        </draw:path>
        <draw:path draw:style-name="gr116" draw:text-style-name="P79" draw:layer="layout" svg:width="0.119cm" svg:height="0.105cm" svg:x="23.772cm" svg:y="15.241cm" svg:viewBox="0 0 120 106" svg:d="M60 0c32 0 60 24 60 53s-28 53-60 53c-34 0-60-24-60-53s26-53 60-53z">
          <text:p/>
        </draw:path>
        <draw:path draw:style-name="gr116" draw:text-style-name="P79" draw:layer="layout" svg:width="0.117cm" svg:height="0.104cm" svg:x="21.181cm" svg:y="12.579cm" svg:viewBox="0 0 118 105" svg:d="M58 0c34 0 60 24 60 53 0 28-26 52-60 52-32 0-58-24-58-52 0-29 26-53 58-53z">
          <text:p/>
        </draw:path>
        <draw:path draw:style-name="gr116" draw:text-style-name="P79" draw:layer="layout" svg:width="0.117cm" svg:height="0.104cm" svg:x="22.355cm" svg:y="12.598cm" svg:viewBox="0 0 118 105" svg:d="M59 0c33 0 59 23 59 53 0 28-26 52-59 52s-59-24-59-52c0-30 26-53 59-53z">
          <text:p/>
        </draw:path>
        <draw:path draw:style-name="gr116" draw:text-style-name="P79" draw:layer="layout" svg:width="0.119cm" svg:height="0.104cm" svg:x="23.756cm" svg:y="12.616cm" svg:viewBox="0 0 120 105" svg:d="M59 0c34 0 61 23 61 53 0 29-27 52-61 52-33 0-59-23-59-52 0-30 26-53 59-53z">
          <text:p/>
        </draw:path>
        <draw:path draw:style-name="gr116" draw:text-style-name="P79" draw:layer="layout" svg:width="0.117cm" svg:height="0.104cm" svg:x="20.455cm" svg:y="11.823cm" svg:viewBox="0 0 118 105" svg:d="M59 0c33 0 59 23 59 53 0 29-26 52-59 52s-59-23-59-52c0-30 26-53 59-53z">
          <text:p/>
        </draw:path>
        <draw:path draw:style-name="gr116" draw:text-style-name="P79" draw:layer="layout" svg:width="0.117cm" svg:height="0.104cm" svg:x="21.785cm" svg:y="11.823cm" svg:viewBox="0 0 118 105" svg:d="M60 0c32 0 58 23 58 53 0 29-26 52-58 52-34 0-60-23-60-52 0-30 26-53 60-53z">
          <text:p/>
        </draw:path>
        <draw:path draw:style-name="gr116" draw:text-style-name="P79" draw:layer="layout" svg:width="0.117cm" svg:height="0.104cm" svg:x="21.785cm" svg:y="11.823cm" svg:viewBox="0 0 118 105" svg:d="M60 0c32 0 58 23 58 53 0 29-26 52-58 52-34 0-60-23-60-52 0-30 26-53 60-53z">
          <text:p/>
        </draw:path>
        <draw:path draw:style-name="gr116" draw:text-style-name="P79" draw:layer="layout" svg:width="0.117cm" svg:height="0.104cm" svg:x="23.003cm" svg:y="11.823cm" svg:viewBox="0 0 118 105" svg:d="M60 0c32 0 58 23 58 53 0 29-26 52-58 52-33 0-60-23-60-52 0-30 27-53 60-53z">
          <text:p/>
        </draw:path>
        <draw:path draw:style-name="gr116" draw:text-style-name="P79" draw:layer="layout" svg:width="0.117cm" svg:height="0.105cm" svg:x="19.675cm" svg:y="13.635cm" svg:viewBox="0 0 118 106" svg:d="M59 0c33 0 59 24 59 53 0 28-26 53-59 53s-59-25-59-53c0-29 26-53 59-53z">
          <text:p/>
        </draw:path>
        <draw:path draw:style-name="gr116" draw:text-style-name="P79" draw:layer="layout" svg:width="0.117cm" svg:height="0.104cm" svg:x="19.675cm" svg:y="14.747cm" svg:viewBox="0 0 118 105" svg:d="M59 0c33 0 59 23 59 53 0 29-26 52-59 52s-59-23-59-52c0-30 26-53 59-53z">
          <text:p/>
        </draw:path>
        <draw:path draw:style-name="gr116" draw:text-style-name="P79" draw:layer="layout" svg:width="0.117cm" svg:height="0.104cm" svg:x="21.181cm" svg:y="13.6cm" svg:viewBox="0 0 118 105" svg:d="M58 0c34 0 60 23 60 54 0 28-26 51-60 51-32 0-58-23-58-51 0-31 26-54 58-54z">
          <text:p/>
        </draw:path>
        <draw:path draw:style-name="gr116" draw:text-style-name="P79" draw:layer="layout" svg:width="0.117cm" svg:height="0.105cm" svg:x="22.355cm" svg:y="13.592cm" svg:viewBox="0 0 118 106" svg:d="M59 0c33 0 59 24 59 54 0 28-26 52-59 52s-59-24-59-52c0-30 26-54 59-54z">
          <text:p/>
        </draw:path>
        <draw:path draw:style-name="gr116" draw:text-style-name="P79" draw:layer="layout" svg:width="0.117cm" svg:height="0.104cm" svg:x="19.675cm" svg:y="12.444cm" svg:viewBox="0 0 118 105" svg:d="M59 0c33 0 59 23 59 53 0 29-26 52-59 52s-59-23-59-52c0-30 26-53 59-53z">
          <text:p/>
        </draw:path>
        <draw:path draw:style-name="gr116" draw:text-style-name="P79" draw:layer="layout" svg:width="0.119cm" svg:height="0.104cm" svg:x="23.772cm" svg:y="13.654cm" svg:viewBox="0 0 120 105" svg:d="M60 0c32 0 60 23 60 52 0 28-28 53-60 53-34 0-60-25-60-53 0-29 26-52 60-52z">
          <text:p/>
        </draw:path>
        <draw:path draw:style-name="gr116" draw:text-style-name="P79" draw:layer="layout" svg:width="0.116cm" svg:height="0.104cm" svg:x="18.098cm" svg:y="12.3cm" svg:viewBox="0 0 117 105" svg:d="M59 0c32 0 58 23 58 53 0 28-26 52-58 52-33 0-59-24-59-52 0-30 26-53 59-53z">
          <text:p/>
        </draw:path>
        <draw:path draw:style-name="gr116" draw:text-style-name="P79" draw:layer="layout" svg:width="0.117cm" svg:height="0.104cm" svg:x="15.829cm" svg:y="12.262cm" svg:viewBox="0 0 118 105" svg:d="M59 0c33 0 59 24 59 53 0 28-26 52-59 52-32 0-59-24-59-52 0-29 27-53 59-53z">
          <text:p/>
        </draw:path>
        <draw:path draw:style-name="gr116" draw:text-style-name="P79" draw:layer="layout" svg:width="0.117cm" svg:height="0.104cm" svg:x="16.897cm" svg:y="11.823cm" svg:viewBox="0 0 118 105" svg:d="M59 0c32 0 59 23 59 53 0 29-27 52-59 52-33 0-59-23-59-52 0-30 26-53 59-53z">
          <text:p/>
        </draw:path>
        <draw:path draw:style-name="gr116" draw:text-style-name="P79" draw:layer="layout" svg:width="0.117cm" svg:height="0.104cm" svg:x="15.833cm" svg:y="13.444cm" svg:viewBox="0 0 118 105" svg:d="M59 0c32 0 59 23 59 52s-27 53-59 53c-33 0-59-24-59-53s26-52 59-52z">
          <text:p/>
        </draw:path>
        <draw:path draw:style-name="gr116" draw:text-style-name="P79" draw:layer="layout" svg:width="0.116cm" svg:height="0.104cm" svg:x="18.098cm" svg:y="13.379cm" svg:viewBox="0 0 117 105" svg:d="M59 0c32 0 58 23 58 53 0 29-26 52-58 52-33 0-59-23-59-52 0-30 26-53 59-53z">
          <text:p/>
        </draw:path>
        <draw:path draw:style-name="gr116" draw:text-style-name="P79" draw:layer="layout" svg:width="0.117cm" svg:height="0.104cm" svg:x="15.817cm" svg:y="14.04cm" svg:viewBox="0 0 118 105" svg:d="M59 0c33 0 59 24 59 53s-26 52-59 52c-32 0-59-23-59-52s27-53 59-53z">
          <text:p/>
        </draw:path>
        <draw:path draw:style-name="gr116" draw:text-style-name="P79" draw:layer="layout" svg:width="0.117cm" svg:height="0.104cm" svg:x="15.996cm" svg:y="15.349cm" svg:viewBox="0 0 118 105" svg:d="M58 0c34 0 60 23 60 53 0 29-26 52-60 52-32 0-58-23-58-52 0-30 26-53 58-53z">
          <text:p/>
        </draw:path>
        <draw:path draw:style-name="gr116" draw:text-style-name="P79" draw:layer="layout" svg:width="0.116cm" svg:height="0.104cm" svg:x="17.154cm" svg:y="15.352cm" svg:viewBox="0 0 117 105" svg:d="M58 0c33 0 59 23 59 52s-26 53-59 53-58-24-58-53 25-52 58-52z">
          <text:p/>
        </draw:path>
        <draw:path draw:style-name="gr116" draw:text-style-name="P79" draw:layer="layout" svg:width="0.116cm" svg:height="0.104cm" svg:x="17.07cm" svg:y="13.637cm" svg:viewBox="0 0 117 105" svg:d="M59 0c32 0 58 23 58 52s-26 53-58 53c-33 0-59-24-59-53s26-52 59-52z">
          <text:p/>
        </draw:path>
        <draw:path draw:style-name="gr116" draw:text-style-name="P79" draw:layer="layout" svg:width="0.117cm" svg:height="0.104cm" svg:x="18.083cm" svg:y="14.634cm" svg:viewBox="0 0 118 105" svg:d="M59 0c33 0 59 23 59 53 0 29-26 52-59 52s-59-23-59-52c0-30 26-53 59-53z">
          <text:p/>
        </draw:path>
        <draw:frame draw:style-name="gr84" draw:text-style-name="P66" draw:layer="layout" svg:width="0.429cm" svg:height="0.131cm" draw:transform="rotate (-0.0139626340159549) translate (10.478cm 8.48cm)">
          <draw:text-box>
            <text:p text:style-name="P65"><text:span text:style-name="T31">33b-34b</text:span></text:p>
          </draw:text-box>
        </draw:frame>
        <draw:frame draw:style-name="gr117" draw:text-style-name="P82" draw:layer="layout" svg:width="4.762cm" svg:height="8.271cm" svg:x="1.586cm" svg:y="13.06cm">
          <draw:text-box>
            <text:p text:style-name="P80"><text:span text:style-name="T40">LEGENDA</text:span></text:p>
            <text:p text:style-name="P80"><text:span text:style-name="T41"/></text:p>
            <text:p text:style-name="P80"><text:span text:style-name="T41"/></text:p>
            <text:p text:style-name="P80"><text:span text:style-name="T41">A1 - sala komputerowa</text:span></text:p>
            <text:p text:style-name="P81"><text:span text:style-name="T42">B1 - duża sala szkoleniowa</text:span></text:p>
            <text:p text:style-name="P81"><text:span text:style-name="T43">B2- mniejsza sala szkoleniowa</text:span></text:p>
            <text:p text:style-name="P81"><text:span text:style-name="T44">C1 - sala konferencyjna</text:span></text:p>
            <text:p text:style-name="P81"><text:span text:style-name="T45"/></text:p>
            <text:p text:style-name="P81"><text:span text:style-name="T45">M. - magazyn</text:span></text:p>
            <text:p text:style-name="P81"><text:span text:style-name="T45">S – serwerownia</text:span></text:p>
            <text:p text:style-name="P81"><text:span text:style-name="T45">K1 – księgowość</text:span></text:p>
            <text:p text:style-name="P81"><text:span text:style-name="T45">K2 – kadry</text:span></text:p>
            <text:p text:style-name="P81"><text:span text:style-name="T45">K3 – SEKRETARIAT</text:span></text:p>
            <text:p text:style-name="P81"><text:span text:style-name="T45">JD 1,2 - Jadalnia (Kuchnia) </text:span></text:p>
            <text:p text:style-name="P81"><text:span text:style-name="T45">WC-D 1,2.. - toaleta damska</text:span></text:p>
            <text:p text:style-name="P81"><text:span text:style-name="T45">WC-M1,2.. - toaleta męska</text:span><text:span text:style-name="T46"> </text:span></text:p>
            <text:p text:style-name="P81"><text:span text:style-name="T46"/></text:p>
            <text:p text:style-name="P81"><text:span text:style-name="T47"><text:s text:c="2"/></text:span></text:p>
            <text:p text:style-name="P81"><text:span text:style-name="T48"/></text:p>
          </draw:text-box>
        </draw:frame>
        <draw:frame draw:style-name="gr118" draw:text-style-name="P85" draw:layer="layout" svg:width="5.715cm" svg:height="5.398cm" svg:x="7.301cm" svg:y="13.943cm">
          <draw:text-box>
            <text:p text:style-name="P83"><text:span text:style-name="T49">1f-3f, 4f-6f... - żelowane kable zewnętrzne F/UTP</text:span></text:p>
            <text:p text:style-name="P84"><text:span text:style-name="T49">AP - acces point</text:span></text:p>
            <text:p text:style-name="P84"><text:span text:style-name="T49">PR – rzutnik</text:span></text:p>
            <text:p text:style-name="P84"><text:span text:style-name="T50"><text:s/></text:span><text:span text:style-name="T51">70R</text:span><text:span text:style-name="T50"> </text:span><text:span text:style-name="T49"><text:s text:c="3"/>- podwójnego gniazda RJ-45</text:span></text:p>
            <text:p text:style-name="P84"><text:span text:style-name="T49"/></text:p>
            <text:p text:style-name="P84"><text:span text:style-name="T52"><text:s text:c="2"/></text:span><text:span text:style-name="T53">M</text:span><text:span text:style-name="T52"> </text:span><text:span text:style-name="T54"><text:s/></text:span><text:span text:style-name="T49"><text:s text:c="2"/>- MDF</text:span></text:p>
            <text:p text:style-name="P84"><text:span text:style-name="T49"/></text:p>
            <text:p text:style-name="P84"><text:span text:style-name="T54"><text:s text:c="2"/></text:span><text:span text:style-name="T55"><text:s/></text:span><text:span text:style-name="T55">2 </text:span><text:span text:style-name="T54"><text:s/></text:span><text:span text:style-name="T49"><text:s text:c="3"/>- IDF</text:span></text:p>
          </draw:text-box>
        </draw:frame>
        <draw:frame draw:style-name="gr119" draw:text-style-name="P87" draw:layer="layout" svg:width="0.635cm" svg:height="0.317cm" svg:x="4.443cm" svg:y="2.195cm">
          <draw:text-box>
            <text:p text:style-name="P86"><text:span text:style-name="T56"><text:s text:c="2"/></text:span><text:span text:style-name="T56">M</text:span></text:p>
          </draw:text-box>
        </draw:frame>
        <draw:custom-shape draw:style-name="gr120" draw:text-style-name="P88" draw:layer="layout" svg:width="11.748cm" svg:height="6.985cm" svg:x="1.268cm" svg:y="12.99cm">
          <text:p/>
          <draw:enhanced-geometry svg:viewBox="0 0 21600 21600" draw:type="rectangle" draw:enhanced-path="M 0 0 L 21600 0 21600 21600 0 21600 0 0 Z N"/>
        </draw:custom-shape>
        <draw:frame draw:style-name="gr121" draw:text-style-name="P90" draw:layer="layout" svg:width="12.384cm" svg:height="1.263cm" svg:x="15.238cm" svg:y="16.8cm">
          <draw:text-box>
            <text:p text:style-name="P89"><text:span text:style-name="T57">PROJEKT OKABLOWANIA SIECIOWEGO</text:span></text:p>
            <text:p text:style-name="P89"><text:span text:style-name="T58">Wykonanie: Jakub Achtelik, Oliwier Budni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MT Black" svg:font-family="'Arial MT Black'" style:font-pitch="variable"/>
    <style:font-face style:name="Arial1" svg:font-family="Arial"/>
    <style:font-face style:name="BernardMT-Condensed" svg:font-family="BernardMT-Condensed" style:font-pitch="variable"/>
    <style:font-face style:name="BernardMT-Condensed1" svg:font-family="BernardMT-Condens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668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26T18:44:28.960046749</dc:date>
    <meta:editing-duration>PT50M27S</meta:editing-duration>
    <meta:editing-cycles>8</meta:editing-cycles>
    <meta:generator>LibreOffice/7.3.7.2$Linux_X86_64 LibreOffice_project/30$Build-2</meta:generator>
    <meta:document-statistic meta:object-count="612"/>
  </office:meta>
</office:document-meta>
</file>